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00C0000000C424A8468.gif" manifest:media-type="image/gif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Arial" fo:font-size="13pt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style:font-name="Arial"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3pt" fo:letter-spacing="normal" fo:font-style="normal" fo:font-weight="normal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3pt" fo:letter-spacing="normal" fo:font-style="normal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9" style:family="paragraph" style:parent-style-name="Header">
      <style:paragraph-properties fo:text-align="start" style:justify-single-word="false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Arial" fo:font-size="13pt" style:text-underline-style="none" fo:font-weight="bold" style:font-size-asian="13pt" style:font-weight-asian="bold" style:font-size-complex="13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Arial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Arial" fo:font-size="13pt" style:font-size-asian="13pt" style:font-size-complex="13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3pt" fo:font-weight="normal" style:font-size-asian="13pt" style:font-weight-asian="normal" style:font-size-complex="13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Arial" fo:font-size="13pt" fo:font-weight="normal" style:font-size-asian="13pt" style:font-weight-asian="normal" style:font-size-complex="13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Arial" fo:font-size="13pt" fo:font-weight="normal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rial" fo:font-size="24pt" fo:font-weight="bold" style:font-size-asian="21pt" style:font-weight-asian="bold" style:font-size-complex="2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3pt" fo:letter-spacing="normal" fo:font-style="normal" fo:font-weight="bold" style:font-size-asian="13pt" style:font-weight-asian="bold" style:font-size-complex="13pt" style:font-weight-complex="bold"/>
    </style:style>
    <style:style style:name="P20" style:family="paragraph" style:parent-style-name="Standard" style:list-style-name="L5">
      <style:paragraph-properties fo:text-align="start" style:justify-single-word="false"/>
      <style:text-properties fo:font-variant="normal" fo:text-transform="none" fo:color="#000000" style:font-name="Arial" fo:font-size="13pt" fo:letter-spacing="normal" fo:font-style="normal" fo:font-weight="bold" style:font-size-asian="13pt" style:font-weight-asian="bold" style:font-size-complex="13pt" style:font-weight-complex="bold"/>
    </style:style>
    <style:style style:name="P21" style:family="paragraph" style:parent-style-name="Standard" style:list-style-name="L7">
      <style:paragraph-properties fo:text-align="start" style:justify-single-word="false"/>
      <style:text-properties fo:font-variant="normal" fo:text-transform="none" fo:color="#000000" style:font-name="Arial" fo:font-size="13pt" fo:letter-spacing="normal" fo:font-style="normal" fo:font-weight="bold" style:font-size-asian="13pt" style:font-weight-asian="bold" style:font-size-complex="13pt" style:font-weight-complex="bold"/>
    </style:style>
    <style:style style:name="P22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style:font-name="Arial" fo:font-size="13pt" fo:letter-spacing="normal" fo:font-style="normal" fo:font-weight="bold" style:font-size-asian="13pt" style:font-weight-asian="bold" style:font-size-complex="13pt" style:font-weight-complex="bold"/>
    </style:style>
    <style:style style:name="P23" style:family="paragraph" style:parent-style-name="Standard" style:list-style-name="L9">
      <style:paragraph-properties fo:text-align="start" style:justify-single-word="false"/>
      <style:text-properties fo:font-variant="normal" fo:text-transform="none" fo:color="#000000" style:font-name="Arial" fo:font-size="13pt" fo:letter-spacing="normal" fo:font-style="normal" fo:font-weight="bold" style:font-size-asian="13pt" style:font-weight-asian="bold" style:font-size-complex="13pt" style:font-weight-complex="bold"/>
    </style:style>
    <style:style style:name="P24" style:family="paragraph" style:parent-style-name="Standard" style:list-style-name="L10">
      <style:paragraph-properties fo:text-align="start" style:justify-single-word="false"/>
      <style:text-properties fo:font-variant="normal" fo:text-transform="none" fo:color="#000000" style:font-name="Arial" fo:font-size="13pt" fo:letter-spacing="normal" fo:font-style="normal" fo:font-weight="bold" style:font-size-asian="13pt" style:font-weight-asian="bold" style:font-size-complex="13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3pt" fo:letter-spacing="normal" fo:font-style="normal" fo:font-weight="normal" style:font-size-asian="13pt" style:font-weight-asian="normal" style:font-size-complex="13pt" style:font-weight-complex="normal"/>
    </style:style>
    <style:style style:name="P26" style:family="paragraph" style:parent-style-name="Standard" style:list-style-name="L6">
      <style:paragraph-properties fo:text-align="start" style:justify-single-word="false"/>
      <style:text-properties fo:font-variant="normal" fo:text-transform="none" fo:color="#000000" style:font-name="Arial" fo:font-size="13pt" fo:letter-spacing="normal" fo:font-style="normal" fo:font-weight="normal" style:font-size-asian="13pt" style:font-weight-asian="normal" style:font-size-complex="13pt" style:font-weight-complex="normal"/>
    </style:style>
    <style:style style:name="P27" style:family="paragraph" style:parent-style-name="Standard" style:list-style-name="L7">
      <style:paragraph-properties fo:text-align="start" style:justify-single-word="false"/>
      <style:text-properties fo:font-variant="normal" fo:text-transform="none" fo:color="#000000" style:font-name="Arial" fo:font-size="13pt" fo:letter-spacing="normal" fo:font-style="normal" fo:font-weight="normal" style:font-size-asian="13pt" style:font-weight-asian="normal" style:font-size-complex="13pt" style:font-weight-complex="normal"/>
    </style:style>
    <style:style style:name="P28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style:font-name="Arial" fo:font-size="13pt" fo:letter-spacing="normal" fo:font-style="normal" fo:font-weight="normal" style:font-size-asian="13pt" style:font-weight-asian="normal" style:font-size-complex="13pt" style:font-weight-complex="normal"/>
    </style:style>
    <style:style style:name="P29" style:family="paragraph" style:parent-style-name="Standard" style:list-style-name="L10">
      <style:paragraph-properties fo:text-align="start" style:justify-single-word="false"/>
      <style:text-properties fo:font-variant="normal" fo:text-transform="none" fo:color="#000000" style:font-name="Arial" fo:font-size="13pt" fo:letter-spacing="normal" fo:font-style="normal" fo:font-weight="normal" style:font-size-asian="13pt" style:font-weight-asian="normal" style:font-size-complex="13pt" style:font-weight-complex="normal"/>
    </style:style>
    <style:style style:name="P30" style:family="paragraph" style:parent-style-name="Standard" style:list-style-name="L14">
      <style:paragraph-properties fo:text-align="start" style:justify-single-word="false"/>
      <style:text-properties fo:font-variant="normal" fo:text-transform="none" fo:color="#000000" style:font-name="Arial" fo:font-size="13pt" fo:letter-spacing="normal" fo:font-style="normal" fo:font-weight="normal" style:font-size-asian="13pt" style:font-weight-asian="normal" style:font-size-complex="13pt" style:font-weight-complex="normal"/>
    </style:style>
    <style:style style:name="P31" style:family="paragraph" style:parent-style-name="Standard" style:list-style-name="L9">
      <style:paragraph-properties fo:text-align="start" style:justify-single-word="false"/>
      <style:text-properties fo:font-variant="normal" fo:text-transform="none" fo:color="#000000" style:font-name="Arial" fo:font-size="13pt" fo:letter-spacing="normal" fo:font-style="normal" fo:font-weight="normal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5pt" fo:letter-spacing="normal" fo:font-style="normal" fo:font-weight="bold" style:font-size-asian="15pt" style:font-weight-asian="bold" style:font-size-complex="15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variant="normal" fo:text-transform="none" fo:color="#000000" style:font-name="Arial" fo:font-size="15pt" fo:letter-spacing="normal" fo:font-style="normal" fo:font-weight="bold" style:font-size-asian="15pt" style:font-weight-asian="bold" style:font-size-complex="15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5pt" fo:letter-spacing="normal" fo:font-style="normal" fo:font-weight="normal" style:font-size-asian="15pt" style:font-weight-asian="normal" style:font-size-complex="15pt" style:font-weight-complex="normal"/>
    </style:style>
    <style:style style:name="P35" style:family="paragraph" style:parent-style-name="Standard" style:list-style-name="L12">
      <style:paragraph-properties fo:text-align="start" style:justify-single-word="false"/>
      <style:text-properties fo:font-variant="normal" fo:text-transform="none" fo:color="#000000" style:font-name="Arial" fo:font-size="15pt" fo:letter-spacing="normal" fo:font-style="normal" fo:font-weight="normal" style:font-size-asian="15pt" style:font-weight-asian="normal" style:font-size-complex="15pt" style:font-weight-complex="normal"/>
    </style:style>
    <style:style style:name="P36" style:family="paragraph" style:parent-style-name="Standard" style:list-style-name="L13">
      <style:paragraph-properties fo:text-align="start" style:justify-single-word="false"/>
      <style:text-properties fo:font-variant="normal" fo:text-transform="none" fo:color="#000000" style:font-name="Arial" fo:font-size="15pt" fo:letter-spacing="normal" fo:font-style="normal" fo:font-weight="normal" style:font-size-asian="15pt" style:font-weight-asian="normal" style:font-size-complex="15pt" style:font-weight-complex="normal"/>
    </style:style>
    <style:style style:name="P37" style:family="paragraph" style:parent-style-name="Standard" style:list-style-name="L15">
      <style:paragraph-properties fo:text-align="start" style:justify-single-word="false"/>
      <style:text-properties fo:font-variant="normal" fo:text-transform="none" fo:color="#000000" style:font-name="Arial" fo:font-size="15pt" fo:letter-spacing="normal" fo:font-style="normal" fo:font-weight="normal" style:font-size-asian="15pt" style:font-weight-asian="normal" style:font-size-complex="15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variant="normal" fo:text-transform="none" fo:color="#000000" style:font-name="Arial" fo:font-size="15pt" fo:letter-spacing="normal" fo:font-style="normal" fo:font-weight="normal" style:font-size-asian="15pt" style:font-weight-asian="normal" style:font-size-complex="15pt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variant="normal" fo:text-transform="none" fo:color="#000000" style:font-name="Arial" fo:font-size="24pt" fo:letter-spacing="normal" fo:font-style="normal" fo:font-weight="bold" style:font-size-asian="24pt" style:font-weight-asian="bold" style:font-size-complex="24pt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variant="normal" fo:text-transform="none" fo:color="#000000" style:font-name="Arial" fo:font-size="24pt" fo:letter-spacing="normal" fo:font-style="normal" fo:font-weight="bold" style:font-size-asian="21pt" style:font-weight-asian="bold" style:font-size-complex="24pt" style:font-weight-complex="bold"/>
    </style:style>
    <style:style style:name="P41" style:family="paragraph" style:parent-style-name="Standard" style:list-style-name="L11">
      <style:paragraph-properties fo:text-align="start" style:justify-single-word="false"/>
      <style:text-properties fo:font-weight="normal" style:font-weight-asian="normal" style:font-weight-complex="normal"/>
    </style:style>
    <style:style style:name="P42" style:family="paragraph" style:parent-style-name="Standard" style:list-style-name="L16">
      <style:paragraph-properties fo:text-align="start" style:justify-single-word="false"/>
      <style:text-properties fo:font-weight="normal" style:font-weight-asian="normal" style:font-weight-complex="normal"/>
    </style:style>
    <style:style style:name="P43" style:family="paragraph" style:parent-style-name="Standard">
      <style:paragraph-properties fo:text-align="center" style:justify-single-word="false" fo:break-before="page"/>
      <style:text-properties style:font-name="Arial" fo:font-size="15pt" fo:font-weight="bold" style:font-size-asian="15pt" style:font-weight-asian="bold" style:font-size-complex="15pt" style:font-weight-complex="bold"/>
    </style:style>
    <style:style style:name="P44" style:family="paragraph" style:parent-style-name="Standard">
      <style:paragraph-properties fo:text-align="center" style:justify-single-word="false" fo:break-before="page"/>
    </style:style>
    <style:style style:name="P45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font-name="Arial" fo:font-size="15pt" fo:letter-spacing="normal" fo:font-style="normal" fo:font-weight="bold" style:font-size-asian="15pt" style:font-weight-asian="bold" style:font-size-complex="15pt" style:font-weight-complex="bold"/>
    </style:style>
    <style:style style:name="P46" style:family="paragraph" style:parent-style-name="Standard">
      <style:paragraph-properties fo:text-align="start" style:justify-single-word="false" fo:break-before="page"/>
      <style:text-properties fo:font-variant="normal" fo:text-transform="none" fo:color="#000000" style:font-name="Arial" fo:font-size="15pt" fo:letter-spacing="normal" fo:font-style="normal" fo:font-weight="bold" style:font-size-asian="15pt" style:font-weight-asian="bold" style:font-size-complex="15pt" style:font-weight-complex="bold"/>
    </style:style>
    <style:style style:name="P47" style:family="paragraph" style:parent-style-name="Standard">
      <style:paragraph-properties fo:text-align="start" style:justify-single-word="false" fo:break-before="page"/>
      <style:text-properties fo:font-variant="normal" fo:text-transform="none" fo:color="#000000" style:font-name="Arial" fo:font-size="15pt" fo:letter-spacing="normal" fo:font-style="normal" fo:font-weight="normal" style:font-size-asian="15pt" style:font-weight-asian="normal" style:font-size-complex="15pt" style:font-weight-complex="normal"/>
    </style:style>
    <style:style style:name="P48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font-name="Arial" fo:font-size="15pt" fo:letter-spacing="normal" fo:font-style="normal" fo:font-weight="normal" style:font-size-asian="15pt" style:font-weight-asian="normal" style:font-size-complex="15pt" style:font-weight-complex="normal"/>
    </style:style>
    <style:style style:name="P49" style:family="paragraph" style:parent-style-name="Footer">
      <style:paragraph-properties fo:text-align="center" style:justify-single-word="false"/>
    </style:style>
    <style:style style:name="P50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fo:letter-spacing="normal" fo:font-style="italic" fo:font-weight="normal" style:font-weight-asian="bold" style:font-weight-complex="bold"/>
    </style:style>
    <style:style style:name="T3" style:family="text">
      <style:text-properties fo:font-variant="normal" fo:text-transform="none" fo:color="#000000" fo:letter-spacing="normal" fo:font-style="italic" fo:font-weight="normal" style:font-weight-asian="normal" style:font-weight-complex="normal"/>
    </style:style>
    <style:style style:name="T4" style:family="text">
      <style:text-properties fo:font-variant="normal" fo:text-transform="none" fo:color="#000000" fo:letter-spacing="normal" fo:font-style="normal"/>
    </style:style>
    <style:style style:name="T5" style:family="text">
      <style:text-properties fo:font-variant="normal" fo:text-transform="none" fo:color="#000000" fo:letter-spacing="normal" fo:font-style="normal" fo:font-weight="normal" style:font-weight-asian="bold" style:font-weight-complex="bold"/>
    </style:style>
    <style:style style:name="T6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color="#000000" fo:letter-spacing="normal" fo:font-style="normal" style:text-underline-style="solid" style:text-underline-width="auto" style:text-underline-color="font-color"/>
    </style:style>
    <style:style style:name="T9" style:family="text">
      <style:text-properties fo:font-variant="normal" fo:text-transform="none" fo:color="#000000" style:font-name="Arial" fo:font-size="15pt" fo:letter-spacing="normal" fo:font-style="normal" fo:font-weight="bold" style:font-size-asian="15pt" style:font-weight-asian="bold" style:font-size-complex="15pt" style:font-weight-complex="bold"/>
    </style:style>
    <style:style style:name="T10" style:family="text">
      <style:text-properties fo:font-variant="normal" fo:text-transform="none" fo:color="#000000" style:font-name="Arial" fo:font-size="15pt" fo:letter-spacing="normal" fo:font-style="normal" style:font-size-asian="15pt" style:font-size-complex="15pt"/>
    </style:style>
    <style:style style:name="T11" style:family="text">
      <style:text-properties fo:font-variant="normal" fo:text-transform="none" fo:color="#000000" style:font-name="Arial" fo:font-size="15pt" fo:letter-spacing="normal" fo:font-style="normal" fo:font-weight="normal" style:font-size-asian="15pt" style:font-weight-asian="normal" style:font-size-complex="15pt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style:font-name="Arial" fo:font-size="13pt" fo:font-weight="normal" style:font-size-asian="13pt" style:font-weight-asian="normal" style:font-size-complex="13pt" style:font-weight-complex="normal"/>
    </style:style>
    <style:style style:name="T17" style:family="text">
      <style:text-properties style:font-name="Arial" fo:font-size="13pt" style:text-underline-style="none" fo:font-weight="bold" style:font-size-asian="13pt" style:font-weight-asian="bold" style:font-size-complex="13pt" style:font-weight-complex="bold"/>
    </style:style>
    <style:style style:name="T18" style:family="text">
      <style:text-properties style:font-name="Arial" fo:font-size="13pt" style:text-underline-style="none" fo:font-weight="normal" style:font-size-asian="13pt" style:font-weight-asian="normal" style:font-size-complex="13pt" style:font-weight-complex="normal"/>
    </style:style>
    <style:style style:name="T19" style:family="text">
      <style:text-properties style:font-name="Arial" fo:font-size="13pt" style:font-size-asian="13pt" style:font-size-complex="13pt"/>
    </style:style>
    <style:style style:name="T20" style:family="text">
      <style:text-properties style:font-name="Arial" fo:font-size="13pt" fo:font-weight="bold" style:font-size-asian="13pt" style:font-weight-asian="bold" style:font-size-complex="13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image text:level="2" xlink:href="Pictures/100002000000000C0000000C424A8468.gif" xlink:type="simple" xlink:show="embed" xlink:actuate="onLoad">
        <style:list-level-properties text:list-level-position-and-space-mode="label-alignment" style:vertical-pos="middle" style:vertical-rel="line" fo:width="0.1252in" fo:height="0.1252in">
          <style:list-level-label-alignment text:label-followed-by="listtab" text:list-tab-stop-position="0.75in" fo:text-indent="-0.25in" fo:margin-left="0.75in"/>
        </style:list-level-properties>
      </text:list-level-style-image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image text:level="2" xlink:href="Pictures/100002000000000C0000000C424A8468.gif" xlink:type="simple" xlink:show="embed" xlink:actuate="onLoad">
        <style:list-level-properties text:list-level-position-and-space-mode="label-alignment" style:vertical-pos="middle" style:vertical-rel="line" fo:width="0.1252in" fo:height="0.1252in">
          <style:list-level-label-alignment text:label-followed-by="listtab" text:list-tab-stop-position="0.75in" fo:text-indent="-0.25in" fo:margin-left="0.75in"/>
        </style:list-level-properties>
      </text:list-level-style-image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image text:level="2" xlink:href="Pictures/100002000000000C0000000C424A8468.gif" xlink:type="simple" xlink:show="embed" xlink:actuate="onLoad">
        <style:list-level-properties text:list-level-position-and-space-mode="label-alignment" style:vertical-pos="middle" style:vertical-rel="line" fo:width="0.1252in" fo:height="0.1252in">
          <style:list-level-label-alignment text:label-followed-by="listtab" text:list-tab-stop-position="1in" fo:text-indent="-0.25in" fo:margin-left="1in"/>
        </style:list-level-properties>
      </text:list-level-style-image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image text:level="2" xlink:href="Pictures/100002000000000C0000000C424A8468.gif" xlink:type="simple" xlink:show="embed" xlink:actuate="onLoad">
        <style:list-level-properties text:list-level-position-and-space-mode="label-alignment" style:vertical-pos="middle" style:vertical-rel="line" fo:width="0.1252in" fo:height="0.1252in">
          <style:list-level-label-alignment text:label-followed-by="listtab" text:list-tab-stop-position="1in" fo:text-indent="-0.25in" fo:margin-left="1in"/>
        </style:list-level-properties>
      </text:list-level-style-image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image text:level="2" xlink:href="Pictures/100002000000000C0000000C424A8468.gif" xlink:type="simple" xlink:show="embed" xlink:actuate="onLoad">
        <style:list-level-properties text:list-level-position-and-space-mode="label-alignment" style:vertical-pos="middle" style:vertical-rel="line" fo:width="0.1252in" fo:height="0.1252in">
          <style:list-level-label-alignment text:label-followed-by="listtab" text:list-tab-stop-position="1in" fo:text-indent="-0.25in" fo:margin-left="1in"/>
        </style:list-level-properties>
      </text:list-level-style-image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image text:level="2" xlink:href="Pictures/100002000000000C0000000C424A8468.gif" xlink:type="simple" xlink:show="embed" xlink:actuate="onLoad">
        <style:list-level-properties text:list-level-position-and-space-mode="label-alignment" style:vertical-pos="middle" style:vertical-rel="line" fo:width="0.1252in" fo:height="0.1252in">
          <style:list-level-label-alignment text:label-followed-by="listtab" text:list-tab-stop-position="1in" fo:text-indent="-0.25in" fo:margin-left="1in"/>
        </style:list-level-properties>
      </text:list-level-style-image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image text:level="2" xlink:href="Pictures/100002000000000C0000000C424A8468.gif" xlink:type="simple" xlink:show="embed" xlink:actuate="onLoad">
        <style:list-level-properties text:list-level-position-and-space-mode="label-alignment" style:vertical-pos="middle" style:vertical-rel="line" fo:width="0.1252in" fo:height="0.1252in">
          <style:list-level-label-alignment text:label-followed-by="listtab" text:list-tab-stop-position="1in" fo:text-indent="-0.25in" fo:margin-left="1in"/>
        </style:list-level-properties>
      </text:list-level-style-image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image text:level="1" xlink:href="Pictures/100002000000000C0000000C424A8468.gif" xlink:type="simple" xlink:show="embed" xlink:actuate="onLoad">
        <style:list-level-properties text:list-level-position-and-space-mode="label-alignment" style:vertical-pos="middle" style:vertical-rel="line" fo:width="0.1252in" fo:height="0.1252in">
          <style:list-level-label-alignment text:label-followed-by="listtab" text:list-tab-stop-position="1.0016in" fo:text-indent="-0.25in" fo:margin-left="1.0016in"/>
        </style:list-level-properties>
      </text:list-level-style-image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2516in" fo:text-indent="-0.25in" fo:margin-left="1.2516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016in" fo:text-indent="-0.25in" fo:margin-left="1.501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16in" fo:text-indent="-0.25in" fo:margin-left="1.751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016in" fo:text-indent="-0.25in" fo:margin-left="2.001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16in" fo:text-indent="-0.25in" fo:margin-left="2.251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016in" fo:text-indent="-0.25in" fo:margin-left="2.501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16in" fo:text-indent="-0.25in" fo:margin-left="2.751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016in" fo:text-indent="-0.25in" fo:margin-left="3.001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16in" fo:text-indent="-0.25in" fo:margin-left="3.2516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Team Design</text:p>
      <text:p text:style-name="P43">Design Steps</text:p>
      <text:p text:style-name="P5"/>
      <text:list xml:id="list21208870721" text:style-name="L1">
        <text:list-item>
          <text:p text:style-name="P10">Read in file =&gt;hist.txt<text:line-break/></text:p>
        </text:list-item>
      </text:list>
      <text:p text:style-name="P1"><text:tab/><text:span text:style-name="T20">a.</text:span><text:span text:style-name="T19"> Typical function to read file as string</text:span></text:p>
      <text:p text:style-name="P3"/>
      <text:list xml:id="list754933697" text:continue-numbering="true" text:style-name="L1">
        <text:list-item>
          <text:p text:style-name="P10">Parsing “hist.txt”</text:p>
          <text:p text:style-name="P11"/>
          <text:p text:style-name="P12"><text:span text:style-name="T1">a.</text:span> Remove newlines/spaces</text:p>
          <text:p text:style-name="P14"/>
        </text:list-item>
      </text:list>
      <text:p text:style-name="P3"><text:tab/><text:span text:style-name="T1">b. </text:span>Packets on &lt;SR&gt; </text:p>
      <text:p text:style-name="P3"><text:tab/><text:tab/>This will deliver us a list of each all of the stock tickers in the file in list <text:tab/><text:tab/><text:tab/>form</text:p>
      <text:p text:style-name="P3"/>
      <text:p text:style-name="P3"><text:tab/><text:span text:style-name="T1">c.</text:span> Packets_set <text:s/>&lt;/TK&gt;, &lt;/RT&gt; ….</text:p>
      <text:p text:style-name="P3"><text:tab/><text:tab/>This will provide each of the tags within the list generated by step b.</text:p>
      <text:p text:style-name="P3"/>
      <text:p text:style-name="P3"><text:tab/><text:span text:style-name="T1">d. </text:span>Create tuples on Needed information</text:p>
      <text:p text:style-name="P3"><text:tab/><text:tab/>Pull just the information within the tags &lt;TK&gt;, &lt;CP&gt;, &lt;TD&gt; such data <text:tab/><text:tab/><text:tab/>structure will look as the following:</text:p>
      <text:p text:style-name="P3"/>
      <text:p text:style-name="P3"><text:tab/><text:tab/><text:span text:style-name="T1">((TK,CP,TD),(TK,CP,TD),(TK,CP,TD))</text:span></text:p>
      <text:p text:style-name="P3"><text:tab/><text:tab/>where each tag represents the actual data parsed from the file</text:p>
      <text:p text:style-name="P3"/>
      <text:p text:style-name="P3"><text:tab/><text:tab/>Example: <text:span text:style-name="T1">((GOOG,100,20121211),(AMEX,200,20121130)).......</text:span></text:p>
      <text:p text:style-name="P3"/>
      <text:p text:style-name="P3"><text:s text:c="4"/><text:span text:style-name="T15"><text:s/>3. <text:s/>Build Tree</text:span></text:p>
      <text:p text:style-name="P6"/>
      <text:p text:style-name="P3"><text:tab/><text:span text:style-name="T1">a. </text:span>Use all the data created in 2c to build our tree. This tree will input data keyed <text:tab/>off of <text:tab/>the name of the stock ticker which each node of the tree will have the <text:tab/>following data structure</text:p>
      <text:p text:style-name="P3"/>
      <text:p text:style-name="P3"><text:tab/><text:tab/><text:span text:style-name="T1">(TK, (Subtree TD, CP))</text:span></text:p>
      <text:p text:style-name="P4"/>
      <text:p text:style-name="P3"><text:tab/><text:tab/>Example on AMEX: <text:span text:style-name="T1">(“AMEX” ,((20121031,500),(20121101,501)))</text:span></text:p>
      <text:list xml:id="list583171627" text:style-name="L2">
        <text:list-item>
          <text:list>
            <text:list-item>
              <text:list>
                <text:list-header>
                  <text:p text:style-name="P15"/>
                </text:list-header>
              </text:list>
            </text:list-item>
          </text:list>
        </text:list-item>
      </text:list>
      <text:p text:style-name="P1"><text:span text:style-name="T16"><text:s text:c="4"/></text:span><text:span text:style-name="T18"><text:s/></text:span><text:span text:style-name="T17">4. <text:s text:c="2"/>Read in Request File =&gt;request.txt</text:span></text:p>
      <text:p text:style-name="P1"><text:span text:style-name="T17"><text:line-break/> <text:s text:c="8"/>a. <text:s/></text:span><text:span text:style-name="T16">Parse this file Accordingly return list of lists </text:span></text:p>
      <text:p text:style-name="P3"><text:tab/><text:tab/><text:span text:style-name="T1">((ticker,start_date,end_date),(ticker,start_date,end_date))</text:span></text:p>
      <text:p text:style-name="P4"/>
      <text:p text:style-name="P3"><text:soft-page-break/></text:p>
      <text:p text:style-name="P3"><text:s text:c="2"/><text:span text:style-name="T1"><text:s text:c="3"/></text:span><text:span text:style-name="T15">5. <text:s/>Prune Tree according to list given from request.txt</text:span></text:p>
      <text:p text:style-name="P3"><text:span text:style-name="T15"/></text:p>
      <text:p text:style-name="P4"><text:tab/>a. <text:span text:style-name="T12">This will grab all of the dates between the start and end date.</text:span></text:p>
      <text:p text:style-name="P4"><text:span text:style-name="T12"/></text:p>
      <text:p text:style-name="P4"><text:span text:style-name="T12"><text:tab/></text:span>b. <text:span text:style-name="T12">Increasing on the dates by one to check the tree for the correct information</text:span></text:p>
      <text:p text:style-name="P4"><text:span text:style-name="T12"><text:s text:c="14"/>this is assuming that all days are 31 the function </text:span>check-date <text:span text:style-name="T12">checks whether <text:s/></text:span></text:p>
      <text:p text:style-name="P4"><text:span text:style-name="T12"><text:s text:c="14"/>the date is 31 and if so increase month or year appropriately.</text:span></text:p>
      <text:p text:style-name="P4"><text:span text:style-name="T12"/></text:p>
      <text:p text:style-name="P4"><text:span text:style-name="T12"><text:tab/></text:span>c. <text:span text:style-name="T12">Important note the information for dates that are not read will be input<text:tab/> <text:s text:c="4"/><text:tab/> <text:s text:c="5"/><text:tab/> <text:s text:c="3"/>when the tree is pruned.</text:span></text:p>
      <text:p text:style-name="P4"><text:span text:style-name="T12"><text:tab/></text:span></text:p>
      <text:p text:style-name="P4"/>
      <text:p text:style-name="P4"><text:s text:c="5"/><text:span text:style-name="T14">6. <text:s text:c="2"/></text:span><text:span text:style-name="T13">Calculate Graph Lines</text:span></text:p>
      <text:p text:style-name="P6"/>
      <text:p text:style-name="P2"><text:span text:style-name="T12"><text:tab/></text:span><text:span text:style-name="T1">a. <text:s/></text:span><text:span text:style-name="T3">Graph line 1</text:span><text:span text:style-name="T6">: The first line shows the day-by-day total closing price of the <text:tab/>stocks in the group. If some of the days in the period are missing for a particular <text:tab/>stock,</text:span><text:span text:style-name="T5"><text:tab/>assume that its closing price on that day is the same as it was on the next <text:tab/>previous or <text:tab/>next following day for which a closing price is recorded.</text:span><text:span text:style-name="T1"> </text:span></text:p>
      <text:p text:style-name="P4"/>
      <text:p text:style-name="P2"><text:span text:style-name="T1"><text:tab/>b. </text:span><text:span text:style-name="T2">Graph line 2</text:span><text:span text:style-name="T5">: The second line is the linear least-squares regression line of the <text:tab/>total closing-price figures in Line 1.</text:span></text:p>
      <text:p text:style-name="P7"/>
      <text:p text:style-name="P4"><text:span text:style-name="T4"><text:s text:c="4"/>7. <text:s/></text:span><text:span text:style-name="T8">Output to HTML File</text:span></text:p>
      <text:p text:style-name="P8"/>
      <text:p text:style-name="P2"><text:span text:style-name="T5"><text:s text:c="8"/></text:span><text:span text:style-name="T7">a.</text:span><text:span text:style-name="T5"> Create our output string for the file </text:span></text:p>
      <text:p text:style-name="P7"/>
      <text:p text:style-name="P2"><text:span text:style-name="T5"><text:s text:c="8"/></text:span><text:span text:style-name="T7">b.</text:span><text:span text:style-name="T5"> Write the string out to file and view in browser</text:span></text:p>
      <text:p text:style-name="P44"><text:span text:style-name="T9">Original Tree Example</text:span></text:p>
      <text:p text:style-name="P33"/>
      <text:p text:style-name="P32"><draw:line text:anchor-type="paragraph" draw:z-index="0" draw:style-name="gr1" draw:text-style-name="P50" svg:x1="3.5402in" svg:y1="0.8445in" svg:x2="4.2209in" svg:y2="1.761in"><text:p/></draw:line><draw:ellipse text:anchor-type="paragraph" draw:z-index="1" draw:style-name="gr2" draw:text-style-name="P50" svg:width="0.9449in" svg:height="0.8614in" svg:x="3.8457in" svg:y="1.5528in"><text:p text:style-name="P50">YHOO</text:p></draw:ellipse><draw:line text:anchor-type="paragraph" draw:z-index="2" draw:style-name="gr1" draw:text-style-name="P50" svg:x1="2.1929in" svg:y1="1.6083in" svg:x2="2.8736in" svg:y2="0.9693in"><text:p/></draw:line><draw:ellipse text:anchor-type="paragraph" draw:z-index="3" draw:style-name="gr2" draw:text-style-name="P50" svg:width="1.0559in" svg:height="0.9169in" svg:x="1.4571in" svg:y="1.5252in"><text:p text:style-name="P50">AMEX</text:p></draw:ellipse><draw:ellipse text:anchor-type="paragraph" draw:z-index="4" draw:style-name="gr2" draw:text-style-name="P50" svg:width="1.0976in" svg:height="0.9307in" svg:x="2.6791in" svg:y="0.2193in"><text:p text:style-name="P50">GOOG</text:p></draw:ellips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Analysis</text:p>
      <text:list xml:id="list1249193079" text:style-name="L13">
        <text:list-header>
          <text:p text:style-name="P36"/>
        </text:list-header>
        <text:list-item>
          <text:p text:style-name="P36">Where each Node is of the Following Construct</text:p>
        </text:list-item>
      </text:list>
      <text:p text:style-name="P34"/>
      <text:p text:style-name="P34"><text:tab/><text:tab/><text:span text:style-name="T1">(GOOG, ((20121031,500),(20121101,600)))......</text:span></text:p>
      <text:p text:style-name="P34"/>
      <text:p text:style-name="P34"/>
      <text:p text:style-name="P34"/>
      <text:list xml:id="list1646588797" text:style-name="L15">
        <text:list-item>
          <text:p text:style-name="P37">This original plan did not pan out as expected as this would have been a more difficult way of retrieving the dates we need so we redesigned how our data is stored</text:p>
        </text:list-item>
      </text:list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<text:soft-page-break/>Refined Tree Example</text:p>
      <text:p text:style-name="P33"/>
      <text:p text:style-name="P32"><draw:line text:anchor-type="paragraph" draw:z-index="5" draw:style-name="gr1" draw:text-style-name="P50" svg:x1="3.5402in" svg:y1="0.8445in" svg:x2="4.2209in" svg:y2="1.761in"><text:p/></draw:line><draw:ellipse text:anchor-type="paragraph" draw:z-index="6" draw:style-name="gr2" draw:text-style-name="P50" svg:width="0.9449in" svg:height="0.8614in" svg:x="3.8457in" svg:y="1.5528in"><text:p text:style-name="P50">YHOO</text:p></draw:ellipse><draw:line text:anchor-type="paragraph" draw:z-index="7" draw:style-name="gr1" draw:text-style-name="P50" svg:x1="2.1929in" svg:y1="1.6083in" svg:x2="2.8736in" svg:y2="0.9693in"><text:p/></draw:line><draw:ellipse text:anchor-type="paragraph" draw:z-index="17" draw:style-name="gr2" draw:text-style-name="P50" svg:width="1.0976in" svg:height="0.9307in" svg:x="2.6791in" svg:y="0.2193in"><text:p text:style-name="P50">GOOG</text:p></draw:ellipse></text:p>
      <text:p text:style-name="P32"/>
      <text:p text:style-name="P32"/>
      <text:p text:style-name="P32"/>
      <text:p text:style-name="P32"><draw:line text:anchor-type="paragraph" draw:z-index="13" draw:style-name="gr3" draw:text-style-name="P50" svg:x1="3.3319in" svg:y1="0.011in" svg:x2="3.3319in" svg:y2="0.65in"><text:p/></draw:line></text:p>
      <text:p text:style-name="P32"/>
      <text:p text:style-name="P32"><draw:ellipse text:anchor-type="paragraph" draw:z-index="9" draw:style-name="gr2" draw:text-style-name="P50" svg:width="1.0559in" svg:height="0.9169in" svg:x="1.4984in" svg:y="0.0807in"><text:p text:style-name="P50">AMEX</text:p></draw:ellipse><draw:ellipse text:anchor-type="paragraph" draw:z-index="16" draw:style-name="gr4" draw:text-style-name="P50" svg:width="0.6531in" svg:height="0.4307in" svg:x="2.9681in" svg:y="0.0563in"><text:p text:style-name="P50">Date</text:p></draw:ellipse></text:p>
      <text:p text:style-name="P32"><draw:line text:anchor-type="paragraph" draw:z-index="14" draw:style-name="gr3" draw:text-style-name="P50" svg:x1="3.3429in" svg:y1="0.1189in" svg:x2="3.3567in" svg:y2="0.737in"><text:p/></draw:line></text:p>
      <text:p text:style-name="P32"><draw:line text:anchor-type="paragraph" draw:z-index="8" draw:style-name="gr3" draw:text-style-name="P50" svg:x1="1.7346in" svg:y1="0.2055in" svg:x2="0.7181in" svg:y2="1.1917in"><text:p/></draw:line></text:p>
      <text:p text:style-name="P32"><draw:ellipse text:anchor-type="paragraph" draw:z-index="15" draw:style-name="gr4" draw:text-style-name="P50" svg:width="0.9031in" svg:height="0.4862in" svg:x="2.8291in" svg:y="0.1189in"><text:p text:style-name="P50">Closing Price</text:p></draw:ellipse></text:p>
      <text:p text:style-name="P32"/>
      <text:p text:style-name="P32"/>
      <text:p text:style-name="P32"><draw:ellipse text:anchor-type="paragraph" draw:z-index="12" draw:style-name="gr4" draw:text-style-name="P50" svg:width="0.6531in" svg:height="0.4307in" svg:x="0.4819in" svg:y="0.039in"><text:p text:style-name="P50">Date</text:p></draw:ellipse></text:p>
      <text:p text:style-name="P32"><draw:line text:anchor-type="paragraph" draw:z-index="10" draw:style-name="gr3" draw:text-style-name="P50" svg:x1="0.6626in" svg:y1="0.1602in" svg:x2="0.1626in" svg:y2="0.702in"><text:p/></draw:line></text:p>
      <text:p text:style-name="P32"/>
      <text:p text:style-name="P32"><draw:ellipse text:anchor-type="paragraph" draw:z-index="11" draw:style-name="gr4" draw:text-style-name="P50" svg:width="0.9031in" svg:height="0.4031in" svg:x="-0.1571in" svg:y="0.1256in"><text:p text:style-name="P50">Closing Price</text:p></draw:ellipse></text:p>
      <text:p text:style-name="P32"/>
      <text:p text:style-name="P32"/>
      <text:p text:style-name="P32"/>
      <text:p text:style-name="P32">Analysis</text:p>
      <text:p text:style-name="P32"/>
      <text:list xml:id="list395868362" text:style-name="L16">
        <text:list-item>
          <text:p text:style-name="P42"><text:span text:style-name="T10">We have our main tree where search keys on the tree are the names of the stock tickers. </text:span></text:p>
        </text:list-item>
      </text:list>
      <text:p text:style-name="P34"/>
      <text:list xml:id="list408908046" text:continue-numbering="true" text:style-name="L16">
        <text:list-item>
          <text:p text:style-name="P42"><text:span text:style-name="T10">Once the ticker key is found in the tree the datum for the node is a subtree consisting of dates which are the key and the datum for the subtree is the Closing Price</text:span></text:p>
        </text:list-item>
      </text:list>
      <text:p text:style-name="P34"/>
      <text:p text:style-name="P34"><text:s text:c="12"/><text:span text:style-name="T1"><text:s text:c="5"/>-Example:</text:span></text:p>
      <text:p text:style-name="P32"><text:tab/> <text:s text:c="25"/>Key <text:s text:c="14"/>Datum</text:p>
      <text:p text:style-name="P32"><text:tab/> <text:s text:c="19"/>(“GOOG”, (Sub tree of Dates))</text:p>
      <text:p text:style-name="P32"><text:tab/> <text:s text:c="23"/>(Date, <text:s text:c="3"/>Closing-Price)</text:p>
      <text:p text:style-name="P32"/>
      <text:p text:style-name="P32"/>
      <text:p text:style-name="P45">Module Overview</text:p>
      <text:list xml:id="list1292062486" text:style-name="L5">
        <text:list-item>
          <text:p text:style-name="P20">Main Module</text:p>
        </text:list-item>
      </text:list>
      <text:list xml:id="list867532719" text:style-name="L6">
        <text:list-item>
          <text:list>
            <text:list-item>
              <text:p text:style-name="P26">main-function: Specifies the main entry point for the program calls all the needed modules</text:p>
              <text:p text:style-name="P26"/>
            </text:list-item>
          </text:list>
        </text:list-item>
      </text:list>
      <text:list xml:id="list451079575" text:continue-list="list1292062486" text:style-name="L5">
        <text:list-item>
          <text:p text:style-name="P20">Read-and-Parse Module (Minput.txt)</text:p>
        </text:list-item>
      </text:list>
      <text:list xml:id="list1941530514" text:style-name="L7">
        <text:list-item>
          <text:list>
            <text:list-item>
              <text:p text:style-name="P27"><text:span text:style-name="T1">read-in-file</text:span> <text:s/></text:p>
              <text:list>
                <text:list-item>
                  <text:p text:style-name="P27"><text:s/>file ---&gt; string </text:p>
                </text:list-item>
                <text:list-item>
                  <text:p text:style-name="P27">reads in file <text:s/>returns a string</text:p>
                </text:list-item>
                <text:list-item>
                  <text:p text:style-name="P27">private</text:p>
                  <text:p text:style-name="P27"/>
                </text:list-item>
              </text:list>
            </text:list-item>
            <text:list-item>
              <text:p text:style-name="P21">packets-list </text:p>
              <text:list>
                <text:list-item>
                  <text:p text:style-name="P27">string --&gt; list of strings </text:p>
                </text:list-item>
                <text:list-item>
                  <text:p text:style-name="P27">Strings delimited by &lt;SR&gt;</text:p>
                </text:list-item>
                <text:list-item>
                  <text:p text:style-name="P27">private</text:p>
                  <text:p text:style-name="P27"/>
                </text:list-item>
              </text:list>
            </text:list-item>
            <text:list-item>
              <text:p text:style-name="P21">packets-set </text:p>
              <text:list>
                <text:list-item>
                  <text:p text:style-name="P27">(list of delimiters, list of strings) → list of tags needed for tree</text:p>
                </text:list-item>
                <text:list-item>
                  <text:p text:style-name="P27">Tags needed are (TK,TD, CP)</text:p>
                </text:list-item>
                <text:list-item>
                  <text:p text:style-name="P27">private</text:p>
                </text:list-item>
              </text:list>
            </text:list-item>
          </text:list>
        </text:list-item>
      </text:list>
      <text:p text:style-name="P25"/>
      <text:list xml:id="list1715634047" text:continue-numbering="true" text:style-name="L7">
        <text:list-item>
          <text:list>
            <text:list-item>
              <text:p text:style-name="P21">build-tree (mbuild-tree.lisp)</text:p>
              <text:list>
                <text:list-item>
                  <text:p text:style-name="P27">(list of needed tags)---&gt; full tree</text:p>
                </text:list-item>
                <text:list-item>
                  <text:p text:style-name="P27">builds tree with the nodes from packets-set</text:p>
                </text:list-item>
                <text:list-item>
                  <text:p text:style-name="P27">private</text:p>
                </text:list-item>
              </text:list>
            </text:list-item>
          </text:list>
        </text:list-item>
      </text:list>
      <text:p text:style-name="P25"/>
      <text:list xml:id="list573422794" text:continue-list="list451079575" text:style-name="L5">
        <text:list-item>
          <text:p text:style-name="P20">Read-and-Sort Module (Mread-and-sort.lisp)</text:p>
        </text:list-item>
      </text:list>
      <text:list xml:id="list1293929313" text:style-name="L8">
        <text:list-item>
          <text:list>
            <text:list-item>
              <text:p text:style-name="P22">read-in-request</text:p>
              <text:list>
                <text:list-item>
                  <text:p text:style-name="P28">file → string</text:p>
                </text:list-item>
                <text:list-item>
                  <text:p text:style-name="P28">reads in the request file</text:p>
                </text:list-item>
                <text:list-item>
                  <text:p text:style-name="P28">private</text:p>
                  <text:p text:style-name="P28"/>
                </text:list-item>
              </text:list>
            </text:list-item>
            <text:list-item>
              <text:p text:style-name="P22">parse-requests</text:p>
              <text:list>
                <text:list-item>
                  <text:p text:style-name="P28">string → list of companies and dates</text:p>
                </text:list-item>
                <text:list-item>
                  <text:p text:style-name="P28">turns string to list of companies and dates</text:p>
                </text:list-item>
                <text:list-item>
                  <text:p text:style-name="P28">private</text:p>
                </text:list-item>
              </text:list>
            </text:list-item>
            <text:list-item>
              <text:p text:style-name="P22">fix-dates</text:p>
              <text:list>
                <text:list-item>
                  <text:p text:style-name="P28">since the search for a particular ticker leads to many dates increment by one assuming 31 days in each month</text:p>
                </text:list-item>
                <text:list-item>
                  <text:p text:style-name="P28"><text:soft-page-break/>This function also handles month/year change</text:p>
                  <text:p text:style-name="P28"/>
                </text:list-item>
              </text:list>
            </text:list-item>
            <text:list-item>
              <text:p text:style-name="P22">get-nearest-date</text:p>
              <text:list>
                <text:list-item>
                  <text:p text:style-name="P28">Since not all information occurs on all days we have to assume the CP is the same from the day before.</text:p>
                </text:list-item>
                <text:list-item>
                  <text:p text:style-name="P28">This function handles that by searching for the previous date.</text:p>
                  <text:p text:style-name="P28"/>
                </text:list-item>
              </text:list>
            </text:list-item>
            <text:list-item>
              <text:p text:style-name="P22">prune-tree</text:p>
              <text:list>
                <text:list-item>
                  <text:p text:style-name="P28">(list of companies and dates, tree) → pruned-tree</text:p>
                </text:list-item>
                <text:list-item>
                  <text:p text:style-name="P28">takes in the requests and prunes tree accordingly</text:p>
                </text:list-item>
                <text:list-item>
                  <text:p text:style-name="P28">public<text:line-break/></text:p>
                </text:list-item>
              </text:list>
            </text:list-item>
          </text:list>
        </text:list-item>
      </text:list>
      <text:list xml:id="list590276357" text:continue-list="list573422794" text:style-name="L5">
        <text:list-item>
          <text:p text:style-name="P20">Linear-Regression Module (Mlinear-regression-functions.lisp)</text:p>
        </text:list-item>
      </text:list>
      <text:list xml:id="list138220169" text:style-name="L9">
        <text:list-item>
          <text:list>
            <text:list-item>
              <text:p text:style-name="P23">Calculates the line of linear-regression</text:p>
              <text:list>
                <text:list-item>
                  <text:p text:style-name="P31">Uses statistical methods to implement.</text:p>
                </text:list-item>
              </text:list>
            </text:list-item>
          </text:list>
        </text:list-item>
      </text:list>
      <text:p text:style-name="P19"><text:s text:c="4"/></text:p>
      <text:list xml:id="list1934999252" text:continue-list="list590276357" text:style-name="L5">
        <text:list-item>
          <text:p text:style-name="P20">HTML-Graph Module (Mhtml.lisp)</text:p>
        </text:list-item>
      </text:list>
      <text:list xml:id="list387529951" text:style-name="L10">
        <text:list-item>
          <text:list>
            <text:list-item>
              <text:p text:style-name="P24">Write-out-html</text:p>
              <text:list>
                <text:list-item>
                  <text:p text:style-name="P29">string-&gt;file</text:p>
                </text:list-item>
                <text:list-item>
                  <text:p text:style-name="P29">writes out the string to a html file</text:p>
                </text:list-item>
                <text:list-item>
                  <text:p text:style-name="P29">private</text:p>
                </text:list-item>
              </text:list>
            </text:list-item>
            <text:list-item>
              <text:p text:style-name="P24">build-string-graph1</text:p>
              <text:list>
                <text:list-item>
                  <text:p text:style-name="P29">tuple-&gt;string </text:p>
                </text:list-item>
                <text:list-item>
                  <text:p text:style-name="P29">the tuple contains the data needed </text:p>
                </text:list-item>
                <text:list-item>
                  <text:p text:style-name="P29">private</text:p>
                </text:list-item>
              </text:list>
            </text:list-item>
            <text:list-item>
              <text:p text:style-name="P24">build-string-linear-reg</text:p>
              <text:list>
                <text:list-item>
                  <text:p text:style-name="P29">string-&gt;file</text:p>
                </text:list-item>
                <text:list-item>
                  <text:p text:style-name="P29">writes out the string to a html file</text:p>
                </text:list-item>
                <text:list-item>
                  <text:p text:style-name="P29">private</text:p>
                </text:list-item>
              </text:list>
            </text:list-item>
            <text:list-item>
              <text:p text:style-name="P24">Write-out-html</text:p>
              <text:list>
                <text:list-item>
                  <text:p text:style-name="P29">string-&gt;file</text:p>
                </text:list-item>
                <text:list-item>
                  <text:p text:style-name="P29">writes out the string to a html file</text:p>
                </text:list-item>
                <text:list-item>
                  <text:p text:style-name="P29">private<text:line-break/></text:p>
                </text:list-item>
              </text:list>
            </text:list-item>
          </text:list>
        </text:list-item>
      </text:list>
      <text:p text:style-name="P25"><text:s text:c="3"/><text:span text:style-name="T1">6. AVL-Tree (Mavl-string-keys.lisp)</text:span></text:p>
      <text:list xml:id="list920207677" text:style-name="L14">
        <text:list-item>
          <text:p text:style-name="P30"><text:span text:style-name="T1">AVL-tree</text:span></text:p>
        </text:list-item>
      </text:list>
      <text:list xml:id="list876547839" text:continue-list="list1293929313" text:style-name="L8">
        <text:list-item>
          <text:list>
            <text:list-item>
              <text:list>
                <text:list-item>
                  <text:p text:style-name="P28">Typical AVL tree using strings as keys</text:p>
                </text:list-item>
                <text:list-item>
                  <text:p text:style-name="P28">Insert, Delete, Rotation, Flatten operations</text:p>
                </text:list-item>
                <text:list-item>
                  <text:p text:style-name="P28">Uses Strings as keys</text:p>
                </text:list-item>
              </text:list>
            </text:list-item>
          </text:list>
        </text:list-item>
      </text:list>
      <text:p text:style-name="P33"><text:soft-page-break/><text:span text:style-name="T9"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40">ACL2 Modules</text:p>
      <text:p text:style-name="P33"/>
      <text:p text:style-name="P45">Main-module.lisp</text:p>
      <text:p text:style-name="P32"/>
      <text:p text:style-name="P34">;75 Chars *****************************************************************</text:p>
      <text:p text:style-name="P34"/>
      <text:p text:style-name="P34">;Team Van Rossum</text:p>
      <text:p text:style-name="P34">;Software Engineering 1 </text:p>
      <text:p text:style-name="P34">;defines main interface with user </text:p>
      <text:p text:style-name="P34"/>
      <text:p text:style-name="P34">;how to use this file</text:p>
      <text:p text:style-name="P34">; execute the command (do) with three parameters</text:p>
      <text:p text:style-name="P34">; out_html - the file name of the output html </text:p>
      <text:p text:style-name="P34">; in_req <text:s text:c="2"/>- the file name of the input requirements file</text:p>
      <text:p text:style-name="P34">; in_hist <text:s/>- the file name of the ticker statistics</text:p>
      <text:p text:style-name="P34"/>
      <text:p text:style-name="P34">(require "mavl-string-keys.lisp")</text:p>
      <text:p text:style-name="P34">(require "mlinear_regression_functions.lisp")</text:p>
      <text:p text:style-name="P34">(require "minput.lisp")</text:p>
      <text:p text:style-name="P34">(require "mbuild-tree.lisp")</text:p>
      <text:p text:style-name="P34">(require "mread-sort.lisp")</text:p>
      <text:p text:style-name="P34">(require "mcalc_slope_intercept.lisp")</text:p>
      <text:p text:style-name="P34">(require "mhtml.lisp")</text:p>
      <text:p text:style-name="P34"/>
      <text:p text:style-name="P34">; main interface</text:p>
      <text:p text:style-name="P34">(interface Imain</text:p>
      <text:p text:style-name="P34"><text:s text:c="2"/>(sig do(out_html in_req in_hist)))</text:p>
      <text:p text:style-name="P34"/>
      <text:p text:style-name="P34">; main module</text:p>
      <text:p text:style-name="P34">(module Mmain-private</text:p>
      <text:p text:style-name="P34"><text:s text:c="2"/>(import Iinput)</text:p>
      <text:p text:style-name="P34"><text:s text:c="2"/>(import Ibuild-tree)</text:p>
      <text:p text:style-name="P34"><text:s text:c="2"/>(import Iread-sort)</text:p>
      <text:p text:style-name="P34"><text:s text:c="2"/>(import Icalc_slope_intercept)</text:p>
      <text:p text:style-name="P34"><text:s text:c="2"/>(import I-HTMLGenerator)</text:p>
      <text:p text:style-name="P34"><text:s text:c="2"/></text:p>
      <text:p text:style-name="P34"><text:s text:c="2"/>(set-state-ok t)</text:p>
      <text:p text:style-name="P34"><text:s text:c="2"/></text:p>
      <text:p text:style-name="P34"><text:soft-page-break/><text:s text:c="2"/>;simply stack everything as a single command</text:p>
      <text:p text:style-name="P34"><text:s text:c="2"/>(defun do (out_html in_req in_hist)</text:p>
      <text:p text:style-name="P34"><text:s text:c="4"/>(writeHTML out_html </text:p>
      <text:p text:style-name="P34"><text:s text:c="15"/>(get_list_and_slope_intercept</text:p>
      <text:p text:style-name="P34"><text:s text:c="16"/>(prune (read-req-file in_req)</text:p>
      <text:p text:style-name="P34"><text:s text:c="23"/>(delegate-into-tree</text:p>
      <text:p text:style-name="P34"><text:s text:c="24"/>(parse-input (file-&gt;tuples in_hist state))</text:p>
      <text:p text:style-name="P34"><text:s text:c="3"/>)))))</text:p>
      <text:p text:style-name="P34"><text:s text:c="2"/></text:p>
      <text:p text:style-name="P34"><text:s text:c="2"/>(export Imain)</text:p>
      <text:p text:style-name="P34"><text:s text:c="2"/>)</text:p>
      <text:p text:style-name="P34"/>
      <text:p text:style-name="P34">; build all the correct links</text:p>
      <text:p text:style-name="P34">(link Mmain</text:p>
      <text:p text:style-name="P34"><text:s text:c="2"/>(import Iavl-string-keys</text:p>
      <text:p text:style-name="P34"><text:s text:c="10"/>Ilinear_regression_functions</text:p>
      <text:p text:style-name="P34"><text:s text:c="10"/>Iinput</text:p>
      <text:p text:style-name="P34"><text:s text:c="10"/>Ibuild-tree</text:p>
      <text:p text:style-name="P34"><text:s text:c="10"/>Iread-sort</text:p>
      <text:p text:style-name="P34"><text:s text:c="10"/>Icalc_slope_intercept</text:p>
      <text:p text:style-name="P34"><text:s text:c="10"/>I-HTMLGenerator</text:p>
      <text:p text:style-name="P34"><text:s text:c="10"/>)</text:p>
      <text:p text:style-name="P34"><text:s text:c="2"/>(export Imain)</text:p>
      <text:p text:style-name="P34"><text:s text:c="2"/>(Mmain-private))</text:p>
      <text:p text:style-name="P34"/>
      <text:p text:style-name="P34">(link Rmain</text:p>
      <text:p text:style-name="P34"><text:s text:c="6"/>(import)</text:p>
      <text:p text:style-name="P34"><text:s text:c="6"/>(export Imain)</text:p>
      <text:p text:style-name="P34"><text:s text:c="6"/>( <text:s text:c="2"/>Mavl-string-keys</text:p>
      <text:p text:style-name="P34"><text:s text:c="10"/>Mlinear_regression_functions</text:p>
      <text:p text:style-name="P34"><text:s text:c="10"/>Minput</text:p>
      <text:p text:style-name="P34"><text:s text:c="10"/>Mbuild-tree</text:p>
      <text:p text:style-name="P34"><text:s text:c="10"/>Mread-sort</text:p>
      <text:p text:style-name="P34"><text:s text:c="10"/>Mcalc_slope_intercept</text:p>
      <text:p text:style-name="P34"><text:s text:c="10"/>M-HTMLGenerator</text:p>
      <text:p text:style-name="P34"><text:s text:c="10"/>Mmain))</text:p>
      <text:p text:style-name="P34"><text:soft-page-break/>; run</text:p>
      <text:p text:style-name="P34">(invoke Rmain)</text:p>
      <text:p text:style-name="P45">Mavl-string-keys.lisp</text:p>
      <text:p text:style-name="P32"/>
      <text:p text:style-name="P34">;75 Chars *****************************************************************</text:p>
      <text:p text:style-name="P32"/>
      <text:p text:style-name="P34">;Team Van Rossum</text:p>
      <text:p text:style-name="P34">;Software Engineering 1 </text:p>
      <text:p text:style-name="P34">;defines interface for mavl-string-key module</text:p>
      <text:p text:style-name="P34">;build off of pages model</text:p>
      <text:p text:style-name="P34"/>
      <text:p text:style-name="P34">(interface Iavl-string-keys</text:p>
      <text:p text:style-name="P34"><text:s text:c="2"/>; function def's</text:p>
      <text:p text:style-name="P34"><text:s text:c="4"/>(sig avl-retrieve (tr k))</text:p>
      <text:p text:style-name="P34"><text:s text:c="4"/>(sig empty-tree ( ))</text:p>
      <text:p text:style-name="P34"><text:s text:c="4"/>(sig avl-insert (tr new-key new-datum))</text:p>
      <text:p text:style-name="P34"><text:s text:c="4"/>(sig avl-delete (tr key))</text:p>
      <text:p text:style-name="P34"><text:s text:c="4"/>(sig avl-flatten (tr))</text:p>
      <text:p text:style-name="P34"><text:s text:c="4"/>(sig avl-flatten-both (tr)))</text:p>
      <text:p text:style-name="P34"/>
      <text:p text:style-name="P34">#|======= <text:s/>Module: AVL trees <text:s text:c="2"/>=======================================</text:p>
      <text:p text:style-name="P34"><text:s/>Defining</text:p>
      <text:p text:style-name="P34"><text:s text:c="3"/>(avl-retrieve tr key)</text:p>
      <text:p text:style-name="P34"><text:s text:c="3"/>(empty-tree)</text:p>
      <text:p text:style-name="P34"><text:s text:c="3"/>(avl-insert tr key datum)</text:p>
      <text:p text:style-name="P34"><text:s text:c="3"/>(avl-delete tr key)</text:p>
      <text:p text:style-name="P34"><text:s text:c="3"/>(avl-flatten tr)</text:p>
      <text:p text:style-name="P34"/>
      <text:p text:style-name="P34">========= <text:s/>Usage Notes <text:s text:c="2"/>=============================================</text:p>
      <text:p text:style-name="P34"><text:s/>To make definitions in this module available in an importing module,</text:p>
      <text:p text:style-name="P34"><text:s/>put the following commands in that module:</text:p>
      <text:p text:style-name="P34"><text:s text:c="3"/>(include-book "avl-rational-keys" :dir :teachpacks)</text:p>
      <text:p text:style-name="P34">======================================================================</text:p>
      <text:p text:style-name="P34"><text:s/>Function usage notes</text:p>
      <text:p text:style-name="P34"/>
      <text:p text:style-name="P34"><text:soft-page-break/><text:s/>1. (avl-retrieve tr key)</text:p>
      <text:p text:style-name="P34"><text:s text:c="3"/>assumes</text:p>
      <text:p text:style-name="P34"><text:s text:c="5"/>tr <text:s text:c="8"/>has been constructed by one of the AVL-tree </text:p>
      <text:p text:style-name="P34"><text:s text:c="16"/>constructors (empty-tree, avl-insert, and avl-delete)</text:p>
      <text:p text:style-name="P34"><text:s text:c="5"/>new-key <text:s text:c="3"/>is a rational number</text:p>
      <text:p text:style-name="P34"><text:s/></text:p>
      <text:p text:style-name="P34"><text:s text:c="3"/>delivers</text:p>
      <text:p text:style-name="P34"><text:s text:c="5"/>either a two element list (k d)</text:p>
      <text:p text:style-name="P34"><text:s text:c="7"/>such that k equals key and</text:p>
      <text:p text:style-name="P34"><text:s text:c="17"/>tr contains a subtree with k and d in its root</text:p>
      <text:p text:style-name="P34"><text:s text:c="5"/>or nil, in case key does not occur in tr</text:p>
      <text:p text:style-name="P34"><text:s text:c="3"/></text:p>
      <text:p text:style-name="P34"><text:s/>2. (empty-tree)</text:p>
      <text:p text:style-name="P34"><text:s text:c="3"/>delivers an empty AVL-tree</text:p>
      <text:p text:style-name="P34"/>
      <text:p text:style-name="P34"><text:s/>3. (avl-insert tr key datum)</text:p>
      <text:p text:style-name="P34"><text:s text:c="3"/>assumes</text:p>
      <text:p text:style-name="P34"><text:s text:c="6"/>tr <text:s text:c="6"/>has been constructed by the AVL-tree constructors</text:p>
      <text:p text:style-name="P34"><text:s text:c="15"/>(empty-tree, avl-insert, or avl-delete)</text:p>
      <text:p text:style-name="P34"><text:s text:c="6"/>key <text:s text:c="5"/>is a rational number</text:p>
      <text:p text:style-name="P34"><text:s text:c="3"/>delivers an AVL tree with the following property</text:p>
      <text:p text:style-name="P34"><text:s text:c="5"/>(and (equal (avl-retrieve (avl-insert tr key datum) key)</text:p>
      <text:p text:style-name="P34"><text:s text:c="17"/>(list key datum))</text:p>
      <text:p text:style-name="P34"><text:s text:c="10"/>(iff (avl-retrieve (avl-insert tr key datum) k)</text:p>
      <text:p text:style-name="P34"><text:s text:c="15"/>(or (avl-retrieve tr k)</text:p>
      <text:p text:style-name="P34"><text:s text:c="19"/>(key= k key))))</text:p>
      <text:p text:style-name="P34"/>
      <text:p text:style-name="P34"><text:s/>4. (avl-delete tr key)</text:p>
      <text:p text:style-name="P34"><text:s text:c="3"/>assumes</text:p>
      <text:p text:style-name="P34"><text:s text:c="6"/>tr <text:s text:c="6"/>has been constructed by the AVL-tree constructors</text:p>
      <text:p text:style-name="P34"><text:s text:c="15"/>(empty-tree, avl-insert, and avl-delete)</text:p>
      <text:p text:style-name="P34"><text:s text:c="6"/>key <text:s text:c="5"/>is a rational number</text:p>
      <text:p text:style-name="P34"><text:s text:c="3"/>delivers an AVL tree with the following property</text:p>
      <text:p text:style-name="P34"><text:s text:c="5"/>(equal (avl-retrieve (avl-delete tr key) key)</text:p>
      <text:p text:style-name="P34"><text:s text:c="12"/>nil)</text:p>
      <text:p text:style-name="P34"/>
      <text:p text:style-name="P34"><text:soft-page-break/><text:s/>5. (avl-flatten tr)</text:p>
      <text:p text:style-name="P34"><text:s text:c="3"/>assumes</text:p>
      <text:p text:style-name="P34"><text:s text:c="6"/>tr <text:s text:c="6"/>has been constructed by the AVL-tree constructors</text:p>
      <text:p text:style-name="P34"><text:s text:c="15"/>(empty-tree, avl-insert, and avl-delete)</text:p>
      <text:p text:style-name="P34"><text:s text:c="3"/>delivers a list of cons-pairs with the following properties</text:p>
      <text:p text:style-name="P34"><text:s text:c="6"/>(and (implies (occurs-in-tree? k tr)</text:p>
      <text:p text:style-name="P34"><text:s text:c="20"/>(and (occurs-in-pairs? k (avl-flatten tr))</text:p>
      <text:p text:style-name="P34"><text:s text:c="25"/>(meta-property-DF tr k)))</text:p>
      <text:p text:style-name="P34"><text:s text:c="11"/>(implies (not (occurs-in-tree? k tr))</text:p>
      <text:p text:style-name="P34"><text:s text:c="20"/>(not (occurs-in-pairs? k (avl-flatten tr)))))</text:p>
      <text:p text:style-name="P34"><text:s text:c="11"/>(increasing-pairs? (avl-flatten tr)))</text:p>
      <text:p text:style-name="P34"><text:s text:c="5"/>where (meta-property-DF tr k) means that one of the elements, e,</text:p>
      <text:p text:style-name="P34"><text:s text:c="5"/>in the list (avl-flatten tr) satisfies (equal (car e) k)) and</text:p>
      <text:p text:style-name="P34"><text:s text:c="5"/>(cadr e) is the datum at the root of the subtree of tr where k </text:p>
      <text:p text:style-name="P34"><text:s text:c="5"/>occurs</text:p>
      <text:p text:style-name="P34">========== <text:s text:c="2"/>Environment setup <text:s text:c="3"/>==================================|#</text:p>
      <text:p text:style-name="P32"><text:span text:style-name="T12">;=====================================================================</text:span></text:p>
      <text:p text:style-name="P34"/>
      <text:p text:style-name="P34"/>
      <text:p text:style-name="P34">(module Mavl-string-keys-private</text:p>
      <text:p text:style-name="P34"><text:s text:c="2"/></text:p>
      <text:p text:style-name="P34"><text:s text:c="2"/>; Extractors (and empty-tree detector)</text:p>
      <text:p text:style-name="P34"><text:s text:c="2"/>(defun empty-tree? (tr) (not (consp tr)))</text:p>
      <text:p text:style-name="P34"><text:s text:c="2"/>(defun height (tr) (if (empty-tree? tr) 0 (car tr)))</text:p>
      <text:p text:style-name="P34"><text:s text:c="2"/>(defun key (tr) (cadr tr))</text:p>
      <text:p text:style-name="P34"><text:s text:c="2"/>(defun data (tr) (caddr tr))</text:p>
      <text:p text:style-name="P34"><text:s text:c="2"/>(defun left (tr) (cadddr tr))</text:p>
      <text:p text:style-name="P34"><text:s text:c="2"/>(defun right (tr) (car (cddddr tr)))</text:p>
      <text:p text:style-name="P34"><text:s text:c="2"/>(defun keys (tr)</text:p>
      <text:p text:style-name="P34"><text:s text:c="4"/>(if (empty-tree? tr)</text:p>
      <text:p text:style-name="P34"><text:s text:c="8"/>nil</text:p>
      <text:p text:style-name="P34"><text:s text:c="8"/>(append (keys (left tr)) (list (key tr)) (keys (right tr)))))</text:p>
      <text:p text:style-name="P34"><text:s text:c="2"/></text:p>
      <text:p text:style-name="P34"><text:soft-page-break/><text:s text:c="2"/>; Constructors</text:p>
      <text:p text:style-name="P34"><text:s text:c="2"/>(defun empty-tree ( ) nil)</text:p>
      <text:p text:style-name="P34"><text:s text:c="2"/>(defun tree (k d lf rt)</text:p>
      <text:p text:style-name="P34"><text:s text:c="4"/>(list (+ 1 (max (height lf) (height rt))) k d lf rt))</text:p>
      <text:p text:style-name="P34"><text:s text:c="2"/></text:p>
      <text:p text:style-name="P34"><text:s text:c="2"/>; Contstraint detectors and key comparators</text:p>
      <text:p text:style-name="P34"><text:s text:c="2"/>(defun key? (k) (stringp k))<text:tab/> ; to change representation of keys</text:p>
      <text:p text:style-name="P34"><text:s text:c="2"/>(defun key&lt; (j k) (string&lt; j k))<text:tab/> <text:s/>; <text:s text:c="3"/>alter definitions of key? and key&lt;</text:p>
      <text:p text:style-name="P34"><text:s text:c="2"/>(defun key&gt; (j k) (string&lt; k j))</text:p>
      <text:p text:style-name="P34"><text:s text:c="2"/>(defun key= (j k)<text:tab/><text:tab/> <text:s/>; note: definitions of</text:p>
      <text:p text:style-name="P34"><text:s text:c="4"/>(and (not (key&lt; j k)) <text:s text:c="10"/>; <text:s text:c="3"/>key&gt;, key=, and key-member<text:tab/></text:p>
      <text:p text:style-name="P34"><text:s text:c="9"/>(not (key&gt; j k))))<text:tab/> <text:s/>; <text:s text:c="7"/>get in line automatically</text:p>
      <text:p text:style-name="P34"><text:s text:c="2"/>(defun key-member (k ks)</text:p>
      <text:p text:style-name="P34"><text:s text:c="4"/>(and (consp ks)</text:p>
      <text:p text:style-name="P34"><text:s text:c="9"/>(or (key= k (car ks))</text:p>
      <text:p text:style-name="P34"><text:s text:c="13"/>(key-member k (cdr ks)))))</text:p>
      <text:p text:style-name="P34"><text:s text:c="2"/>(defun data? (d)</text:p>
      <text:p text:style-name="P34"><text:s text:c="4"/>(if d t t))</text:p>
      <text:p text:style-name="P34"><text:s text:c="2"/>(defun tree? (tr)</text:p>
      <text:p text:style-name="P34"><text:s text:c="4"/>(or (empty-tree? tr)</text:p>
      <text:p text:style-name="P34"><text:s text:c="8"/>(and (natp (height tr))<text:tab/><text:tab/> <text:s text:c="6"/>; height</text:p>
      <text:p text:style-name="P34"><text:s text:c="13"/>(= (height tr) <text:s text:c="21"/>; <text:s text:c="2"/>constraints</text:p>
      <text:p text:style-name="P34"><text:s text:c="16"/>(+ 1 (max (height (left tr))</text:p>
      <text:p text:style-name="P34"><text:s text:c="26"/>(height (right tr)))))</text:p>
      <text:p text:style-name="P34"><text:s text:c="13"/>(key? (key tr)) <text:s text:c="20"/>; key constraint</text:p>
      <text:p text:style-name="P34"><text:s text:c="13"/>(data? (data tr)) <text:s text:c="18"/>; data constraint</text:p>
      <text:p text:style-name="P34"><text:s text:c="13"/>(tree? (left tr)) <text:s text:c="18"/>; subtree</text:p>
      <text:p text:style-name="P34"><text:s text:c="13"/>(tree? (right tr))))) <text:s text:c="14"/>; <text:s text:c="2"/>constraints</text:p>
      <text:p text:style-name="P34"><text:s text:c="2"/></text:p>
      <text:p text:style-name="P34"><text:s text:c="2"/>; Key occurs in tree detector</text:p>
      <text:p text:style-name="P34"><text:s text:c="2"/>(defun occurs-in-tree? (k tr)</text:p>
      <text:p text:style-name="P34"><text:s text:c="4"/>(and (key? k)</text:p>
      <text:p text:style-name="P34"><text:s text:c="9"/>(tree? tr)</text:p>
      <text:p text:style-name="P34"><text:s text:c="9"/>(key-member k (keys tr))))</text:p>
      <text:p text:style-name="P34"><text:s text:c="2"/>(defun alternate-occurs-in-tree? (k tr)</text:p>
      <text:p text:style-name="P34"><text:s text:c="4"/>(and (key? k)</text:p>
      <text:p text:style-name="P34"><text:soft-page-break/><text:s text:c="9"/>(tree? tr)</text:p>
      <text:p text:style-name="P34"><text:s text:c="9"/>(not (empty-tree? tr))</text:p>
      <text:p text:style-name="P34"><text:s text:c="9"/>(or (key= k (key tr))</text:p>
      <text:p text:style-name="P34"><text:s text:c="13"/>(alternate-occurs-in-tree? k (left tr))</text:p>
      <text:p text:style-name="P34"><text:s text:c="13"/>(alternate-occurs-in-tree? k (right tr)))))</text:p>
      <text:p text:style-name="P34"><text:s text:c="2"/></text:p>
      <text:p text:style-name="P34"><text:s text:c="2"/>; all-key comparators</text:p>
      <text:p text:style-name="P34"><text:s text:c="2"/>(defun all-keys&lt; (k ks)</text:p>
      <text:p text:style-name="P34"><text:s text:c="4"/>(or (not (consp ks))</text:p>
      <text:p text:style-name="P34"><text:s text:c="8"/>(and (key&lt; (car ks) k) (all-keys&lt; k (cdr ks)))))</text:p>
      <text:p text:style-name="P34"><text:s text:c="2"/></text:p>
      <text:p text:style-name="P34"><text:s text:c="2"/>(defun all-keys&gt; (k ks)</text:p>
      <text:p text:style-name="P34"><text:s text:c="4"/>(or (not (consp ks))</text:p>
      <text:p text:style-name="P34"><text:s text:c="8"/>(and (key&gt; (car ks) k) (all-keys&gt; k (cdr ks)))))</text:p>
      <text:p text:style-name="P34"><text:s text:c="2"/></text:p>
      <text:p text:style-name="P34"><text:s text:c="2"/>; definitions of ordered and balanced, and avl-tree detector</text:p>
      <text:p text:style-name="P34"><text:s text:c="2"/>(defun ordered? (tr)</text:p>
      <text:p text:style-name="P34"><text:s text:c="4"/>(or (empty-tree? tr)</text:p>
      <text:p text:style-name="P34"><text:s text:c="8"/>(and (tree? tr)</text:p>
      <text:p text:style-name="P34"><text:s text:c="13"/>(all-keys&lt; (key tr) (keys (left tr)))</text:p>
      <text:p text:style-name="P34"><text:s text:c="13"/>(all-keys&gt; (key tr) (keys (right tr)))</text:p>
      <text:p text:style-name="P34"><text:s text:c="13"/>(ordered? (left tr))</text:p>
      <text:p text:style-name="P34"><text:s text:c="13"/>(ordered? (right tr)))))</text:p>
      <text:p text:style-name="P34"><text:s text:c="2"/></text:p>
      <text:p text:style-name="P34"><text:s text:c="2"/>(defun balanced? (tr)</text:p>
      <text:p text:style-name="P34"><text:s text:c="4"/>(and (tree? tr)</text:p>
      <text:p text:style-name="P34"><text:s text:c="9"/>(or (empty-tree? tr)</text:p>
      <text:p text:style-name="P34"><text:s text:c="13"/>(and (&lt;= (abs (- (height (left tr)) </text:p>
      <text:p text:style-name="P34"><text:s text:c="30"/>(height (right tr)))) 1)</text:p>
      <text:p text:style-name="P34"><text:s text:c="18"/>(balanced? (left tr))</text:p>
      <text:p text:style-name="P34"><text:s text:c="18"/>(balanced? (right tr))))))</text:p>
      <text:p text:style-name="P34"><text:s text:c="2"/></text:p>
      <text:p text:style-name="P34"><text:s text:c="2"/>(defun avl-tree? (tr)</text:p>
      <text:p text:style-name="P34"><text:s text:c="4"/>(and (ordered? tr)</text:p>
      <text:p text:style-name="P34"><text:s text:c="9"/>(balanced? tr)))</text:p>
      <text:p text:style-name="P34"><text:s text:c="2"/></text:p>
      <text:p text:style-name="P34"><text:soft-page-break/><text:s text:c="2"/>; rotations</text:p>
      <text:p text:style-name="P34"><text:s text:c="2"/>(defun easy-R (tr)</text:p>
      <text:p text:style-name="P34"><text:s text:c="4"/>(let* ((z (key tr)) (dz (data tr))</text:p>
      <text:p text:style-name="P34"><text:s text:c="24"/>(zL (left tr)) (zR (right tr))</text:p>
      <text:p text:style-name="P34"><text:s text:c="24"/>(x (key zL)) (dx (data zL))</text:p>
      <text:p text:style-name="P34"><text:s text:c="24"/>(xL (left zL)) (xR (right zL)))</text:p>
      <text:p text:style-name="P34"><text:s text:c="6"/>(tree x dx xL (tree z dz xR zR))))</text:p>
      <text:p text:style-name="P34"><text:s text:c="2"/></text:p>
      <text:p text:style-name="P34"><text:s text:c="2"/>(defun easy-L (tr)</text:p>
      <text:p text:style-name="P34"><text:s text:c="4"/>(let* ((z (key tr)) (dz (data tr))</text:p>
      <text:p text:style-name="P34"><text:s text:c="24"/>(zL (left tr)) (zR (right tr))</text:p>
      <text:p text:style-name="P34"><text:s text:c="24"/>(x (key zR)) (dx (data zR))</text:p>
      <text:p text:style-name="P34"><text:s text:c="24"/>(xL (left zR)) (xR (right zR)))</text:p>
      <text:p text:style-name="P34"><text:s text:c="6"/>(tree x dx (tree z dz zL xL) xR)))</text:p>
      <text:p text:style-name="P34"><text:s text:c="2"/></text:p>
      <text:p text:style-name="P34"><text:s text:c="2"/>(defun left-heavy? (tr)</text:p>
      <text:p text:style-name="P34"><text:s text:c="4"/>(and (tree? tr)</text:p>
      <text:p text:style-name="P34"><text:s text:c="9"/>(not (empty-tree? tr))</text:p>
      <text:p text:style-name="P34"><text:s text:c="9"/>(= (height (left tr)) (+ 2 (height (right tr))))))</text:p>
      <text:p text:style-name="P34"><text:s text:c="2"/></text:p>
      <text:p text:style-name="P34"><text:s text:c="2"/>(defun outside-left-heavy? (tr)</text:p>
      <text:p text:style-name="P34"><text:s text:c="4"/>(and (left-heavy? tr)</text:p>
      <text:p text:style-name="P34"><text:s text:c="9"/>(or (= (height (left (left tr)))</text:p>
      <text:p text:style-name="P34"><text:s text:c="16"/>(height (right (left tr))))</text:p>
      <text:p text:style-name="P34"><text:s text:c="13"/>(= (height (left (left tr)))</text:p>
      <text:p text:style-name="P34"><text:s text:c="16"/>(+ 1 (height (right (left tr))))))))</text:p>
      <text:p text:style-name="P34"><text:s text:c="2"/></text:p>
      <text:p text:style-name="P34"><text:s text:c="2"/>(defun right-rotatable? (tr)</text:p>
      <text:p text:style-name="P34"><text:s text:c="4"/>(and (ordered? tr)</text:p>
      <text:p text:style-name="P34"><text:s text:c="9"/>(not (empty-tree? tr))</text:p>
      <text:p text:style-name="P34"><text:s text:c="9"/>(balanced? (left tr))</text:p>
      <text:p text:style-name="P34"><text:s text:c="9"/>(balanced? (right tr))</text:p>
      <text:p text:style-name="P34"><text:s text:c="9"/>(not (empty-tree? (left tr)))))</text:p>
      <text:p text:style-name="P34"><text:s text:c="2"/></text:p>
      <text:p text:style-name="P34"><text:s text:c="2"/>(defun right-heavy? (tr)</text:p>
      <text:p text:style-name="P34"><text:s text:c="4"/>(and (tree? tr)</text:p>
      <text:p text:style-name="P34"><text:soft-page-break/><text:s text:c="9"/>(not (empty-tree? tr))</text:p>
      <text:p text:style-name="P34"><text:s text:c="9"/>(= (height (right tr)) (+ 2 (height (left tr))))))</text:p>
      <text:p text:style-name="P34"><text:s text:c="2"/></text:p>
      <text:p text:style-name="P34"><text:s text:c="2"/>(defun outside-right-heavy? (tr)</text:p>
      <text:p text:style-name="P34"><text:s text:c="4"/>(and (right-heavy? tr)</text:p>
      <text:p text:style-name="P34"><text:s text:c="9"/>(or (= (height (right (right tr))) </text:p>
      <text:p text:style-name="P34"><text:s text:c="16"/>(height (left (right tr))))</text:p>
      <text:p text:style-name="P34"><text:s text:c="13"/>(= (height (right (right tr))) </text:p>
      <text:p text:style-name="P34"><text:s text:c="16"/>(+ 1 (height (left (right tr))))))))</text:p>
      <text:p text:style-name="P34"><text:s text:c="2"/></text:p>
      <text:p text:style-name="P34"><text:s text:c="2"/>(defun left-rotatable? (tr)</text:p>
      <text:p text:style-name="P34"><text:s text:c="4"/>(and (tree? tr)</text:p>
      <text:p text:style-name="P34"><text:s text:c="9"/>(not (empty-tree? tr))</text:p>
      <text:p text:style-name="P34"><text:s text:c="9"/>(balanced? (left tr))</text:p>
      <text:p text:style-name="P34"><text:s text:c="9"/>(balanced? (right tr))</text:p>
      <text:p text:style-name="P34"><text:s text:c="9"/>(not (empty-tree? (right tr)))))</text:p>
      <text:p text:style-name="P34"><text:s text:c="2"/></text:p>
      <text:p text:style-name="P34"><text:s text:c="2"/>(defun hard-R (tr)</text:p>
      <text:p text:style-name="P34"><text:s text:c="4"/>(let* ((z (key tr))</text:p>
      <text:p text:style-name="P34"><text:s text:c="11"/>(dz (data tr))</text:p>
      <text:p text:style-name="P34"><text:s text:c="11"/>(zL (left tr))</text:p>
      <text:p text:style-name="P34"><text:s text:c="11"/>(zR (right tr)))</text:p>
      <text:p text:style-name="P34"><text:s text:c="6"/>(easy-R (tree z dz (easy-L zL) zR))))</text:p>
      <text:p text:style-name="P34"><text:s text:c="2"/></text:p>
      <text:p text:style-name="P34"><text:s text:c="2"/>(defun hard-L (tr)</text:p>
      <text:p text:style-name="P34"><text:s text:c="4"/>(let* ((z (key tr))</text:p>
      <text:p text:style-name="P34"><text:s text:c="11"/>(dz (data tr))</text:p>
      <text:p text:style-name="P34"><text:s text:c="11"/>(zL (left tr))</text:p>
      <text:p text:style-name="P34"><text:s text:c="11"/>(zR (right tr)))</text:p>
      <text:p text:style-name="P34"><text:s text:c="6"/>(easy-L (tree z dz zL (easy-R zR)))))</text:p>
      <text:p text:style-name="P34"><text:s text:c="2"/></text:p>
      <text:p text:style-name="P34"><text:s text:c="2"/>(defun inside-left-heavy? (tr)</text:p>
      <text:p text:style-name="P34"><text:s text:c="4"/>(and (left-heavy? tr)</text:p>
      <text:p text:style-name="P34"><text:s text:c="9"/>(= (height (right (left tr)))</text:p>
      <text:p text:style-name="P34"><text:s text:c="12"/>(+ 1 (height (left (left tr)))))))</text:p>
      <text:p text:style-name="P34"><text:s text:c="2"/></text:p>
      <text:p text:style-name="P34"><text:soft-page-break/><text:s text:c="2"/>(defun hard-R-rotatable? (tr)</text:p>
      <text:p text:style-name="P34"><text:s text:c="4"/>(and (right-rotatable? tr)</text:p>
      <text:p text:style-name="P34"><text:s text:c="9"/>(left-rotatable? (left tr))))</text:p>
      <text:p text:style-name="P34"><text:s text:c="2"/></text:p>
      <text:p text:style-name="P34"><text:s text:c="2"/>(defun inside-right-heavy? (tr)</text:p>
      <text:p text:style-name="P34"><text:s text:c="4"/>(and (right-heavy? tr)</text:p>
      <text:p text:style-name="P34"><text:s text:c="9"/>(= (height (left (right tr)))</text:p>
      <text:p text:style-name="P34"><text:s text:c="12"/>(+ 1 (height (right (right tr)))))))</text:p>
      <text:p text:style-name="P34"><text:s text:c="2"/></text:p>
      <text:p text:style-name="P34"><text:s text:c="2"/>(defun hard-L-rotatable? (tr)</text:p>
      <text:p text:style-name="P34"><text:s text:c="4"/>(and (left-rotatable? tr)</text:p>
      <text:p text:style-name="P34"><text:s text:c="9"/>(right-rotatable? (right tr))))</text:p>
      <text:p text:style-name="P34"><text:s text:c="2"/></text:p>
      <text:p text:style-name="P34"><text:s text:c="2"/>(defun rot-R (tr)</text:p>
      <text:p text:style-name="P34"><text:s text:c="4"/>(let ((zL (left tr)))</text:p>
      <text:p text:style-name="P34"><text:s text:c="6"/>(if (&lt; (height (left zL)) (height (right zL)))</text:p>
      <text:p text:style-name="P34"><text:s text:c="10"/>(hard-R tr)</text:p>
      <text:p text:style-name="P34"><text:s text:c="10"/>(easy-R tr))))</text:p>
      <text:p text:style-name="P34"><text:s text:c="2"/></text:p>
      <text:p text:style-name="P34"><text:s text:c="2"/>(defun rot-L (tr)</text:p>
      <text:p text:style-name="P34"><text:s text:c="4"/>(let ((zR (right tr)))</text:p>
      <text:p text:style-name="P34"><text:s text:c="6"/>(if (&lt; (height (right zR)) (height (left zR)))</text:p>
      <text:p text:style-name="P34"><text:s text:c="10"/>(hard-L tr)</text:p>
      <text:p text:style-name="P34"><text:s text:c="10"/>(easy-L tr))))</text:p>
      <text:p text:style-name="P34"><text:s text:c="2"/></text:p>
      <text:p text:style-name="P34"><text:s text:c="2"/>; insertion</text:p>
      <text:p text:style-name="P34"><text:s text:c="2"/>(defun avl-insert (tr new-key new-datum)</text:p>
      <text:p text:style-name="P34"><text:s text:c="4"/>(if (empty-tree? tr)</text:p>
      <text:p text:style-name="P34"><text:s text:c="8"/>(tree new-key new-datum (empty-tree) (empty-tree))</text:p>
      <text:p text:style-name="P34"><text:s text:c="8"/>(if (key&lt; new-key (key tr))</text:p>
      <text:p text:style-name="P34"><text:s text:c="12"/>(let* ((subL (avl-insert (left tr) new-key new-datum))</text:p>
      <text:p text:style-name="P34"><text:s text:c="19"/>(subR (right tr))</text:p>
      <text:p text:style-name="P34"><text:s text:c="19"/>(new-tr (tree (key tr) (data tr) subL subR)))</text:p>
      <text:p text:style-name="P34"><text:s text:c="14"/>(if (= (height subL) (+ (height subR) 2))</text:p>
      <text:p text:style-name="P34"><text:s text:c="18"/>(rot-R new-tr)</text:p>
      <text:p text:style-name="P34"><text:s text:c="18"/>new-tr))</text:p>
      <text:p text:style-name="P34"><text:soft-page-break/><text:s text:c="12"/>(if (key&gt; new-key (key tr))</text:p>
      <text:p text:style-name="P34"><text:s text:c="16"/>(let* ((subL (left tr))</text:p>
      <text:p text:style-name="P34"><text:s text:c="23"/>(subR (avl-insert (right tr) new-key new-datum))</text:p>
      <text:p text:style-name="P34"><text:s text:c="23"/>(new-tr (tree (key tr) (data tr) subL subR)))</text:p>
      <text:p text:style-name="P34"><text:s text:c="18"/>(if (= (height subR) (+ (height subL) 2))</text:p>
      <text:p text:style-name="P34"><text:s text:c="22"/>(rot-L new-tr)</text:p>
      <text:p text:style-name="P34"><text:s text:c="22"/>new-tr))</text:p>
      <text:p text:style-name="P34"><text:s text:c="16"/>(tree new-key new-datum (left tr) (right tr))))))</text:p>
      <text:p text:style-name="P34"><text:s text:c="2"/></text:p>
      <text:p text:style-name="P34"><text:s text:c="2"/>; delete root - easy case</text:p>
      <text:p text:style-name="P34"><text:s text:c="2"/>(defun easy-delete (tr)</text:p>
      <text:p text:style-name="P34"><text:s text:c="4"/>(right tr))</text:p>
      <text:p text:style-name="P34"><text:s text:c="2"/></text:p>
      <text:p text:style-name="P34"><text:s text:c="2"/>; tree shrinking</text:p>
      <text:p text:style-name="P34"><text:s text:c="2"/>(defun shrink (tr)</text:p>
      <text:p text:style-name="P34"><text:s text:c="4"/>(if (empty-tree? (right tr))</text:p>
      <text:p text:style-name="P34"><text:s text:c="8"/>(list (key tr) (data tr) (left tr))</text:p>
      <text:p text:style-name="P34"><text:s text:c="8"/>(let* ((key-data-tree (shrink (right tr)))</text:p>
      <text:p text:style-name="P34"><text:s text:c="15"/>(k (car key-data-tree))</text:p>
      <text:p text:style-name="P34"><text:s text:c="15"/>(d (cadr key-data-tree))</text:p>
      <text:p text:style-name="P34"><text:s text:c="15"/>(subL (left tr))</text:p>
      <text:p text:style-name="P34"><text:s text:c="15"/>(subR (caddr key-data-tree))</text:p>
      <text:p text:style-name="P34"><text:s text:c="15"/>(shrunken-tr (tree (key tr) (data tr) subL subR)))</text:p>
      <text:p text:style-name="P34"><text:s text:c="10"/>(if (= (height subL) (+ 2 (height subR)))</text:p>
      <text:p text:style-name="P34"><text:s text:c="14"/>(list k d (rot-R shrunken-tr))</text:p>
      <text:p text:style-name="P34"><text:s text:c="14"/>(list k d shrunken-tr)))))</text:p>
      <text:p text:style-name="P34"><text:s text:c="2"/></text:p>
      <text:p text:style-name="P34"><text:s text:c="2"/>(defun raise-sacrum (tr)</text:p>
      <text:p text:style-name="P34"><text:s text:c="4"/>(let* ((key-data-tree (shrink (left tr)))</text:p>
      <text:p text:style-name="P34"><text:s text:c="11"/>(k (car key-data-tree))</text:p>
      <text:p text:style-name="P34"><text:s text:c="11"/>(d (cadr key-data-tree))</text:p>
      <text:p text:style-name="P34"><text:s text:c="11"/>(subL (caddr key-data-tree))</text:p>
      <text:p text:style-name="P34"><text:s text:c="11"/>(subR (right tr))</text:p>
      <text:p text:style-name="P34"><text:s text:c="11"/>(new-tr (tree k d subL subR)))</text:p>
      <text:p text:style-name="P34"><text:s text:c="6"/>(if (= (height subR) (+ 2 (height subL)))</text:p>
      <text:p text:style-name="P34"><text:s text:c="10"/>(rot-L new-tr)</text:p>
      <text:p text:style-name="P34"><text:soft-page-break/><text:s text:c="10"/>new-tr)))</text:p>
      <text:p text:style-name="P34"><text:s text:c="2"/></text:p>
      <text:p text:style-name="P34"><text:s text:c="2"/>; delete root - hard case</text:p>
      <text:p text:style-name="P34"><text:s text:c="2"/>(defun delete-root (tr)</text:p>
      <text:p text:style-name="P34"><text:s text:c="4"/>(if (empty-tree? (left tr))</text:p>
      <text:p text:style-name="P34"><text:s text:c="8"/>(easy-delete tr)</text:p>
      <text:p text:style-name="P34"><text:s text:c="8"/>(raise-sacrum tr)))</text:p>
      <text:p text:style-name="P34"><text:s text:c="2"/></text:p>
      <text:p text:style-name="P34"><text:s text:c="2"/>; deletion</text:p>
      <text:p text:style-name="P34"><text:s text:c="2"/>(defun avl-delete (tr k)</text:p>
      <text:p text:style-name="P34"><text:s text:c="4"/>(if (empty-tree? tr)</text:p>
      <text:p text:style-name="P34"><text:s text:c="8"/>tr</text:p>
      <text:p text:style-name="P34"><text:s text:c="8"/>(if (key&lt; k (key tr)) <text:s text:c="10"/>; key occurs in left subtree</text:p>
      <text:p text:style-name="P34"><text:s text:c="12"/>(let* ((new-left (avl-delete (left tr) k))</text:p>
      <text:p text:style-name="P34"><text:s text:c="19"/>(new-tr (tree (key tr) (data tr) </text:p>
      <text:p text:style-name="P34"><text:s text:c="33"/>new-left (right tr))))</text:p>
      <text:p text:style-name="P34"><text:s text:c="14"/>(if (= (height (right new-tr)) </text:p>
      <text:p text:style-name="P34"><text:s text:c="21"/>(+ 2 (height (left new-tr))))</text:p>
      <text:p text:style-name="P34"><text:s text:c="18"/>(rot-L new-tr)</text:p>
      <text:p text:style-name="P34"><text:s text:c="18"/>new-tr))</text:p>
      <text:p text:style-name="P34"><text:s text:c="12"/>(if (key&gt; k (key tr)) <text:s text:c="6"/>; key occurs in right subtree</text:p>
      <text:p text:style-name="P34"><text:s text:c="16"/>(let* ((new-right (avl-delete (right tr) k))</text:p>
      <text:p text:style-name="P34"><text:s text:c="23"/>(new-tr (tree (key tr) (data tr) </text:p>
      <text:p text:style-name="P34"><text:s text:c="37"/>(left tr) new-right)))</text:p>
      <text:p text:style-name="P34"><text:s text:c="18"/>(if (= (height (left new-tr)) </text:p>
      <text:p text:style-name="P34"><text:s text:c="25"/>(+ 2 (height (right new-tr))))</text:p>
      <text:p text:style-name="P34"><text:s text:c="22"/>(rot-R new-tr)</text:p>
      <text:p text:style-name="P34"><text:s text:c="22"/>new-tr))</text:p>
      <text:p text:style-name="P34"><text:s text:c="16"/>(delete-root tr))))) <text:s/>; key occurs at root</text:p>
      <text:p text:style-name="P34"><text:s text:c="2"/></text:p>
      <text:p text:style-name="P34"><text:s text:c="2"/>; retrieval</text:p>
      <text:p text:style-name="P34"><text:s text:c="2"/>(defun avl-retrieve (tr k) <text:s/>; delivers key/data pair with key = k</text:p>
      <text:p text:style-name="P34"><text:s text:c="4"/>(if (empty-tree? tr) <text:s text:c="5"/>; or nil if k does not occur in tr</text:p>
      <text:p text:style-name="P34"><text:s text:c="8"/>nil <text:s text:c="14"/>; signal k not present in tree</text:p>
      <text:p text:style-name="P34"><text:s text:c="8"/>(if (key&lt; k (key tr))</text:p>
      <text:p text:style-name="P34"><text:s text:c="12"/>(avl-retrieve (left tr) k) <text:s text:c="2"/>; search left subtree</text:p>
      <text:p text:style-name="P34"><text:soft-page-break/><text:s text:c="12"/>(if (key&gt; k (key tr))</text:p>
      <text:p text:style-name="P34"><text:s text:c="16"/>(avl-retrieve (right tr) k) ; search right subtree</text:p>
      <text:p text:style-name="P34"><text:s text:c="16"/>(cons k (data tr)))))) <text:s text:c="5"/>; k is at root, </text:p>
      <text:p text:style-name="P34"><text:s text:c="2"/>; deliver key/data pair</text:p>
      <text:p text:style-name="P34"><text:s text:c="2"/></text:p>
      <text:p text:style-name="P34"><text:s text:c="2"/>(defun avl-flatten (tr) <text:s/>; delivers all key/data cons-pairs</text:p>
      <text:p text:style-name="P34"><text:s text:c="4"/>(if (empty-tree? tr) <text:s text:c="2"/>; with keys in increasing order</text:p>
      <text:p text:style-name="P34"><text:s text:c="8"/>nil</text:p>
      <text:p text:style-name="P34"><text:s text:c="8"/>(append (avl-flatten (left tr))</text:p>
      <text:p text:style-name="P34"><text:s text:c="16"/>(list (cons (key tr) (data tr)))</text:p>
      <text:p text:style-name="P34"><text:s text:c="16"/>(avl-flatten (right tr)))))</text:p>
      <text:p text:style-name="P34"><text:s text:c="2"/></text:p>
      <text:p text:style-name="P34"><text:s text:c="2"/>(defun occurs-in-pairs? (k pairs)</text:p>
      <text:p text:style-name="P34"><text:s text:c="4"/>(and (consp pairs)</text:p>
      <text:p text:style-name="P34"><text:s text:c="9"/>(or (key= k (caar pairs))</text:p>
      <text:p text:style-name="P34"><text:s text:c="13"/>(occurs-in-pairs? k (cdr pairs)))))</text:p>
      <text:p text:style-name="P34"><text:s text:c="2"/></text:p>
      <text:p text:style-name="P34"><text:s text:c="2"/>(defun increasing-pairs? (pairs)</text:p>
      <text:p text:style-name="P34"><text:s text:c="4"/>(or (not (consp (cdr pairs)))</text:p>
      <text:p text:style-name="P34"><text:s text:c="8"/>(and (key&lt; (caar pairs) (caadr pairs))</text:p>
      <text:p text:style-name="P34"><text:s text:c="13"/>(increasing-pairs? (cdr pairs)))))</text:p>
      <text:p text:style-name="P34"><text:s text:c="2"/></text:p>
      <text:p text:style-name="P34"><text:s text:c="4"/>(defun avl-flatten-both (tr) <text:s/>; delivers all key/data cons-pairs</text:p>
      <text:p text:style-name="P34"><text:s text:c="4"/>(if (empty-tree? tr) <text:s text:c="7"/>; with keys in increasing order</text:p>
      <text:p text:style-name="P34"><text:s text:c="8"/>nil <text:s text:c="20"/>; and datum is also a flattened tree</text:p>
      <text:p text:style-name="P34"><text:s text:c="8"/>(append (avl-flatten-both (left tr))</text:p>
      <text:p text:style-name="P34"><text:s text:c="16"/>(list (cons (key tr) (list (avl-flatten (data tr)))))</text:p>
      <text:p text:style-name="P34"><text:s text:c="16"/>(avl-flatten-both (right tr)))))</text:p>
      <text:p text:style-name="P34"><text:s text:c="2"/></text:p>
      <text:p text:style-name="P34"><text:s text:c="2"/>(export Iavl-string-keys)</text:p>
      <text:p text:style-name="P34"><text:s text:c="2"/>)</text:p>
      <text:p text:style-name="P34"/>
      <text:p text:style-name="P34">(link Mavl-string-keys</text:p>
      <text:p text:style-name="P34"><text:s text:c="6"/>(import)</text:p>
      <text:p text:style-name="P34"><text:s text:c="6"/>(export Iavl-string-keys)</text:p>
      <text:p text:style-name="P34"><text:s text:c="6"/>(Mavl-string-keys-private))</text:p>
      <text:p text:style-name="P48"><text:span text:style-name="T1">Mbuild-tree.lisp</text:span></text:p>
      <text:p text:style-name="P32"/>
      <text:p text:style-name="P34">;75 Chars *****************************************************************</text:p>
      <text:p text:style-name="P34"/>
      <text:p text:style-name="P34">;Team Van Rossum</text:p>
      <text:p text:style-name="P34">;Software Engineering 1 </text:p>
      <text:p text:style-name="P34">;defines how to build a tree after reading in the file</text:p>
      <text:p text:style-name="P34"/>
      <text:p text:style-name="P34">; Defines the Module build tree</text:p>
      <text:p text:style-name="P34"/>
      <text:p text:style-name="P34">(require "mavl-string-keys.lisp")</text:p>
      <text:p text:style-name="P34"/>
      <text:p text:style-name="P34">(interface Ibuild-tree</text:p>
      <text:p text:style-name="P34"/>
      <text:p text:style-name="P34"><text:s text:c="2"/>(sig insert-into-tree (xs tree))</text:p>
      <text:p text:style-name="P34"><text:s text:c="2"/>(sig delegate-into-tree (xs))</text:p>
      <text:p text:style-name="P34"><text:s text:c="2"/>(sig parse-input (xs))</text:p>
      <text:p text:style-name="P34"><text:s text:c="2"/>)</text:p>
      <text:p text:style-name="P34"/>
      <text:p text:style-name="P34">(module Mbuild-tree-private</text:p>
      <text:p text:style-name="P34"><text:s text:c="2"/>(import Iavl-string-keys)</text:p>
      <text:p text:style-name="P34"><text:s text:c="2"/>(include-book "list-utilities" :dir :teachpacks)</text:p>
      <text:p text:style-name="P34"><text:s text:c="2"/>(include-book "io-utilities" :dir :teachpacks)</text:p>
      <text:p text:style-name="P34"><text:s text:c="2"/></text:p>
      <text:p text:style-name="P34"><text:s text:c="2"/>(set-state-ok t)</text:p>
      <text:p text:style-name="P34"><text:s text:c="2"/></text:p>
      <text:p text:style-name="P34"><text:s text:c="2"/>(defun insert-into-tree (xs tree)</text:p>
      <text:p text:style-name="P34"><text:s text:c="4"/>(let* ((tk (car xs))</text:p>
      <text:p text:style-name="P34"><text:s text:c="11"/>(td (cadr xs))</text:p>
      <text:p text:style-name="P34"><text:s text:c="11"/>(cp <text:s/>(caddr xs))</text:p>
      <text:p text:style-name="P34"><text:s text:c="11"/>(old-tree (avl-retrieve tree tk))</text:p>
      <text:p text:style-name="P34"><text:s text:c="11"/>(new-tree </text:p>
      <text:p text:style-name="P34"><text:s text:c="12"/>(if (equal old-tree nil)</text:p>
      <text:p text:style-name="P34"><text:s text:c="16"/>(avl-insert tree tk (avl-insert (empty-tree) td cp))</text:p>
      <text:p text:style-name="P34"><text:s text:c="16"/>(avl-insert tree tk (avl-insert (cdr old-tree) td cp)))))</text:p>
      <text:p text:style-name="P34"><text:s text:c="6"/>new-tree))</text:p>
      <text:p text:style-name="P34"><text:soft-page-break/><text:s text:c="2"/></text:p>
      <text:p text:style-name="P34"><text:s text:c="2"/>; this fuction takes a list of lists where each list of strings</text:p>
      <text:p text:style-name="P34"><text:s text:c="2"/>; contains the ticker, the closing price and the trade date.</text:p>
      <text:p text:style-name="P34"><text:s text:c="2"/>;Then it builds an AVL</text:p>
      <text:p text:style-name="P34"><text:s text:c="2"/>;tree using the tk as the key, and the closing price</text:p>
      <text:p text:style-name="P34"><text:s text:c="2"/>; and trade date as the data</text:p>
      <text:p text:style-name="P34"><text:s text:c="2"/>(defun delegate-into-tree-helper (xs tree)</text:p>
      <text:p text:style-name="P34"><text:s text:c="2"/>(if (consp (cdr xs))</text:p>
      <text:p text:style-name="P34"><text:s text:c="8"/>(delegate-into-tree-helper (cdr xs) (insert-into-tree (car xs) tree))</text:p>
      <text:p text:style-name="P34"><text:s text:c="8"/>(insert-into-tree (car xs) tree)))</text:p>
      <text:p text:style-name="P34"><text:s text:c="4"/></text:p>
      <text:p text:style-name="P34"><text:s text:c="2"/>(defun delegate-into-tree (xs)</text:p>
      <text:p text:style-name="P34"><text:s text:c="4"/>(delegate-into-tree-helper xs (empty-tree)))</text:p>
      <text:p text:style-name="P34"><text:s text:c="2"/></text:p>
      <text:p text:style-name="P34"><text:s text:c="2"/>(defun parse-input (xs)</text:p>
      <text:p text:style-name="P34"><text:s text:c="4"/>(if (consp xs)</text:p>
      <text:p text:style-name="P34"><text:s text:c="8"/>(let* ((cp (chrs-&gt;str (car(tokens '(#\&lt; #\c #\p #\&gt;)</text:p>
      <text:p text:style-name="P34"><text:s text:c="39"/>(str-&gt;chrs (cadr(car xs)))))))</text:p>
      <text:p text:style-name="P34"><text:s text:c="15"/>(td (chrs-&gt;str (car(tokens '(#\&lt; #\t #\d #\&gt;)</text:p>
      <text:p text:style-name="P34"><text:s text:c="38"/>(str-&gt;chrs (caddr(car xs)))))))</text:p>
      <text:p text:style-name="P34"><text:s text:c="15"/>(key (chrs-&gt;str (car(tokens '(#\&lt; #\t #\k #\&gt;)</text:p>
      <text:p text:style-name="P34"><text:s text:c="38"/>(str-&gt;chrs (caar xs)))))))</text:p>
      <text:p text:style-name="P34"><text:s text:c="10"/>(cons (list key td cp) (parse-input (cdr xs))))</text:p>
      <text:p text:style-name="P34"><text:s text:c="8"/>nil))</text:p>
      <text:p text:style-name="P34"><text:s text:c="2"/></text:p>
      <text:p text:style-name="P34"><text:s text:c="2"/>(export Ibuild-tree)</text:p>
      <text:p text:style-name="P34"><text:s text:c="2"/>)</text:p>
      <text:p text:style-name="P34"/>
      <text:p text:style-name="P34">(link Mbuild-tree</text:p>
      <text:p text:style-name="P34"><text:s text:c="6"/>(import Iavl-string-keys)</text:p>
      <text:p text:style-name="P34"><text:s text:c="6"/>(export Ibuild-tree)</text:p>
      <text:p text:style-name="P34"><text:s text:c="6"/>(Mbuild-tree-private))</text:p>
      <text:p text:style-name="P34"/>
      <text:p text:style-name="P34"/>
      <text:p text:style-name="P34"/>
      <text:p text:style-name="P34"/>
      <text:p text:style-name="P33"><text:soft-page-break/>Mcalc-slope-intercept.lisp</text:p>
      <text:p text:style-name="P32"/>
      <text:p text:style-name="P34">;75 Chars *****************************************************************</text:p>
      <text:p text:style-name="P34"/>
      <text:p text:style-name="P34">;Team Van Rossum</text:p>
      <text:p text:style-name="P34">;Software Engineering 1 </text:p>
      <text:p text:style-name="P34">;defines how to take a pruned tree and calculate slope and intercept</text:p>
      <text:p text:style-name="P34"/>
      <text:p text:style-name="P34">(require "mavl-string-keys.lisp")</text:p>
      <text:p text:style-name="P34">(require "mlinear_regression_functions.lisp")</text:p>
      <text:p text:style-name="P34"/>
      <text:p text:style-name="P34">(interface Icalc_slope_intercept</text:p>
      <text:p text:style-name="P34"/>
      <text:p text:style-name="P34"><text:s text:c="2"/>(sig build-total-child-helper (flat-sub-tree return-tree))</text:p>
      <text:p text:style-name="P34"><text:s text:c="2"/>(sig build-total-helper (flat-tree return-tree))</text:p>
      <text:p text:style-name="P34"><text:s text:c="2"/>(sig build-total-date-tree (flat-tree))</text:p>
      <text:p text:style-name="P34"><text:s text:c="2"/>(sig get_xs (flat_dates_values number))</text:p>
      <text:p text:style-name="P34"><text:s text:c="2"/>(sig get_ys (flat_dates_values))</text:p>
      <text:p text:style-name="P34"><text:s text:c="2"/>(sig get_list_and_slope_intercept (pruned_tree)))</text:p>
      <text:p text:style-name="P34"/>
      <text:p text:style-name="P34">(module Mcalc_slope_intercept-private</text:p>
      <text:p text:style-name="P34"><text:s text:c="2"/>(import Iavl-string-keys)</text:p>
      <text:p text:style-name="P34"><text:s text:c="2"/>(import Ilinear_regression_functions)</text:p>
      <text:p text:style-name="P34"><text:s text:c="2"/>(include-book "io-utilities" :dir :teachpacks)</text:p>
      <text:p text:style-name="P34"><text:s text:c="2"/>(include-book "list-utilities" :dir :teachpacks)</text:p>
      <text:p text:style-name="P34"><text:s text:c="2"/>(set-state-ok t)</text:p>
      <text:p text:style-name="P34"><text:s text:c="2"/></text:p>
      <text:p text:style-name="P34"><text:s text:c="2"/>(defun build-total-child-helper (flat-sub-tree return-tree)</text:p>
      <text:p text:style-name="P34"><text:s text:c="4"/>(if (consp flat-sub-tree)</text:p>
      <text:p text:style-name="P34"><text:s text:c="8"/>(let* ((key_date <text:s/>(caar flat-sub-tree))</text:p>
      <text:p text:style-name="P34"><text:s text:c="15"/>(key_value (cdar flat-sub-tree))</text:p>
      <text:p text:style-name="P34"><text:s text:c="15"/>(old_tree <text:s/>(avl-retrieve return-tree key_date))</text:p>
      <text:p text:style-name="P34"><text:s text:c="15"/>(old_value (cdr old_tree))</text:p>
      <text:p text:style-name="P34"><text:s text:c="15"/>(new-return-tree</text:p>
      <text:p text:style-name="P34"><text:s text:c="16"/>(if (equal old_tree nil)</text:p>
      <text:p text:style-name="P34"><text:s text:c="20"/>(avl-insert return-tree key_date (str-&gt;rat key_value))</text:p>
      <text:p text:style-name="P34"><text:soft-page-break/><text:s text:c="20"/>(avl-insert (avl-delete return-tree key_date) key_date</text:p>
      <text:p text:style-name="P34"><text:s text:c="32"/>(+ old_value (str-&gt;rat key_value)))</text:p>
      <text:p text:style-name="P34"><text:s text:c="20"/>)))</text:p>
      <text:p text:style-name="P34"><text:s text:c="10"/>(build-total-child-helper (cdr flat-sub-tree) new-return-tree))</text:p>
      <text:p text:style-name="P34"><text:s text:c="8"/>return-tree))</text:p>
      <text:p text:style-name="P34"><text:s text:c="2"/></text:p>
      <text:p text:style-name="P34"><text:s text:c="2"/>(defun build-total-helper (flat-tree return-tree)</text:p>
      <text:p text:style-name="P34"><text:s text:c="4"/>(if (consp flat-tree)</text:p>
      <text:p text:style-name="P34"><text:s text:c="8"/>(let* ((key_ticker (caar flat-tree))</text:p>
      <text:p text:style-name="P34"><text:s text:c="15"/>(date_list <text:s/>(cadar flat-tree))</text:p>
      <text:p text:style-name="P34"><text:s text:c="15"/>(new-return </text:p>
      <text:p text:style-name="P34"><text:s text:c="16"/>(build-total-child-helper date_list return-tree)))</text:p>
      <text:p text:style-name="P34"><text:s text:c="10"/>(build-total-helper (cdr flat-tree) new-return)</text:p>
      <text:p text:style-name="P34"><text:s text:c="10"/>)</text:p>
      <text:p text:style-name="P34"><text:s text:c="8"/>return-tree))</text:p>
      <text:p text:style-name="P34"><text:s text:c="2"/></text:p>
      <text:p text:style-name="P34"><text:s text:c="2"/>;spits out a tree where the datum are total ints of all keys</text:p>
      <text:p text:style-name="P34"><text:s text:c="2"/>;and the keys are string dates</text:p>
      <text:p text:style-name="P34"><text:s text:c="2"/>(defun build-total-date-tree (flat-tree)</text:p>
      <text:p text:style-name="P34"><text:s text:c="4"/>(build-total-helper flat-tree (empty-tree)))</text:p>
      <text:p text:style-name="P34"><text:s text:c="2"/></text:p>
      <text:p text:style-name="P34"><text:s text:c="2"/>(defun get_xs (flat_dates_values number)</text:p>
      <text:p text:style-name="P34"><text:s text:c="4"/>(if (consp flat_dates_values)</text:p>
      <text:p text:style-name="P34"><text:s text:c="8"/>(cons number (get_xs (cdr flat_dates_values) (+ 1 number)))</text:p>
      <text:p text:style-name="P34"><text:s text:c="8"/>nil))</text:p>
      <text:p text:style-name="P34"><text:s text:c="2"/></text:p>
      <text:p text:style-name="P34"><text:s text:c="2"/>(defun get_ys (flat_dates_values)</text:p>
      <text:p text:style-name="P34"><text:s text:c="4"/>(if (consp flat_dates_values)</text:p>
      <text:p text:style-name="P34"><text:s text:c="8"/>(cons (cdar flat_dates_values) (get_ys (cdr flat_dates_values)))</text:p>
      <text:p text:style-name="P34"><text:s text:c="8"/>nil))</text:p>
      <text:p text:style-name="P34"><text:s text:c="2"/></text:p>
      <text:p text:style-name="P34"><text:s text:c="2"/>;this is the method to call</text:p>
      <text:p text:style-name="P34"><text:s text:c="2"/>(defun get_list_and_slope_intercept (pruned_tree)</text:p>
      <text:p text:style-name="P34"><text:s text:c="4"/>(let* ((flat_dates_values</text:p>
      <text:p text:style-name="P34"><text:s text:c="12"/>(avl-flatten (build-total-date-tree</text:p>
      <text:p text:style-name="P34"><text:s text:c="26"/>(avl-flatten-both pruned_tree))))</text:p>
      <text:p text:style-name="P34"><text:soft-page-break/><text:s text:c="11"/>(xs (get_xs flat_dates_values 1))</text:p>
      <text:p text:style-name="P34"><text:s text:c="11"/>(ys (get_ys flat_dates_values))</text:p>
      <text:p text:style-name="P34"><text:s text:c="11"/>(b_a (compute_slope_intercept xs ys)))</text:p>
      <text:p text:style-name="P34"><text:s text:c="6"/>(list flat_dates_values b_a)))</text:p>
      <text:p text:style-name="P34"><text:s text:c="2"/></text:p>
      <text:p text:style-name="P34"><text:s text:c="2"/>(export Icalc_slope_intercept)</text:p>
      <text:p text:style-name="P34"><text:s text:c="2"/>)</text:p>
      <text:p text:style-name="P34"/>
      <text:p text:style-name="P34">(link Mcalc_slope_intercept</text:p>
      <text:p text:style-name="P34"><text:s text:c="6"/>(import Iavl-string-keys Ilinear_regression_functions)</text:p>
      <text:p text:style-name="P34"><text:s text:c="6"/>(export Icalc_slope_intercept)</text:p>
      <text:p text:style-name="P34"><text:s text:c="6"/>(Mcalc_slope_intercept-private))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3"><text:soft-page-break/>Mhtml.lisp</text:p>
      <text:p text:style-name="P32"/>
      <text:p text:style-name="P34">;75 Chars *****************************************************************</text:p>
      <text:p text:style-name="P34"/>
      <text:p text:style-name="P34">;Team Van Rossum</text:p>
      <text:p text:style-name="P34">;Software Engineering 1 </text:p>
      <text:p text:style-name="P34">;defines how to writeout the data to an HTML file</text:p>
      <text:p text:style-name="P34"/>
      <text:p text:style-name="P34">;Interface signatures for the HTMLGenerator module. </text:p>
      <text:p text:style-name="P34">(interface I-HTMLGenerator</text:p>
      <text:p text:style-name="P34"><text:s text:c="2"/>(sig regressionList-Helper(number slope intercept))</text:p>
      <text:p text:style-name="P34"><text:s text:c="2"/>(sig regressionList (xs slope intercept))</text:p>
      <text:p text:style-name="P34"><text:s text:c="2"/>(sig data-&gt;str (datesPrices regressionVals))</text:p>
      <text:p text:style-name="P34"><text:s text:c="2"/>(sig stringBuilder (valuesStr))</text:p>
      <text:p text:style-name="P34"><text:s text:c="2"/>(sig writeHTML(fileName datesPricesReg))</text:p>
      <text:p text:style-name="P34"><text:s text:c="2"/></text:p>
      <text:p text:style-name="P34"><text:s text:c="2"/>;regressionList contract</text:p>
      <text:p text:style-name="P34"><text:s text:c="2"/>(con regressionList-properties</text:p>
      <text:p text:style-name="P34"><text:s text:c="7"/>(if (not (consp xs))</text:p>
      <text:p text:style-name="P34"><text:s text:c="11"/>(equal (regressionList xs slope intercept) nil)</text:p>
      <text:p text:style-name="P34"><text:s text:c="11"/>;empty list returns nil</text:p>
      <text:p text:style-name="P34"><text:s text:c="11"/>(= (len xs) (len (regressionList xs slope intercept)))))</text:p>
      <text:p text:style-name="P34"><text:s text:c="2"/>;otherwise length should be the same as original</text:p>
      <text:p text:style-name="P34"><text:s text:c="2"/>)</text:p>
      <text:p text:style-name="P34"/>
      <text:p text:style-name="P34">(module M-HTMLGenerator-private</text:p>
      <text:p text:style-name="P34"><text:s text:c="2"/></text:p>
      <text:p text:style-name="P34"><text:s text:c="2"/>(include-book "arithmetic-3/top" :dir :system)</text:p>
      <text:p text:style-name="P34"><text:s text:c="2"/>(include-book "io-utilities" :dir :teachpacks)</text:p>
      <text:p text:style-name="P34"><text:s text:c="2"/>(include-book "list-utilities" :dir :teachpacks)</text:p>
      <text:p text:style-name="P34"><text:s text:c="2"/>(include-book "doublecheck" :dir :teachpacks)</text:p>
      <text:p text:style-name="P34"><text:s text:c="2"/>(include-book "testing" :dir :teachpacks)</text:p>
      <text:p text:style-name="P34"><text:s text:c="2"/>(set-state-ok t)</text:p>
      <text:p text:style-name="P34"><text:s text:c="2"/></text:p>
      <text:p text:style-name="P34"><text:s text:c="2"/>;regressionList (xs)</text:p>
      <text:p text:style-name="P34"><text:s text:c="2"/>;This function takes in a list of numbers and</text:p>
      <text:p text:style-name="P34"><text:soft-page-break/><text:s text:c="2"/>;generates a list of regression values based on</text:p>
      <text:p text:style-name="P34"><text:s text:c="2"/>;a slope and intercept (mx+b)</text:p>
      <text:p text:style-name="P34"><text:s text:c="2"/>;xs = the list of values</text:p>
      <text:p text:style-name="P34"><text:s text:c="2"/>;slope = the calculated slope (m) from the regression module (s)</text:p>
      <text:p text:style-name="P34"><text:s text:c="2"/>;intercept = the calculated intercept (b) from the regression module (s)</text:p>
      <text:p text:style-name="P34"><text:s text:c="2"/></text:p>
      <text:p text:style-name="P34"><text:s text:c="2"/>(defun regressionList-helper (number slope intercept) </text:p>
      <text:p text:style-name="P34"><text:s text:c="4"/>(if (&lt;= number 0)</text:p>
      <text:p text:style-name="P34"><text:s text:c="8"/>nil</text:p>
      <text:p text:style-name="P34"><text:s text:c="8"/>(cons <text:s/>(+ (* slope number) intercept) (regressionList-helper</text:p>
      <text:p text:style-name="P34"><text:s text:c="33"/>(- number 1) slope intercept))))</text:p>
      <text:p text:style-name="P34"><text:s text:c="2"/></text:p>
      <text:p text:style-name="P34"><text:s text:c="2"/>(defun regressionList (xs slope intercept)</text:p>
      <text:p text:style-name="P34"><text:s text:c="4"/>(reverse (regressionList-helper (len xs) slope intercept)))</text:p>
      <text:p text:style-name="P34"><text:s text:c="2"/></text:p>
      <text:p text:style-name="P34"><text:s text:c="2"/>;data-&gt;str (dates totalPrices reg) </text:p>
      <text:p text:style-name="P34"><text:s text:c="2"/>;This function takes in the data and converts it to</text:p>
      <text:p text:style-name="P34"><text:s text:c="2"/>;a string representation of a matrix to be used for</text:p>
      <text:p text:style-name="P34"><text:s text:c="2"/>;the Google visualization API.</text:p>
      <text:p text:style-name="P34"><text:s text:c="2"/>;dates = the analysis request dates (x-axis)</text:p>
      <text:p text:style-name="P34"><text:s text:c="2"/>;totalPrices = the total closing prices of the stocks</text:p>
      <text:p text:style-name="P34"><text:s text:c="2"/>;within the analysis file for a specific closing date (y-axis 1)</text:p>
      <text:p text:style-name="P34"><text:s text:c="2"/>;reg = the linear regression data set (y -axis 2)</text:p>
      <text:p text:style-name="P34"><text:s text:c="2"/></text:p>
      <text:p text:style-name="P34"><text:s text:c="2"/>; new format gives a date, value, null null, linear regression, null, null</text:p>
      <text:p text:style-name="P34"><text:s text:c="2"/>;[new Date(2008, 1 ,1), 30000, null, null, 40645, null, null],</text:p>
      <text:p text:style-name="P34"><text:s text:c="2"/></text:p>
      <text:p text:style-name="P34"><text:s text:c="2"/>;Note: both datesPrices and regressionVals will be indexed the same ,</text:p>
      <text:p text:style-name="P34"><text:s text:c="2"/>; so checking if we haved reachedthe end of regressionVals</text:p>
      <text:p text:style-name="P34"><text:s text:c="2"/>; should be sufficient. </text:p>
      <text:p text:style-name="P34"><text:s text:c="2"/>;rat-&gt;str requires a number of sig figs, for now im using 4...</text:p>
      <text:p text:style-name="P34"><text:s text:c="2"/>(defun data-&gt;str (datesPrices regressionVals)</text:p>
      <text:p text:style-name="P34"><text:s text:c="4"/>(if (endp regressionVals)</text:p>
      <text:p text:style-name="P34"><text:s text:c="8"/>nil</text:p>
      <text:p text:style-name="P34"><text:s text:c="8"/>(let* ((date-dgts (caar datesPrices))</text:p>
      <text:p text:style-name="P34"><text:s text:c="15"/>(mnth <text:s text:c="2"/>(subseq date-dgts 4 6))</text:p>
      <text:p text:style-name="P34"><text:soft-page-break/><text:s text:c="15"/>(day <text:s text:c="3"/>(subseq date-dgts 6 8))</text:p>
      <text:p text:style-name="P34"><text:s text:c="15"/>(year <text:s text:c="2"/>(subseq date-dgts 0 4))</text:p>
      <text:p text:style-name="P34"><text:s text:c="15"/>(full_s (concatenate 'string "[new Date(" year "," mnth ","</text:p>
      <text:p text:style-name="P34"><text:s text:c="15"/>day ")," (rat-&gt;str (car regressionVals) 4) ", null, null, "</text:p>
      <text:p text:style-name="P34"><text:s text:c="16"/>(rat-&gt;str (cdar datesPrices) 4) <text:s/>", null, null]")))</text:p>
      <text:p text:style-name="P34"><text:s text:c="10"/>(if (equal (cdr regressionVals) nil)</text:p>
      <text:p text:style-name="P34"><text:s text:c="14"/>;if this is the last element,</text:p>
      <text:p text:style-name="P34"><text:s text:c="14"/>;format without a comma.</text:p>
      <text:p text:style-name="P34"><text:s text:c="14"/>full_s</text:p>
      <text:p text:style-name="P34"><text:s text:c="14"/>(concatenate 'string full_s ", \n"</text:p>
      <text:p text:style-name="P34"><text:s text:c="18"/>(data-&gt;str (cdr datesPrices)(cdr regressionVals))) <text:s text:c="29"/></text:p>
      <text:p text:style-name="P34"><text:s text:c="14"/>))))</text:p>
      <text:p text:style-name="P34"><text:s text:c="2"/></text:p>
      <text:p text:style-name="P34"><text:s text:c="2"/></text:p>
      <text:p text:style-name="P34"><text:s text:c="2"/>;stringBuilder (valuesStr)</text:p>
      <text:p text:style-name="P34"><text:s text:c="2"/>;This function builds an HTML string from a data string </text:p>
      <text:p text:style-name="P34"><text:s text:c="2"/>;that will generate a Google visualization line graph.</text:p>
      <text:p text:style-name="P34"><text:s text:c="2"/>;valuesStr = input string with values to graph</text:p>
      <text:p text:style-name="P34"><text:s text:c="2"/>(defun stringBuilder (valuesStr)</text:p>
      <text:p text:style-name="P34"><text:s text:c="4"/>(list </text:p>
      <text:p text:style-name="P34"><text:s text:c="5"/></text:p>
      <text:p text:style-name="P34"><text:s text:c="5"/>"&lt;html&gt;</text:p>
      <text:p text:style-name="P34"><text:s text:c="2"/>&lt;head&gt;</text:p>
      <text:p text:style-name="P34"><text:s text:c="4"/>&lt;script type='text/javascript' src='http://www.google.com/jsapi'&gt;</text:p>
      <text:p text:style-name="P34">&lt;/script&gt;</text:p>
      <text:p text:style-name="P34"><text:s text:c="4"/>&lt;script type='text/javascript'&gt;</text:p>
      <text:p text:style-name="P34"><text:s text:c="6"/>google.load('visualization', '1',</text:p>
      <text:p text:style-name="P34"><text:s/>{'packages':['annotatedtimeline']});</text:p>
      <text:p text:style-name="P34"><text:s text:c="6"/>google.setOnLoadCallback(drawChart);</text:p>
      <text:p text:style-name="P34"><text:s text:c="6"/>function drawChart() {</text:p>
      <text:p text:style-name="P34"><text:s text:c="8"/>var data = new google.visualization.DataTable();</text:p>
      <text:p text:style-name="P34"><text:s text:c="8"/>data.addColumn('date', 'Date');</text:p>
      <text:p text:style-name="P34"><text:s text:c="8"/>data.addColumn('number', 'Linear Regression');</text:p>
      <text:p text:style-name="P34"><text:s text:c="8"/>data.addColumn('string', 'title1');</text:p>
      <text:p text:style-name="P34"><text:s text:c="8"/>data.addColumn('string', 'text1');</text:p>
      <text:p text:style-name="P34"><text:s text:c="8"/>data.addColumn('number', 'Total Values');</text:p>
      <text:p text:style-name="P34"><text:soft-page-break/><text:s text:c="8"/>data.addColumn('string', 'title2');</text:p>
      <text:p text:style-name="P34"><text:s text:c="8"/>data.addColumn('string', 'text2');</text:p>
      <text:p text:style-name="P34"><text:s text:c="8"/>data.addRows(["</text:p>
      <text:p text:style-name="P34"><text:s text:c="5"/></text:p>
      <text:p text:style-name="P34"><text:s text:c="5"/>(concatenate 'string valuesStr)</text:p>
      <text:p text:style-name="P34"><text:s text:c="5"/></text:p>
      <text:p text:style-name="P34"><text:s text:c="5"/>"]);</text:p>
      <text:p text:style-name="P34"/>
      <text:p text:style-name="P34"><text:s text:c="8"/>var chart = new google.visualization.AnnotatedTimeLine(</text:p>
      <text:p text:style-name="P34">document.getElementById('chart_div'));</text:p>
      <text:p text:style-name="P34"><text:s text:c="8"/>chart.draw(data, {displayAnnotations: true});</text:p>
      <text:p text:style-name="P34"><text:s text:c="6"/>}</text:p>
      <text:p text:style-name="P34"><text:s text:c="4"/>&lt;/script&gt;</text:p>
      <text:p text:style-name="P34"><text:s text:c="2"/>&lt;/head&gt;</text:p>
      <text:p text:style-name="P34"/>
      <text:p text:style-name="P34"><text:s text:c="2"/>&lt;body&gt;</text:p>
      <text:p text:style-name="P34"><text:s text:c="4"/>&lt;div id='chart_div' style='width: 1200px; height: 800px;'&gt;&lt;/div&gt;</text:p>
      <text:p text:style-name="P34"><text:s text:c="2"/>&lt;/body&gt;</text:p>
      <text:p text:style-name="P34">&lt;/html&gt;"))</text:p>
      <text:p text:style-name="P34"><text:s text:c="2"/></text:p>
      <text:p text:style-name="P34"><text:s text:c="2"/>;writeFile (fileName dataStrList)</text:p>
      <text:p text:style-name="P34"><text:s text:c="2"/>;This function writes day-by-day total closing price of the stocks </text:p>
      <text:p text:style-name="P34"><text:s text:c="2"/>;within an analysis request along with a linear least-squares </text:p>
      <text:p text:style-name="P34"><text:s text:c="2"/>;regression line</text:p>
      <text:p text:style-name="P34"><text:s text:c="2"/>;to an HTML file. This content is then transformed</text:p>
      <text:p text:style-name="P34"><text:s text:c="2"/>;by the Google visualization</text:p>
      <text:p text:style-name="P34"><text:s text:c="2"/>;API into a line graph representation.</text:p>
      <text:p text:style-name="P34"><text:s text:c="2"/>;fileName = the output file to write to.</text:p>
      <text:p text:style-name="P34"><text:s text:c="2"/>;datesPricesReg = (((td, sumcp)(td2, sumcp2) ...) slope intercept)</text:p>
      <text:p text:style-name="P34"><text:s text:c="2"/>;</text:p>
      <text:p text:style-name="P34"><text:s text:c="2"/>;Note: This is the entry point for this module.</text:p>
      <text:p text:style-name="P34"><text:s text:c="2"/>;This function should be the only one called externally. </text:p>
      <text:p text:style-name="P34"><text:s text:c="2"/>(defun writeHTML (fileName datesPricesReg) </text:p>
      <text:p text:style-name="P34"><text:s text:c="4"/>(let* ((intercept (cadadr datesPricesReg))</text:p>
      <text:p text:style-name="P34"><text:s text:c="11"/>(slope (caadr datesPricesReg))</text:p>
      <text:p text:style-name="P34"><text:s text:c="11"/>(xs (car datesPricesReg))</text:p>
      <text:p text:style-name="P34"><text:soft-page-break/><text:s text:c="11"/>(regressionVals (regressionList xs slope intercept))</text:p>
      <text:p text:style-name="P34"><text:s text:c="11"/>(dataStrConversion (data-&gt;str (car datesPricesReg)</text:p>
      <text:p text:style-name="P34"><text:s text:c="41"/>regressionVals))</text:p>
      <text:p text:style-name="P34"><text:s text:c="11"/>(htmlResult (stringBuilder dataStrConversion)))</text:p>
      <text:p text:style-name="P34"><text:s text:c="6"/>(string-list-&gt;file fileName htmlResult state)</text:p>
      <text:p text:style-name="P34"><text:s text:c="6"/>))</text:p>
      <text:p text:style-name="P34"><text:s text:c="2"/></text:p>
      <text:p text:style-name="P34"><text:s text:c="2"/>(export I-HTMLGenerator)</text:p>
      <text:p text:style-name="P34"><text:s text:c="2"/>)</text:p>
      <text:p text:style-name="P34"/>
      <text:p text:style-name="P34">(link M-HTMLGenerator</text:p>
      <text:p text:style-name="P34"><text:s text:c="6"/>(import)</text:p>
      <text:p text:style-name="P34"><text:s text:c="6"/>(export I-HTMLGenerator)</text:p>
      <text:p text:style-name="P34"><text:s text:c="6"/>(M-HTMLGenerator-private))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/>
      <text:p text:style-name="P34"/>
      <text:p text:style-name="P34"/>
      <text:p text:style-name="P32">Minput.lisp</text:p>
      <text:p text:style-name="P32"/>
      <text:p text:style-name="P34">;75 Chars *****************************************************************</text:p>
      <text:p text:style-name="P34"/>
      <text:p text:style-name="P34">;Team Van Rossum</text:p>
      <text:p text:style-name="P34">;Software Engineering 1 </text:p>
      <text:p text:style-name="P34">;defines how a file is imported for tree creation</text:p>
      <text:p text:style-name="P34"/>
      <text:p text:style-name="P34">(interface Iinput</text:p>
      <text:p text:style-name="P34"><text:s text:c="2"/>(sig break-on-&lt;sr&gt; (filename state))</text:p>
      <text:p text:style-name="P34"><text:s text:c="2"/>(sig extract-fields (xs))</text:p>
      <text:p text:style-name="P34"><text:s text:c="2"/>(sig generate-tuples (xs))</text:p>
      <text:p text:style-name="P34"><text:s text:c="2"/>(sig file-&gt;tuples (filename state)))</text:p>
      <text:p text:style-name="P34"/>
      <text:p text:style-name="P34">(module Minput-private</text:p>
      <text:p text:style-name="P34"><text:s text:c="2"/>(include-book "list-utilities" :dir :teachpacks)</text:p>
      <text:p text:style-name="P34"><text:s text:c="2"/>(include-book "io-utilities" :dir :teachpacks)</text:p>
      <text:p text:style-name="P34"><text:s text:c="2"/>(set-state-ok t)</text:p>
      <text:p text:style-name="P34"><text:s text:c="2"/></text:p>
      <text:p text:style-name="P34"><text:s text:c="2"/>; (break-on-&lt;sr&gt; filename state)</text:p>
      <text:p text:style-name="P34"><text:s text:c="2"/>; This function takes in a file and a state and delivers a list of</text:p>
      <text:p text:style-name="P34"><text:s text:c="2"/>; lists of strings</text:p>
      <text:p text:style-name="P34"><text:s text:c="2"/>; filename = string representation of the file to read</text:p>
      <text:p text:style-name="P34"><text:s text:c="2"/>; state = file-&gt;string state</text:p>
      <text:p text:style-name="P34"><text:s text:c="2"/>(defun break-on-&lt;sr&gt; (filename state)</text:p>
      <text:p text:style-name="P34"><text:s text:c="4"/>(let* ((rawinput (car (file-&gt;string filename state)))</text:p>
      <text:p text:style-name="P34"><text:s text:c="11"/>(srsplit (packets "&lt;sr&gt;" (words rawinput))))</text:p>
      <text:p text:style-name="P34"><text:s text:c="6"/>(cdr srsplit)))</text:p>
      <text:p text:style-name="P34"><text:s text:c="2"/></text:p>
      <text:p text:style-name="P34"><text:s text:c="2"/>; (extract-fields xs)</text:p>
      <text:p text:style-name="P34"><text:s text:c="2"/>; This function takes a list of strings and returns a list of three</text:p>
      <text:p text:style-name="P34"><text:soft-page-break/><text:s text:c="2"/>; strings representing the ticker, closing price, and trading date</text:p>
      <text:p text:style-name="P34"><text:s text:c="2"/>; of a particular stock record, respectively</text:p>
      <text:p text:style-name="P34"><text:s text:c="2"/>; xs = list of strings representing fields in a stock record</text:p>
      <text:p text:style-name="P34"><text:s text:c="2"/>(defun extract-fields (xs)</text:p>
      <text:p text:style-name="P34"><text:s text:c="4"/>(let* ((tk (nth 0 xs))</text:p>
      <text:p text:style-name="P34"><text:s text:c="11"/>(cp (nth 5 xs))</text:p>
      <text:p text:style-name="P34"><text:s text:c="11"/>(td (nth 1 xs)))</text:p>
      <text:p text:style-name="P34"><text:s text:c="6"/>(cons tk (list cp td))))</text:p>
      <text:p text:style-name="P34"><text:s text:c="2"/></text:p>
      <text:p text:style-name="P34"><text:s text:c="2"/>; (generate-tuples xs)</text:p>
      <text:p text:style-name="P34"><text:s text:c="2"/>; This function takes a list of a list of strings, where each list</text:p>
      <text:p text:style-name="P34"><text:s text:c="2"/>; of strings represents a stock record, and each string is a field.</text:p>
      <text:p text:style-name="P34"><text:s text:c="2"/>; It returns a list of lists of strings, in which each list of</text:p>
      <text:p text:style-name="P34"><text:s text:c="2"/>; strings only contains the ticker, closing price, and trading</text:p>
      <text:p text:style-name="P34"><text:s text:c="2"/>; date of the corresponding stock record, respectively</text:p>
      <text:p text:style-name="P34"><text:s text:c="2"/>; xs = list of lists of strings representing stock records</text:p>
      <text:p text:style-name="P34"><text:s text:c="2"/>(defun generate-tuples (xs)</text:p>
      <text:p text:style-name="P34"><text:s text:c="4"/>(if (consp xs)</text:p>
      <text:p text:style-name="P34"><text:s text:c="8"/>(let* ((first (extract-fields (car xs)))</text:p>
      <text:p text:style-name="P34"><text:s text:c="15"/>(rest (generate-tuples (cdr xs))))</text:p>
      <text:p text:style-name="P34"><text:s text:c="10"/>(cons first rest))</text:p>
      <text:p text:style-name="P34"><text:s text:c="8"/>nil))</text:p>
      <text:p text:style-name="P34"><text:s text:c="2"/></text:p>
      <text:p text:style-name="P34"><text:s text:c="2"/>; (file-&gt;tuples filename state)</text:p>
      <text:p text:style-name="P34"><text:s text:c="2"/>; This function takes a file and a state and returns a list of lists</text:p>
      <text:p text:style-name="P34"><text:s text:c="2"/>; of strings, in which each list of strings contains the ticker,</text:p>
      <text:p text:style-name="P34"><text:s text:c="2"/>; closing price, and trade date of a given stock record, respectively</text:p>
      <text:p text:style-name="P34"><text:s text:c="2"/>; filename = string representation of the file to read</text:p>
      <text:p text:style-name="P34"><text:s text:c="2"/>; state = file-&gt;string state</text:p>
      <text:p text:style-name="P34"><text:s text:c="2"/>(defun file-&gt;tuples (filename state)</text:p>
      <text:p text:style-name="P34"><text:s text:c="4"/>(generate-tuples (break-on-&lt;sr&gt; filename state)))</text:p>
      <text:p text:style-name="P34"><text:s text:c="2"/></text:p>
      <text:p text:style-name="P34"><text:s text:c="2"/>(export Iinput)</text:p>
      <text:p text:style-name="P34"><text:s text:c="2"/>)</text:p>
      <text:p text:style-name="P34"/>
      <text:p text:style-name="P34">(link Minput</text:p>
      <text:p text:style-name="P34"><text:soft-page-break/><text:s text:c="6"/>(import)</text:p>
      <text:p text:style-name="P34"><text:s text:c="6"/>(export Iinput)</text:p>
      <text:p text:style-name="P34"><text:s text:c="6"/>(Minput-private))</text:p>
      <text:p text:style-name="P34"/>
      <text:p text:style-name="P34"/>
      <text:p text:style-name="P34"/>
      <text:p text:style-name="P34"/>
      <text:p text:style-name="P32">Mlinear-regression-functions.lisp</text:p>
      <text:p text:style-name="P32"/>
      <text:p text:style-name="P34">Jakob Griffith</text:p>
      <text:p text:style-name="P34">;functions</text:p>
      <text:p text:style-name="P34">(interface Ilinear_regression_functions</text:p>
      <text:p text:style-name="P34"><text:s/>(sig compute_slope_intercept (xs ys)))</text:p>
      <text:p text:style-name="P34"/>
      <text:p text:style-name="P34">(module Mlinear_regression_functions-private</text:p>
      <text:p text:style-name="P34"><text:s text:c="2"/></text:p>
      <text:p text:style-name="P34">(include-book "io-utilities" :dir :teachpacks)</text:p>
      <text:p text:style-name="P34">(include-book "list-utilities" :dir :teachpacks)</text:p>
      <text:p text:style-name="P34">(set-state-ok t)</text:p>
      <text:p text:style-name="P34"/>
      <text:p text:style-name="P34">;helper function for different avg</text:p>
      <text:p text:style-name="P34">(defun avg-helper (xs length-xs)</text:p>
      <text:p text:style-name="P34"><text:s text:c="2"/>(if (consp xs)</text:p>
      <text:p text:style-name="P34"><text:s text:c="6"/>(+ (/ (car xs) length-xs) (avg-helper (cdr xs) length-xs))</text:p>
      <text:p text:style-name="P34"><text:s text:c="6"/>0))</text:p>
      <text:p text:style-name="P34"/>
      <text:p text:style-name="P34">;function calculates avg in a different way</text:p>
      <text:p text:style-name="P34">(defun avg(xs)</text:p>
      <text:p text:style-name="P34"><text:s text:c="2"/>(if (consp xs)</text:p>
      <text:p text:style-name="P34"><text:s text:c="6"/>(avg-helper xs (length xs))</text:p>
      <text:p text:style-name="P34"><text:s text:c="2"/>nil))</text:p>
      <text:p text:style-name="P34"/>
      <text:p text:style-name="P34">;helper function for adding scalar to a list</text:p>
      <text:p text:style-name="P34">(defun vector_plus_scalar-helper (xs x)</text:p>
      <text:p text:style-name="P34"><text:s text:c="2"/>(if (consp xs)</text:p>
      <text:p text:style-name="P34"><text:s text:c="6"/>(cons (+ (car xs) x) (vector_plus_scalar-helper (cdr xs) x))</text:p>
      <text:p text:style-name="P34"><text:soft-page-break/><text:s text:c="6"/>nil))</text:p>
      <text:p text:style-name="P34"/>
      <text:p text:style-name="P34">;function adds a scalar to a list.</text:p>
      <text:p text:style-name="P34">(defun vector_plus_scalar (xs x)</text:p>
      <text:p text:style-name="P34"><text:s text:c="2"/>(if (and (rationalp x) (consp xs))</text:p>
      <text:p text:style-name="P34"><text:s text:c="6"/>(vector_plus_scalar-helper xs x)</text:p>
      <text:p text:style-name="P34"><text:s text:c="6"/>nil))</text:p>
      <text:p text:style-name="P34"/>
      <text:p text:style-name="P34">;helper function for adding scalar to a list</text:p>
      <text:p text:style-name="P34">(defun vector_mul_vector-helper (xs ys)</text:p>
      <text:p text:style-name="P34"><text:s text:c="2"/>(if (and (consp ys) (consp xs))</text:p>
      <text:p text:style-name="P34"><text:s text:c="6"/>(cons (* (car xs) (car ys)) </text:p>
      <text:p text:style-name="P34"><text:s text:c="12"/>(vector_mul_vector-helper (cdr xs) (cdr ys)))</text:p>
      <text:p text:style-name="P34"><text:s text:c="6"/>nil))</text:p>
      <text:p text:style-name="P34"/>
      <text:p text:style-name="P34">;function adds a scalar to a list.</text:p>
      <text:p text:style-name="P34">(defun vector_mul_vector (xs ys)</text:p>
      <text:p text:style-name="P34"><text:s text:c="2"/>(if (and (consp ys) (consp xs) (equal (length ys) (length xs)))</text:p>
      <text:p text:style-name="P34"><text:s text:c="6"/>(vector_mul_vector-helper xs ys)</text:p>
      <text:p text:style-name="P34"><text:s text:c="6"/>nil))</text:p>
      <text:p text:style-name="P34"/>
      <text:p text:style-name="P34">;function computers the r value</text:p>
      <text:p text:style-name="P34">(defun compute_r_xvar (xs ys xavg yavg)</text:p>
      <text:p text:style-name="P34"><text:s text:c="2"/>(if (and (rationalp xavg) (rationalp yavg) (consp ys) </text:p>
      <text:p text:style-name="P34"><text:s text:c="11"/>(consp xs) (equal (length ys) (length xs)))</text:p>
      <text:p text:style-name="P34"><text:s text:c="6"/>(let* ((x_m_a <text:s text:c="2"/>(vector_plus_scalar xs (- 0 xavg)))</text:p>
      <text:p text:style-name="P34"><text:s text:c="13"/>(y_m_a <text:s text:c="2"/>(vector_plus_scalar ys (- 0 yavg)))</text:p>
      <text:p text:style-name="P34"><text:s text:c="13"/>(x_mul_y (vector_mul_vector x_m_a y_m_a)))</text:p>
      <text:p text:style-name="P34"><text:s text:c="6"/>(avg x_mul_y))</text:p>
      <text:p text:style-name="P34"><text:s text:c="6"/>nil))</text:p>
      <text:p text:style-name="P34"/>
      <text:p text:style-name="P34">;quick wrapper for xvar</text:p>
      <text:p text:style-name="P34">(defun compute_xvar (xs xavg)</text:p>
      <text:p text:style-name="P34"><text:s text:c="2"/>(if (and (rationalp xavg) (consp xs))</text:p>
      <text:p text:style-name="P34"><text:s text:c="6"/>(compute_r_xvar xs xs xavg xavg)</text:p>
      <text:p text:style-name="P34"><text:s text:c="6"/>nil))</text:p>
      <text:p text:style-name="P34"><text:soft-page-break/></text:p>
      <text:p text:style-name="P34">;function computers slope and interectp and puts them into a list r.</text:p>
      <text:p text:style-name="P34">;b is slope</text:p>
      <text:p text:style-name="P34">;a is intercept</text:p>
      <text:p text:style-name="P34">(defun compute_slope_intercept (xs ys)</text:p>
      <text:p text:style-name="P34"><text:s text:c="2"/>(if (and (consp xs) (consp ys))</text:p>
      <text:p text:style-name="P34"><text:s text:c="6"/>(let* ((yavg (avg ys))</text:p>
      <text:p text:style-name="P34"><text:s text:c="13"/>(xavg (avg xs))</text:p>
      <text:p text:style-name="P34"><text:s text:c="13"/>(r <text:s text:c="3"/>(compute_r_xvar xs ys xavg yavg))</text:p>
      <text:p text:style-name="P34"><text:s text:c="13"/>(xvar (compute_xvar xs xavg))</text:p>
      <text:p text:style-name="P34"><text:s text:c="13"/>(b (/ r xvar))</text:p>
      <text:p text:style-name="P34"><text:s text:c="13"/>(a (- yavg (* b xavg))))</text:p>
      <text:p text:style-name="P34"><text:s text:c="8"/>(list b a))</text:p>
      <text:p text:style-name="P34"><text:s text:c="6"/>nil))</text:p>
      <text:p text:style-name="P34"/>
      <text:p text:style-name="P34"/>
      <text:p text:style-name="P34">;*************************************</text:p>
      <text:p text:style-name="P34">;everything below this line is IO</text:p>
      <text:p text:style-name="P34">;*************************************</text:p>
      <text:p text:style-name="P34"/>
      <text:p text:style-name="P34"/>
      <text:p text:style-name="P34">;convert a list of chars into a list of rational numbers</text:p>
      <text:p text:style-name="P34">(defun chrs_list-&gt;ration_list (xs)</text:p>
      <text:p text:style-name="P34"><text:s text:c="2"/>(if (consp xs)</text:p>
      <text:p text:style-name="P34"><text:s text:c="6"/>(cons (str-&gt;rat (chrs-&gt;str (car xs))) (chrs_list-&gt;ration_list </text:p>
      <text:p text:style-name="P34"><text:s text:c="45"/>(cdr xs)))</text:p>
      <text:p text:style-name="P34"><text:s text:c="7"/>nil))</text:p>
      <text:p text:style-name="P34"/>
      <text:p text:style-name="P34">;function splits a list of numbers into a list of xs and ys</text:p>
      <text:p text:style-name="P34">(defun split_xs_ys (xs)</text:p>
      <text:p text:style-name="P34"><text:s text:c="2"/>(if (consp (cdddr xs))</text:p>
      <text:p text:style-name="P34"><text:s text:c="6"/>(let* ((tfirst <text:s/>(car xs))</text:p>
      <text:p text:style-name="P34"><text:s text:c="13"/>(tsecon <text:s/>(cadr xs))</text:p>
      <text:p text:style-name="P34"><text:s text:c="13"/>(remain <text:s/>(cddr xs))</text:p>
      <text:p text:style-name="P34"><text:s text:c="13"/>(calced <text:s/>(split_xs_ys remain))</text:p>
      <text:p text:style-name="P34"><text:s text:c="13"/>(calfir <text:s/>(car calced))</text:p>
      <text:p text:style-name="P34"><text:soft-page-break/><text:s text:c="13"/>(calsec <text:s/>(cadr calced)))</text:p>
      <text:p text:style-name="P34"><text:s text:c="8"/>(list (cons tfirst calfir) (cons tsecon calsec)))</text:p>
      <text:p text:style-name="P34"><text:s text:c="6"/>(list (list (car xs)) (list (cadr xs)))))</text:p>
      <text:p text:style-name="P34"><text:s text:c="2"/></text:p>
      <text:p text:style-name="P34">;function takes a list of chars and counts how many are after decimal</text:p>
      <text:p text:style-name="P34">(defun count_after_decimal (xs)</text:p>
      <text:p text:style-name="P34"><text:s text:c="2"/>(if (consp xs)</text:p>
      <text:p text:style-name="P34"><text:s text:c="6"/>(length (drop-past #\. xs))</text:p>
      <text:p text:style-name="P34"><text:s text:c="6"/>0))</text:p>
      <text:p text:style-name="P34"><text:s text:c="6"/></text:p>
      <text:p text:style-name="P34">;function finds the maximum sig figs from a list of chars</text:p>
      <text:p text:style-name="P34">(defun max_decimals (xs)</text:p>
      <text:p text:style-name="P34"><text:s text:c="2"/>(if (consp xs)</text:p>
      <text:p text:style-name="P34"><text:s text:c="6"/>(max (count_after_decimal (car xs)) (max_decimals (cdr xs)))</text:p>
      <text:p text:style-name="P34"><text:s text:c="6"/>0))</text:p>
      <text:p text:style-name="P34"/>
      <text:p text:style-name="P34">;helper function for read-transform-write</text:p>
      <text:p text:style-name="P34">(defun your-transform (input-string)</text:p>
      <text:p text:style-name="P34"><text:s text:c="2"/>(let* ((LF <text:s text:c="12"/>(code-char 10))</text:p>
      <text:p text:style-name="P34"><text:s text:c="9"/>(CR <text:s text:c="12"/>(code-char 13))</text:p>
      <text:p text:style-name="P34"><text:s text:c="9"/>(whitespace <text:s text:c="4"/>(list #\Space #\Newline #\Tab LF CR)) </text:p>
      <text:p text:style-name="P34"><text:s text:c="9"/>(string_numbers (tokens whitespace (str-&gt;chrs input-string)))</text:p>
      <text:p text:style-name="P34"><text:s text:c="9"/>(ration_numbers (chrs_list-&gt;ration_list string_numbers))</text:p>
      <text:p text:style-name="P34"><text:s text:c="9"/>(max_decimals_c (max_decimals string_numbers))</text:p>
      <text:p text:style-name="P34"><text:s text:c="9"/>(split_xsys <text:s text:c="4"/>(split_xs_ys ration_numbers))</text:p>
      <text:p text:style-name="P34"><text:s text:c="9"/>(xs <text:s text:c="12"/>(car split_xsys))</text:p>
      <text:p text:style-name="P34"><text:s text:c="9"/>(ys <text:s text:c="12"/>(cadr split_xsys))</text:p>
      <text:p text:style-name="P34"><text:s text:c="9"/>(ab <text:s text:c="12"/>(compute_slope_intercept xs ys))</text:p>
      <text:p text:style-name="P34"><text:s text:c="9"/>(slope <text:s text:c="9"/>(car ab))</text:p>
      <text:p text:style-name="P34"><text:s text:c="9"/>(intercept <text:s text:c="5"/>(cadr ab)))</text:p>
      <text:p text:style-name="P34"><text:s text:c="4"/>(list "Linear Regression Coefficients (slope, intercept)"</text:p>
      <text:p text:style-name="P34"><text:s text:c="10"/>(concatenate 'string</text:p>
      <text:p text:style-name="P34"><text:s text:c="11"/>(rat-&gt;str slope max_decimals_c)</text:p>
      <text:p text:style-name="P34"><text:s text:c="11"/>" "</text:p>
      <text:p text:style-name="P34"><text:s text:c="11"/>(rat-&gt;str intercept max_decimals_c))</text:p>
      <text:p text:style-name="P34"><text:s text:c="10"/>"x-y Data"</text:p>
      <text:p text:style-name="P34"><text:soft-page-break/><text:s text:c="10"/>input-string)))</text:p>
      <text:p text:style-name="P34"/>
      <text:p text:style-name="P34">;predefined function from the slides</text:p>
      <text:p text:style-name="P34">(defun read-transform-write (f-in f-out state)</text:p>
      <text:p text:style-name="P34"><text:s text:c="2"/>(mv-let (input-as-string error-open state)</text:p>
      <text:p text:style-name="P34"><text:s text:c="10"/>(file-&gt;string f-in state)</text:p>
      <text:p text:style-name="P34"><text:s text:c="5"/>(if error-open</text:p>
      <text:p text:style-name="P34"><text:s text:c="9"/>(mv error-open state)</text:p>
      <text:p text:style-name="P34"><text:s text:c="9"/>(mv-let (error-close state)</text:p>
      <text:p text:style-name="P34"><text:s text:c="17"/>(string-list-&gt;file f-out</text:p>
      <text:p text:style-name="P34"><text:s text:c="36"/>(your-transform input-as-string)</text:p>
      <text:p text:style-name="P34"><text:s text:c="36"/>state)</text:p>
      <text:p text:style-name="P34"><text:s text:c="12"/>(if error-close</text:p>
      <text:p text:style-name="P34"><text:s text:c="16"/>(mv error-close state)</text:p>
      <text:p text:style-name="P34"><text:s text:c="16"/>(mv (string-append "input file: "</text:p>
      <text:p text:style-name="P34"><text:s text:c="21"/>(string-append f-in</text:p>
      <text:p text:style-name="P34"><text:s text:c="22"/>(string-append ", output file: " f-out)))</text:p>
      <text:p text:style-name="P34"><text:s text:c="20"/>state))))))</text:p>
      <text:p text:style-name="P34"/>
      <text:p text:style-name="P34">;our wrapper for easily making input file and output file name match</text:p>
      <text:p text:style-name="P34">(defun entry_point (f-in state)</text:p>
      <text:p text:style-name="P34"><text:s text:c="2"/>(read-transform-write f-in (concatenate 'string</text:p>
      <text:p text:style-name="P34"><text:s text:c="6"/>(chrs-&gt;str (car (packets #\. (str-&gt;chrs f-in))))</text:p>
      <text:p text:style-name="P34"><text:s text:c="6"/>"withLRcoeffs.txt") state))</text:p>
      <text:p text:style-name="P34"><text:s text:c="2"/></text:p>
      <text:p text:style-name="P34"><text:s text:c="2"/>(export Ilinear_regression_functions)</text:p>
      <text:p text:style-name="P34"><text:s text:c="2"/>)</text:p>
      <text:p text:style-name="P34"/>
      <text:p text:style-name="P34">(link Mlinear_regression_functions</text:p>
      <text:p text:style-name="P34"><text:s text:c="6"/>(import)</text:p>
      <text:p text:style-name="P34"><text:s text:c="6"/>(export Ilinear_regression_functions)</text:p>
      <text:p text:style-name="P34"><text:s text:c="6"/>(Mlinear_regression_functions-private))</text:p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2">Mread-sort.lisp</text:p>
      <text:p text:style-name="P32"/>
      <text:p text:style-name="P34">;75 Chars *****************************************************************</text:p>
      <text:p text:style-name="P34"/>
      <text:p text:style-name="P34">;Team Van Rossum</text:p>
      <text:p text:style-name="P34">;Software Engineering 1 </text:p>
      <text:p text:style-name="P34">;defines interface for mread-sort module</text:p>
      <text:p text:style-name="P34"/>
      <text:p text:style-name="P34">(require "mavl-string-keys.lisp")</text:p>
      <text:p text:style-name="P34"/>
      <text:p text:style-name="P34">(interface Iread-sort</text:p>
      <text:p text:style-name="P34"/>
      <text:p text:style-name="P34"><text:s text:c="2"/>(sig check-day (date))</text:p>
      <text:p text:style-name="P34"><text:s text:c="2"/>(sig fmt-date-helper (year mnth day))</text:p>
      <text:p text:style-name="P34"><text:s text:c="2"/>(sig fmt-date (date))</text:p>
      <text:p text:style-name="P34"><text:s text:c="2"/>(sig plus_one_date (date))</text:p>
      <text:p text:style-name="P34"><text:s text:c="2"/>(sig get_nearest_date_&lt; (date rev_flat_tree))</text:p>
      <text:p text:style-name="P34"><text:s text:c="2"/>(sig get_nearest_date_&gt; (date flat_tree))</text:p>
      <text:p text:style-name="P34"><text:s text:c="2"/>(sig date_difference_helper (date_1 date_2 count))</text:p>
      <text:p text:style-name="P34"><text:s text:c="2"/>(sig date_difference (date_1 date_2))</text:p>
      <text:p text:style-name="P34"><text:s text:c="2"/>(sig get_nearest_date (date sub_tree))</text:p>
      <text:p text:style-name="P34"><text:s text:c="2"/>(sig <text:s/>get-by-dates (start end tree ret-tree))</text:p>
      <text:p text:style-name="P34"><text:s text:c="2"/>(sig prune-clean (reqs tree ret-tree))</text:p>
      <text:p text:style-name="P34"><text:s text:c="2"/>(sig <text:s/>prune (reqs tree))</text:p>
      <text:p text:style-name="P34"><text:soft-page-break/><text:s text:c="2"/>(sig parse-analysis-req (reqs))</text:p>
      <text:p text:style-name="P34"><text:s text:c="2"/>(sig to-search-structure (xs))</text:p>
      <text:p text:style-name="P34"><text:s text:c="2"/>(sig <text:s/>split-csv-style (data))</text:p>
      <text:p text:style-name="P34"><text:s text:c="2"/>(sig read-req-file (filename))</text:p>
      <text:p text:style-name="P34"><text:s text:c="2"/></text:p>
      <text:p text:style-name="P34"><text:s text:c="2"/>)</text:p>
      <text:p text:style-name="P34"/>
      <text:p text:style-name="P34">(module Mread-sort-private</text:p>
      <text:p text:style-name="P34"><text:s text:c="2"/>(import Iavl-string-keys)</text:p>
      <text:p text:style-name="P34"><text:s text:c="2"/>(include-book "io-utilities" :dir :teachpacks)</text:p>
      <text:p text:style-name="P34"><text:s text:c="2"/>(include-book "list-utilities" :dir :teachpacks)</text:p>
      <text:p text:style-name="P34"><text:s text:c="2"/>(set-state-ok t)</text:p>
      <text:p text:style-name="P34"><text:s text:c="2"/></text:p>
      <text:p text:style-name="P34"><text:s text:c="2"/>;;;;;;;;;;;;;;;;;;;;;;;;;;Date Formatting;;;;;;;;</text:p>
      <text:p text:style-name="P34"><text:s text:c="2"/>;Checks the day on whether </text:p>
      <text:p text:style-name="P34"><text:s text:c="2"/>; it is a 31 will be used to see if needed next month</text:p>
      <text:p text:style-name="P34"><text:s text:c="2"/>(defun check-day (date)</text:p>
      <text:p text:style-name="P34"><text:s text:c="4"/>(if (equal 31 (str-&gt;int (subseq date 6 8)))</text:p>
      <text:p text:style-name="P34"><text:s text:c="8"/>t</text:p>
      <text:p text:style-name="P34"><text:s text:c="8"/>nil))</text:p>
      <text:p text:style-name="P34"><text:s text:c="2"/>;Formats the date appropriately</text:p>
      <text:p text:style-name="P34"><text:s text:c="2"/>;called from fmt-date ahead a month or year if needed</text:p>
      <text:p text:style-name="P34"><text:s text:c="2"/>(defun fmt-date-helper (year mnth day)</text:p>
      <text:p text:style-name="P34"><text:s text:c="4"/>(if (equal 12 mnth)</text:p>
      <text:p text:style-name="P34"><text:s text:c="8"/>(append (int-&gt;dgts (1+ year)) '(0 1 0 1))</text:p>
      <text:p text:style-name="P34"><text:s text:c="8"/>(if (&lt; mnth 9)</text:p>
      <text:p text:style-name="P34"><text:s text:c="12"/>(append (int-&gt;dgts year) (cons 0 (int-&gt;dgts (1+ mnth))) <text:s/>'(0 1)) <text:s text:c="3"/></text:p>
      <text:p text:style-name="P34"><text:s text:c="12"/>(append (int-&gt;dgts year) (int-&gt;dgts (1+ mnth)) <text:s/>'(0 1)))))</text:p>
      <text:p text:style-name="P34"><text:s text:c="2"/></text:p>
      <text:p text:style-name="P34"><text:s text:c="2"/>;Formats the date to a format that we can work with</text:p>
      <text:p text:style-name="P34"><text:s text:c="2"/>(defun fmt-date (date)</text:p>
      <text:p text:style-name="P34"><text:s text:c="4"/>(let* ((date-dgts <text:s/>(int-&gt;dgts (str-&gt;int date)))</text:p>
      <text:p text:style-name="P34"><text:s text:c="11"/>(mnth (dgts-&gt;int (subseq date-dgts 4 6)))</text:p>
      <text:p text:style-name="P34"><text:s text:c="11"/>(day (dgts-&gt;int (subseq date-dgts 6 8)))</text:p>
      <text:p text:style-name="P34"><text:s text:c="11"/>(year (dgts-&gt;int (subseq date-dgts 0 4))))</text:p>
      <text:p text:style-name="P34"><text:s text:c="6"/>(int-&gt;str (dgts-&gt;int (fmt-date-helper year mnth day)))))</text:p>
      <text:p text:style-name="P34"><text:soft-page-break/><text:s text:c="2"/></text:p>
      <text:p text:style-name="P34"><text:s text:c="2"/></text:p>
      <text:p text:style-name="P34"><text:s text:c="2"/></text:p>
      <text:p text:style-name="P34"><text:s text:c="2"/>;;;;;;;;;;;;; Add these nodes to the tree if not in;;;;;;;;;; </text:p>
      <text:p text:style-name="P34"><text:s text:c="2"/>;Increase the date by one</text:p>
      <text:p text:style-name="P34"><text:s text:c="2"/>(defun plus_one_date (date)</text:p>
      <text:p text:style-name="P34"><text:s text:c="4"/>(int-&gt;str (1+ (str-&gt;int date))))</text:p>
      <text:p text:style-name="P34"><text:s text:c="2"/></text:p>
      <text:p text:style-name="P34"><text:s text:c="2"/>(defun get_nearest_date_&lt; (date rev_flat_tree)</text:p>
      <text:p text:style-name="P34"><text:s text:c="4"/>(let* ((top_element (car rev_flat_tree))</text:p>
      <text:p text:style-name="P34"><text:s text:c="11"/>(top_date <text:s text:c="3"/>(car top_element)))</text:p>
      <text:p text:style-name="P34"><text:s text:c="6"/>(if (consp rev_flat_tree)</text:p>
      <text:p text:style-name="P34"><text:s text:c="10"/>(if (string&lt; top_date date)</text:p>
      <text:p text:style-name="P34"><text:s text:c="14"/>top_element</text:p>
      <text:p text:style-name="P34"><text:s text:c="14"/>(get_nearest_date_&lt; date (cdr rev_flat_tree)))</text:p>
      <text:p text:style-name="P34"><text:s text:c="10"/>nil)))</text:p>
      <text:p text:style-name="P34"><text:s text:c="2"/></text:p>
      <text:p text:style-name="P34"><text:s text:c="2"/>(defun get_nearest_date_&gt; (date flat_tree)</text:p>
      <text:p text:style-name="P34"><text:s text:c="4"/>(let* ((top_element (car flat_tree))</text:p>
      <text:p text:style-name="P34"><text:s text:c="11"/>(top_date <text:s text:c="3"/>(car top_element)))</text:p>
      <text:p text:style-name="P34"><text:s text:c="6"/>(if (consp flat_tree)</text:p>
      <text:p text:style-name="P34"><text:s text:c="10"/>(if (string&gt; top_date date)</text:p>
      <text:p text:style-name="P34"><text:s text:c="14"/>top_element</text:p>
      <text:p text:style-name="P34"><text:s text:c="14"/>(get_nearest_date_&gt; date (cdr flat_tree)))</text:p>
      <text:p text:style-name="P34"><text:s text:c="10"/>nil)))</text:p>
      <text:p text:style-name="P34"><text:s text:c="2"/></text:p>
      <text:p text:style-name="P34"><text:s text:c="2"/>(defun date_difference_helper (date_1 date_2 count)</text:p>
      <text:p text:style-name="P34"><text:s text:c="4"/>(if (&gt;= (str-&gt;int date_1) (str-&gt;int date_2))</text:p>
      <text:p text:style-name="P34"><text:s text:c="8"/>count</text:p>
      <text:p text:style-name="P34"><text:s text:c="8"/>(let* ((start-date (if (check-day date_1) </text:p>
      <text:p text:style-name="P34"><text:s text:c="31"/>(fmt-date date_1)</text:p>
      <text:p text:style-name="P34"><text:s text:c="31"/>date_1)))</text:p>
      <text:p text:style-name="P34"><text:s text:c="10"/>(date_difference_helper (plus_one_date start-date) date_2 (1+ count)))))</text:p>
      <text:p text:style-name="P34"><text:s text:c="2"/></text:p>
      <text:p text:style-name="P34"><text:s text:c="2"/>; Difference between dates</text:p>
      <text:p text:style-name="P34"><text:soft-page-break/><text:s text:c="2"/>(defun date_difference (date_1 date_2)</text:p>
      <text:p text:style-name="P34"><text:s text:c="4"/>(if (&gt; (str-&gt;int date_1) (str-&gt;int date_2))</text:p>
      <text:p text:style-name="P34"><text:s text:c="8"/>nil</text:p>
      <text:p text:style-name="P34"><text:s text:c="8"/>(date_difference_helper date_1 date_2 0)))</text:p>
      <text:p text:style-name="P34"><text:s text:c="2"/></text:p>
      <text:p text:style-name="P34"><text:s text:c="2"/>(defun get_nearest_date (date sub_tree)</text:p>
      <text:p text:style-name="P34"><text:s text:c="4"/>(let* ((flat_tree (avl-flatten sub_tree))</text:p>
      <text:p text:style-name="P34"><text:s text:c="11"/>(nearest&lt; <text:s/>(get_nearest_date_&lt; date (reverse flat_tree)))</text:p>
      <text:p text:style-name="P34"><text:s text:c="11"/>(nearest&gt; <text:s/>(get_nearest_date_&gt; date flat_tree))</text:p>
      <text:p text:style-name="P34"><text:s text:c="11"/>(date&lt; <text:s text:c="4"/>(car nearest&lt;))</text:p>
      <text:p text:style-name="P34"><text:s text:c="11"/>(date&gt; <text:s text:c="4"/>(car nearest&gt;))</text:p>
      <text:p text:style-name="P34"><text:s text:c="11"/>(amount&lt; <text:s text:c="2"/></text:p>
      <text:p text:style-name="P34"><text:s text:c="12"/>(if (equal date&lt; nil)</text:p>
      <text:p text:style-name="P34"><text:s text:c="16"/>9999999999999999</text:p>
      <text:p text:style-name="P34"><text:s text:c="16"/>(date_difference date&lt; date)))</text:p>
      <text:p text:style-name="P34"><text:s text:c="11"/>(amount&gt; <text:s text:c="2"/></text:p>
      <text:p text:style-name="P34"><text:s text:c="12"/>(if (equal date&gt; nil)</text:p>
      <text:p text:style-name="P34"><text:s text:c="16"/>9999999999999999</text:p>
      <text:p text:style-name="P34"><text:s text:c="16"/>(date_difference date date&gt;))))</text:p>
      <text:p text:style-name="P34"><text:s text:c="6"/>(if (&lt; amount&lt; amount&gt;) ;because fuck you</text:p>
      <text:p text:style-name="P34"><text:s text:c="10"/>nearest&lt;</text:p>
      <text:p text:style-name="P34"><text:s text:c="10"/>nearest&gt;)))</text:p>
      <text:p text:style-name="P34"><text:s text:c="2"/></text:p>
      <text:p text:style-name="P34"><text:s text:c="2"/></text:p>
      <text:p text:style-name="P34"><text:s text:c="2"/>;;;;;;;;;;;;;;;;;;;;;;;;Now to get the stuff outta tree</text:p>
      <text:p text:style-name="P34"><text:s text:c="2"/></text:p>
      <text:p text:style-name="P34"><text:s text:c="2"/>; Searching subtree for the corret dates</text:p>
      <text:p text:style-name="P34"><text:s text:c="2"/>; First check if we have matched the start </text:p>
      <text:p text:style-name="P34"><text:s text:c="2"/>; make sure date format is correct</text:p>
      <text:p text:style-name="P34"><text:s text:c="2"/>(defun get-by-dates (start end tree ret-tree)</text:p>
      <text:p text:style-name="P34"><text:s text:c="4"/>(if (equal start end)</text:p>
      <text:p text:style-name="P34"><text:s text:c="8"/>ret-tree</text:p>
      <text:p text:style-name="P34"><text:s text:c="8"/>(let* ((start-date (if (check-day start) </text:p>
      <text:p text:style-name="P34"><text:s text:c="31"/>(fmt-date start)</text:p>
      <text:p text:style-name="P34"><text:s text:c="31"/>start))</text:p>
      <text:p text:style-name="P34"><text:s text:c="15"/>(old-ret-tree (avl-retrieve tree start-date))</text:p>
      <text:p text:style-name="P34"><text:soft-page-break/><text:s text:c="15"/>(start_value (cdr old-ret-tree))</text:p>
      <text:p text:style-name="P34"><text:s text:c="15"/>(new-ret-tree (if (equal old-ret-tree nil)</text:p>
      <text:p text:style-name="P34"><text:s text:c="33"/>(let* ((nearest_element (get_nearest_date start-date tree))</text:p>
      <text:p text:style-name="P34"><text:s text:c="40"/>(nearest_value <text:s text:c="2"/>(cdr nearest_element)))</text:p>
      <text:p text:style-name="P34"><text:s text:c="35"/>(avl-insert ret-tree start-date nearest_value))</text:p>
      <text:p text:style-name="P34"><text:s text:c="33"/>(avl-insert ret-tree start-date start_value))))</text:p>
      <text:p text:style-name="P34"><text:s text:c="10"/>(get-by-dates (plus_one_date start-date) end tree </text:p>
      <text:p text:style-name="P34"><text:s text:c="24"/>new-ret-tree))))</text:p>
      <text:p text:style-name="P34"><text:s text:c="2"/></text:p>
      <text:p text:style-name="P34"><text:s text:c="2"/>; After the retrieval file is parsed</text:p>
      <text:p text:style-name="P34"><text:s text:c="2"/>; Prepare the data to search the tree</text:p>
      <text:p text:style-name="P34"><text:s text:c="2"/>; Once the correct ticker name is found</text:p>
      <text:p text:style-name="P34"><text:s text:c="2"/>(defun prune-clean (reqs tree ret-tree)</text:p>
      <text:p text:style-name="P34"><text:s text:c="4"/>(if (consp reqs)</text:p>
      <text:p text:style-name="P34"><text:s text:c="8"/>(let* ((req (car reqs))</text:p>
      <text:p text:style-name="P34"><text:s text:c="15"/>(ticker (car req))</text:p>
      <text:p text:style-name="P34"><text:s text:c="15"/>(start (cadr req))</text:p>
      <text:p text:style-name="P34"><text:s text:c="15"/>(end (caddr req))</text:p>
      <text:p text:style-name="P34"><text:s text:c="15"/>(start-tree (avl-retrieve tree ticker))</text:p>
      <text:p text:style-name="P34"><text:s text:c="15"/>(sub-tree (cdr start-tree))</text:p>
      <text:p text:style-name="P34"><text:s text:c="15"/>(new-ret-tree </text:p>
      <text:p text:style-name="P34"><text:s text:c="16"/>(if (equal start-tree nil)</text:p>
      <text:p text:style-name="P34"><text:s text:c="20"/>ret-tree</text:p>
      <text:p text:style-name="P34"><text:s text:c="20"/>(avl-insert ret-tree ticker (get-by-dates start end sub-tree (empty-tree))))))</text:p>
      <text:p text:style-name="P34"><text:s text:c="10"/>(prune-clean (cdr reqs) tree new-ret-tree)) </text:p>
      <text:p text:style-name="P34"><text:s text:c="8"/>ret-tree))</text:p>
      <text:p text:style-name="P34"><text:s text:c="2"/></text:p>
      <text:p text:style-name="P34"><text:s text:c="2"/>;Call this function to start the whole prune process</text:p>
      <text:p text:style-name="P34"><text:s text:c="2"/>(defun prune (reqs tree)</text:p>
      <text:p text:style-name="P34"><text:s text:c="4"/>(prune-clean reqs tree (empty-tree)))</text:p>
      <text:p text:style-name="P34"><text:s text:c="2"/></text:p>
      <text:p text:style-name="P34"><text:s text:c="2"/>;So here we will pretty much have a list</text:p>
      <text:p text:style-name="P34"><text:s text:c="2"/>;where in fact every even numbered list part</text:p>
      <text:p text:style-name="P34"><text:s text:c="2"/>; will be the stuff we need</text:p>
      <text:p text:style-name="P34"><text:soft-page-break/><text:s text:c="2"/>(defun parse-analysis-req (reqs)</text:p>
      <text:p text:style-name="P34"><text:s text:c="4"/>(if (consp reqs)</text:p>
      <text:p text:style-name="P34"><text:s text:c="8"/>(cons (cdddr (car reqs)) (parse-analysis-req (cddr reqs)))</text:p>
      <text:p text:style-name="P34"><text:s text:c="8"/>nil))</text:p>
      <text:p text:style-name="P34"><text:s text:c="2"/></text:p>
      <text:p text:style-name="P34"><text:s text:c="2"/>; Get the data into the proper structure for</text:p>
      <text:p text:style-name="P34"><text:s text:c="2"/>; Traversing tree</text:p>
      <text:p text:style-name="P34"><text:s text:c="2"/>(defun to-search-structure (xs)</text:p>
      <text:p text:style-name="P34"><text:s text:c="4"/>(if (consp xs)</text:p>
      <text:p text:style-name="P34"><text:s text:c="8"/>(cons (chrs-&gt;str (car xs)) (to-search-structure(cdr xs)))</text:p>
      <text:p text:style-name="P34"><text:s text:c="8"/>nil))</text:p>
      <text:p text:style-name="P34"><text:s text:c="2"/></text:p>
      <text:p text:style-name="P34"><text:s text:c="2"/>; Just plain csv splitter to you know</text:p>
      <text:p text:style-name="P34"><text:s text:c="2"/>; split comma delited stuff</text:p>
      <text:p text:style-name="P34"><text:s text:c="2"/>(defun split-csv-style (data)</text:p>
      <text:p text:style-name="P34"><text:s text:c="4"/>(if (consp data)</text:p>
      <text:p text:style-name="P34"><text:s text:c="8"/>(cons (to-search-structure (packets #\, (car data))) </text:p>
      <text:p text:style-name="P34"><text:s text:c="14"/>(split-csv-style (cdr data)))</text:p>
      <text:p text:style-name="P34"><text:s text:c="8"/>nil))</text:p>
      <text:p text:style-name="P34"><text:s text:c="2"/></text:p>
      <text:p text:style-name="P34"><text:s text:c="2"/>; Reads in file and sends to pruner</text:p>
      <text:p text:style-name="P34"><text:s text:c="2"/>(defun read-req-file (filename)</text:p>
      <text:p text:style-name="P34"><text:s text:c="4"/>(if (stringp filename)</text:p>
      <text:p text:style-name="P34"><text:s text:c="8"/>(split-csv-style</text:p>
      <text:p text:style-name="P34"><text:s text:c="9"/>(parse-analysis-req</text:p>
      <text:p text:style-name="P34"><text:s text:c="10"/>(cdr(packets-set '(#\&lt;,#\A,#\R,#\&gt;) </text:p>
      <text:p text:style-name="P34"><text:s text:c="27"/>(str-&gt;chrs (car (file-&gt;string filename state)))</text:p>
      <text:p text:style-name="P34"><text:s text:c="27"/>))))</text:p>
      <text:p text:style-name="P34"><text:s text:c="8"/>nil))</text:p>
      <text:p text:style-name="P34"><text:s text:c="2"/></text:p>
      <text:p text:style-name="P34"><text:s text:c="2"/>(export Iread-sort)</text:p>
      <text:p text:style-name="P34"><text:s text:c="2"/>)</text:p>
      <text:p text:style-name="P34"/>
      <text:p text:style-name="P34">(link Mread-sort</text:p>
      <text:p text:style-name="P34"><text:s text:c="6"/>(import Iavl-string-keys)</text:p>
      <text:p text:style-name="P34"><text:s text:c="6"/>(export Iread-sort)</text:p>
      <text:p text:style-name="P34"><text:soft-page-break/><text:s text:c="6"/>(Mread-sort-private))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2"/>
      <text:p text:style-name="P46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40">Module Tests</text:p>
      <text:p text:style-name="P46">Thelper.lisp</text:p>
      <text:p text:style-name="P32"/>
      <text:p text:style-name="P34">;75 Chars *****************************************************************</text:p>
      <text:p text:style-name="P34"/>
      <text:p text:style-name="P34">;Team Van Rossum</text:p>
      <text:p text:style-name="P34">;Software Engineering 1 </text:p>
      <text:p text:style-name="P34">;helper function that builds some trees for testing</text:p>
      <text:p text:style-name="P34"/>
      <text:p text:style-name="P34">(require "mavl-string-keys.lisp")</text:p>
      <text:p text:style-name="P34"/>
      <text:p text:style-name="P34">(interface Ihelper</text:p>
      <text:p text:style-name="P34"><text:s text:c="2"/>(sig make-subtree())</text:p>
      <text:p text:style-name="P34"><text:s text:c="2"/>(sig make-different-subtree())</text:p>
      <text:p text:style-name="P34"><text:s text:c="2"/>(sig make-tree())</text:p>
      <text:p text:style-name="P34"><text:s text:c="2"/>(sig make-complex-tree()))</text:p>
      <text:p text:style-name="P34"/>
      <text:p text:style-name="P34">(module Thelper-private</text:p>
      <text:p text:style-name="P34"><text:s text:c="2"/>(import Iavl-string-keys)</text:p>
      <text:p text:style-name="P34"><text:s text:c="2"/></text:p>
      <text:p text:style-name="P34"><text:s text:c="2"/>(defun make-subtree()</text:p>
      <text:p text:style-name="P34"><text:s text:c="4"/>(let* ((start-tree (empty-tree))</text:p>
      <text:p text:style-name="P34"><text:s text:c="11"/>(start-tree2 (avl-insert start-tree "20120101" "2.0"))</text:p>
      <text:p text:style-name="P34"><text:s text:c="11"/>(start-tree3 (avl-insert start-tree2 "20120202" "3.0"))</text:p>
      <text:p text:style-name="P34"><text:s text:c="11"/>(start-tree4 (avl-insert start-tree3 "20130101" "1.0")))</text:p>
      <text:p text:style-name="P34"><text:s text:c="6"/>start-tree4))</text:p>
      <text:p text:style-name="P34"><text:s text:c="2"/></text:p>
      <text:p text:style-name="P34"><text:s text:c="2"/>(defun make-different-subtree()</text:p>
      <text:p text:style-name="P34"><text:s text:c="4"/>(let* ((start-tree (empty-tree))</text:p>
      <text:p text:style-name="P34"><text:s text:c="11"/>(start-tree2 (avl-insert start-tree "20090101" "2.0"))</text:p>
      <text:p text:style-name="P34"><text:s text:c="11"/>(start-tree3 (avl-insert start-tree2 "20090202" "3.0"))</text:p>
      <text:p text:style-name="P34"><text:s text:c="11"/>(start-tree4 (avl-insert start-tree3 "20080101" "1.0")))</text:p>
      <text:p text:style-name="P34"><text:s text:c="6"/>start-tree4))</text:p>
      <text:p text:style-name="P34"><text:s text:c="2"/></text:p>
      <text:p text:style-name="P34"><text:s text:c="2"/>(defun make-tree ()</text:p>
      <text:p text:style-name="P34"><text:s text:c="4"/>(avl-insert (empty-tree) "GOOG"</text:p>
      <text:p text:style-name="P34"><text:s text:c="16"/>(make-subtree)))</text:p>
      <text:p text:style-name="P34"><text:soft-page-break/><text:s text:c="2"/></text:p>
      <text:p text:style-name="P34"><text:s text:c="2"/>(defun make-complex-tree ()</text:p>
      <text:p text:style-name="P34"><text:s text:c="4"/>(let* ((first</text:p>
      <text:p text:style-name="P34"><text:s text:c="12"/>(avl-insert (make-tree) "AA" (make-subtree)))</text:p>
      <text:p text:style-name="P34"><text:s text:c="11"/>(second</text:p>
      <text:p text:style-name="P34"><text:s text:c="12"/>(avl-insert first "AAPL" (make-subtree))))</text:p>
      <text:p text:style-name="P34"><text:s text:c="6"/>second))</text:p>
      <text:p text:style-name="P34"><text:s text:c="2"/></text:p>
      <text:p text:style-name="P34"><text:s text:c="2"/>(export Ihelper)</text:p>
      <text:p text:style-name="P34"><text:s text:c="2"/>)</text:p>
      <text:p text:style-name="P34"/>
      <text:p text:style-name="P34">(link Thelper</text:p>
      <text:p text:style-name="P34"><text:s text:c="6"/>(import Iavl-string-keys)</text:p>
      <text:p text:style-name="P34"><text:s text:c="6"/>(export Ihelper)</text:p>
      <text:p text:style-name="P34"><text:s text:c="6"/>(Thelper-private))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2">Thtml.lisp</text:p>
      <text:p text:style-name="P32"><text:span text:style-name="T12"/></text:p>
      <text:p text:style-name="P32"><text:span text:style-name="T12">;75 Chars *****************************************************************</text:span></text:p>
      <text:p text:style-name="P32"><text:span text:style-name="T12"/></text:p>
      <text:p text:style-name="P32"><text:span text:style-name="T12">;Team Van Rossum</text:span></text:p>
      <text:p text:style-name="P32"><text:span text:style-name="T12">;Software Engineering 1 </text:span></text:p>
      <text:p text:style-name="P32"><text:span text:style-name="T12">;Testing for the HTML generator</text:span></text:p>
      <text:p text:style-name="P32"><text:span text:style-name="T12"/></text:p>
      <text:p text:style-name="P32"><text:span text:style-name="T12">(require "mhtml.lisp")</text:span></text:p>
      <text:p text:style-name="P32"><text:span text:style-name="T12"/></text:p>
      <text:p text:style-name="P32"><text:span text:style-name="T12">(module T-HTMLGenerator-private</text:span></text:p>
      <text:p text:style-name="P32"><text:span text:style-name="T12"><text:s text:c="2"/>(import I-HTMLGenerator)</text:span></text:p>
      <text:p text:style-name="P32"><text:span text:style-name="T12"><text:s text:c="2"/></text:span></text:p>
      <text:p text:style-name="P32"><text:span text:style-name="T12"><text:s text:c="2"/>(include-book "testing" :dir :teachpacks)</text:span></text:p>
      <text:p text:style-name="P32"><text:span text:style-name="T12"><text:s text:c="2"/>(include-book "doublecheck" :dir :teachpacks)</text:span></text:p>
      <text:p text:style-name="P32"><text:span text:style-name="T12"><text:s text:c="2"/></text:span></text:p>
      <text:p text:style-name="P32"><text:span text:style-name="T12"><text:s text:c="2"/>;check expects</text:span></text:p>
      <text:p text:style-name="P32"><text:span text:style-name="T12"><text:s text:c="2"/>(check-expect (regressionList '(1 2 3 4) <text:s/>2 3) '(5 7 9 11))</text:span></text:p>
      <text:p text:style-name="P32"><text:span text:style-name="T12"><text:s text:c="2"/>(check-expect (regressionList '() <text:s/>2 3) nil)</text:span></text:p>
      <text:p text:style-name="P32"><text:span text:style-name="T12"><text:s text:c="2"/>(check-expect (regressionList '(1 2 3 4 5) <text:s/>0 0) '(0 0 0 0 0))</text:span></text:p>
      <text:p text:style-name="P32"><text:span text:style-name="T12"><text:s text:c="2"/>)</text:span></text:p>
      <text:p text:style-name="P32"><text:span text:style-name="T12"/></text:p>
      <text:p text:style-name="P32"><text:span text:style-name="T12">(link T-HTMLGenerator</text:span></text:p>
      <text:p text:style-name="P32"><text:span text:style-name="T12"><text:s text:c="6"/>(M-HTMLGenerator T-HTMLGenerator-private))</text:span></text:p>
      <text:p text:style-name="P32"><text:span text:style-name="T12"/></text:p>
      <text:p text:style-name="P32"><text:span text:style-name="T12">(invoke T-HTMLGenerator)</text:span></text:p>
      <text:p text:style-name="P32"><text:span text:style-name="T12"/></text:p>
      <text:p text:style-name="P32"><text:span text:style-name="T12"/></text:p>
      <text:p text:style-name="P32"><text:span text:style-name="T12"/></text:p>
      <text:p text:style-name="P32"><text:span text:style-name="T12"/></text:p>
      <text:p text:style-name="P32"><text:span text:style-name="T12"/></text:p>
      <text:p text:style-name="P32"><text:span text:style-name="T12"/></text:p>
      <text:p text:style-name="P32"><text:span text:style-name="T12"/></text:p>
      <text:p text:style-name="P32"><text:span text:style-name="T12"/></text:p>
      <text:p text:style-name="P32"><text:soft-page-break/><text:span text:style-name="T12"/></text:p>
      <text:p text:style-name="P32"><text:span text:style-name="T12"/></text:p>
      <text:p text:style-name="P32"><text:span text:style-name="T12"/></text:p>
      <text:p text:style-name="P32">Tread-sort.lisp</text:p>
      <text:p text:style-name="P32"/>
      <text:p text:style-name="P34">;75 Chars *****************************************************************</text:p>
      <text:p text:style-name="P34"/>
      <text:p text:style-name="P34">;Team Van Rossum</text:p>
      <text:p text:style-name="P34">;Software Engineering 1 </text:p>
      <text:p text:style-name="P34">;Testing for the read and sort module</text:p>
      <text:p text:style-name="P34"/>
      <text:p text:style-name="P34">(require "Mread-sort.lisp")</text:p>
      <text:p text:style-name="P34"/>
      <text:p text:style-name="P34">(module Tread-sort-private</text:p>
      <text:p text:style-name="P34"><text:s text:c="2"/>(import Iavl-string-keys)</text:p>
      <text:p text:style-name="P34"><text:s text:c="2"/>(import Iread-sort)</text:p>
      <text:p text:style-name="P34"><text:s text:c="2"/>(include-book "testing" :dir :teachpacks)</text:p>
      <text:p text:style-name="P34"><text:s text:c="2"/>(include-book "doublecheck" :dir :teachpacks)</text:p>
      <text:p text:style-name="P34"><text:s text:c="2"/></text:p>
      <text:p text:style-name="P34"><text:s text:c="2"/></text:p>
      <text:p text:style-name="P34"><text:s text:c="2"/></text:p>
      <text:p text:style-name="P34"><text:s text:c="2"/>(check-expect (check-day "20121131") t)</text:p>
      <text:p text:style-name="P34"><text:s text:c="2"/>(check-expect (check-day "20120101") nil)</text:p>
      <text:p text:style-name="P34"><text:s text:c="2"/>(check-expect (check-day "20120214") nil)</text:p>
      <text:p text:style-name="P34"><text:s text:c="2"/></text:p>
      <text:p text:style-name="P34"><text:s text:c="2"/></text:p>
      <text:p text:style-name="P34"><text:s text:c="2"/>(check-expect (fmt-date "20121131") "20121201")</text:p>
      <text:p text:style-name="P34"><text:s text:c="2"/>(check-expect (fmt-date "20121231") "20130101")</text:p>
      <text:p text:style-name="P34"><text:s text:c="2"/>(check-expect (fmt-date "20120931") "20121001")</text:p>
      <text:p text:style-name="P34"><text:s text:c="2"/>(check-expect (fmt-date "20120831") "20120901")</text:p>
      <text:p text:style-name="P34"><text:s text:c="2"/>(check-expect (fmt-date "19991231") "20000101")</text:p>
      <text:p text:style-name="P34"><text:s text:c="2"/></text:p>
      <text:p text:style-name="P34"><text:s text:c="2"/></text:p>
      <text:p text:style-name="P34"><text:s text:c="2"/>(check-expect (split-csv-style nil) nil)</text:p>
      <text:p text:style-name="P34"><text:s text:c="2"/>(check-expect (split-csv-style '((#\G #\O #\O #\G #\, </text:p>
      <text:p text:style-name="P34"><text:s text:c="40"/>#\2 #\0 #\1 #\2 #\1 #\1 #\1 #\3 #\, </text:p>
      <text:p text:style-name="P34"><text:soft-page-break/><text:s text:c="40"/>#\2 #\0 #\1 #\2 #\0 #\3 #\0 #\5)))</text:p>
      <text:p text:style-name="P34"><text:s text:c="16"/>'(("GOOG" "20121113" "20120305")))</text:p>
      <text:p text:style-name="P34"><text:s text:c="2"/>(check-expect (split-csv-style '(</text:p>
      <text:p text:style-name="P34"><text:s text:c="35"/>(#\G <text:s/>#\O <text:s/>#\O <text:s/>#\G <text:s/>#\,</text:p>
      <text:p text:style-name="P34"><text:s text:c="31"/>#\2 <text:s/>#\0 <text:s/>#\1 <text:s/>#\2 <text:s/>#\0 <text:s/>#\1 <text:s/>#\0 <text:s/>#\5 <text:s/>#\,</text:p>
      <text:p text:style-name="P34"><text:s text:c="36"/>#\2 <text:s/>#\0 <text:s/>#\1 <text:s/>#\2 <text:s/>#\0 <text:s/>#\3 <text:s/>#\0 <text:s/>#\5)</text:p>
      <text:p text:style-name="P34"><text:s text:c="35"/>(#\A <text:s/>#\M <text:s/>#\Z <text:s/>#\N <text:s/>#\, </text:p>
      <text:p text:style-name="P34"><text:s text:c="31"/>#\2 <text:s/>#\0 <text:s/>#\1 <text:s/>#\2 <text:s/>#\0 <text:s/>#\1 <text:s/>#\0 <text:s/>#\5 <text:s/>#\,</text:p>
      <text:p text:style-name="P34"><text:s text:c="36"/>#\2 <text:s/>#\0 <text:s/>#\1 <text:s/>#\2 <text:s/>#\0 <text:s/>#\3 <text:s/>#\0 <text:s/>#\5)</text:p>
      <text:p text:style-name="P34"><text:s text:c="35"/>(#\Y <text:s/>#\H <text:s/>#\O <text:s/>#\O <text:s/>#\,</text:p>
      <text:p text:style-name="P34"><text:s text:c="31"/>#\2 <text:s/>#\0 <text:s/>#\1 <text:s/>#\2 <text:s/>#\0 <text:s/>#\1 <text:s/>#\0 <text:s/>#\5 <text:s/>#\,</text:p>
      <text:p text:style-name="P34"><text:s text:c="36"/>#\2 <text:s/>#\0 <text:s/>#\1 <text:s/>#\2 <text:s/>#\0 <text:s/>#\3 <text:s/>#\0 <text:s/>#\5)</text:p>
      <text:p text:style-name="P34"><text:s text:c="35"/>(#\A <text:s/>#\P <text:s/>#\P <text:s/>#\L <text:s/>#\,</text:p>
      <text:p text:style-name="P34"><text:s text:c="31"/>#\2 <text:s/>#\0 <text:s/>#\1 <text:s/>#\2 <text:s/>#\0 <text:s/>#\1 <text:s/>#\0 <text:s/>#\5 <text:s/>#\,</text:p>
      <text:p text:style-name="P34"><text:s text:c="36"/>#\2 <text:s/>#\0 <text:s/>#\1 <text:s/>#\2 <text:s/>#\0 <text:s/>#\3 <text:s/>#\0 <text:s/>#\5)</text:p>
      <text:p text:style-name="P34"><text:s text:c="35"/>(#\V <text:s/>#\Z <text:s/>#\W <text:s/>#\,</text:p>
      <text:p text:style-name="P34"><text:s text:c="31"/>#\2 <text:s/>#\0 <text:s/>#\1 <text:s/>#\2 <text:s/>#\0 <text:s/>#\1 <text:s/>#\0 <text:s/>#\5 <text:s/>#\,</text:p>
      <text:p text:style-name="P34"><text:s text:c="36"/>#\2 <text:s/>#\0 <text:s/>#\1 <text:s/>#\2 <text:s/>#\0 <text:s/>#\3 <text:s/>#\0 <text:s/>#\5)</text:p>
      <text:p text:style-name="P34"><text:s text:c="35"/>(#\G <text:s/>#\O <text:s/>#\O <text:s/>#\G <text:s/>#\,</text:p>
      <text:p text:style-name="P34"><text:s text:c="31"/>#\2 <text:s/>#\0 <text:s/>#\1 <text:s/>#\2 <text:s/>#\0 <text:s/>#\1 <text:s/>#\0 <text:s/>#\5 <text:s/>#\,</text:p>
      <text:p text:style-name="P34"><text:s text:c="36"/>#\2 <text:s/>#\0 <text:s/>#\1 <text:s/>#\2 <text:s/>#\0 <text:s/>#\3 #\0 #\5)))</text:p>
      <text:p text:style-name="P34"><text:s text:c="16"/>'(("GOOG" "20120105" "20120305")</text:p>
      <text:p text:style-name="P34"><text:s text:c="18"/>("AMZN" "20120105" "20120305")</text:p>
      <text:p text:style-name="P34"><text:s text:c="18"/>("YHOO" "20120105" "20120305")</text:p>
      <text:p text:style-name="P34"><text:s text:c="18"/>("APPL" "20120105" "20120305")</text:p>
      <text:p text:style-name="P34"><text:s text:c="18"/>("VZW" "20120105" "20120305")</text:p>
      <text:p text:style-name="P34"><text:s text:c="18"/>("GOOG" "20120105" "20120305")))</text:p>
      <text:p text:style-name="P34"><text:s text:c="2"/></text:p>
      <text:p text:style-name="P34"><text:s text:c="2"/></text:p>
      <text:p text:style-name="P34"><text:s text:c="2"/>(check-expect (to-search-structure nil) nil)</text:p>
      <text:p text:style-name="P34"><text:s text:c="2"/></text:p>
      <text:p text:style-name="P34"><text:s text:c="2"/>(check-expect (read-req-file nil) nil)</text:p>
      <text:p text:style-name="P34"><text:s text:c="2"/></text:p>
      <text:p text:style-name="P34"><text:s text:c="2"/></text:p>
      <text:p text:style-name="P34"><text:s text:c="2"/>(defrandom random-date ()</text:p>
      <text:p text:style-name="P34"><text:s text:c="4"/>(random-between 19000101 20130101))</text:p>
      <text:p text:style-name="P34"><text:soft-page-break/><text:s text:c="2"/></text:p>
      <text:p text:style-name="P34"><text:s text:c="2"/>(defrandom random-cp ()</text:p>
      <text:p text:style-name="P34"><text:s text:c="4"/>(random-between 50 700))</text:p>
      <text:p text:style-name="P34"><text:s text:c="2"/>(defrandom random-tick ()</text:p>
      <text:p text:style-name="P34"><text:s text:c="4"/>(random-string))</text:p>
      <text:p text:style-name="P34"><text:s text:c="2"/></text:p>
      <text:p text:style-name="P34"><text:s text:c="2"/>(defrandom random-tree-input ()</text:p>
      <text:p text:style-name="P34"><text:s text:c="4"/>(list (random-tick) (random-date) (random-tick)))</text:p>
      <text:p text:style-name="P34"><text:s text:c="2"/></text:p>
      <text:p text:style-name="P34"><text:s text:c="2"/>(defrandom random-tree-input-list ()</text:p>
      <text:p text:style-name="P34"><text:s text:c="4"/>(random-list-of (random-tree-input)))</text:p>
      <text:p text:style-name="P34"><text:s text:c="2"/>)</text:p>
      <text:p text:style-name="P34"/>
      <text:p text:style-name="P34">(link Tread-sort</text:p>
      <text:p text:style-name="P34"><text:s text:c="6"/>(Mavl-string-keys Mread-sort Tread-sort-private))</text:p>
      <text:p text:style-name="P34"/>
      <text:p text:style-name="P34">(invoke Tread-sort)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/>
      <text:p text:style-name="P34"/>
      <text:p text:style-name="P34"/>
      <text:p text:style-name="P34"/>
      <text:p text:style-name="P32">Tcalc_slope_intercept.lisp</text:p>
      <text:p text:style-name="P32"/>
      <text:p text:style-name="P34">;75 Chars *****************************************************************</text:p>
      <text:p text:style-name="P34"/>
      <text:p text:style-name="P34">;Team Van Rossum</text:p>
      <text:p text:style-name="P34">;Software Engineering 1 </text:p>
      <text:p text:style-name="P34">;Testing for the slope and intercept module</text:p>
      <text:p text:style-name="P34"/>
      <text:p text:style-name="P34">(require "mcalc_slope_intercept.lisp")</text:p>
      <text:p text:style-name="P34">(require "thelper.lisp")</text:p>
      <text:p text:style-name="P34"/>
      <text:p text:style-name="P34">(module Tstcalc_slope_intercept</text:p>
      <text:p text:style-name="P34"><text:s text:c="2"/>(import Iavl-string-keys)</text:p>
      <text:p text:style-name="P34"><text:s text:c="2"/>(import Ilinear_regression_functions)</text:p>
      <text:p text:style-name="Standard"><text:span text:style-name="T11"><text:s text:c="2"/>(import Ihelper)</text:span></text:p>
      <text:p text:style-name="P34"><text:s text:c="2"/>(import Icalc_slope_intercept)</text:p>
      <text:p text:style-name="P34"><text:s text:c="2"/>(include-book "testing" :dir :teachpacks)</text:p>
      <text:p text:style-name="P34"><text:s text:c="2"/>(include-book "doublecheck" :dir :teachpacks)</text:p>
      <text:p text:style-name="P34"><text:s text:c="2"/></text:p>
      <text:p text:style-name="P34"><text:s text:c="2"/>; Test suite for avl-flatten-both</text:p>
      <text:p text:style-name="P34"><text:s text:c="2"/>(check-expect (avl-flatten-both (make-subtree))</text:p>
      <text:p text:style-name="P34"><text:s text:c="16"/>'(("20120101" nil) <text:s text:c="30"/></text:p>
      <text:p text:style-name="P34"><text:s text:c="18"/>("20120202" nil) <text:s text:c="29"/></text:p>
      <text:p text:style-name="P34"><text:s text:c="18"/>("20130101" nil)))</text:p>
      <text:p text:style-name="P34"><text:s text:c="2"/>(check-expect (avl-flatten-both (make-different-subtree)) </text:p>
      <text:p text:style-name="P34"><text:s text:c="16"/>'(("20080101" nil) <text:s text:c="40"/></text:p>
      <text:p text:style-name="P34"><text:s text:c="18"/>("20090101" nil) <text:s text:c="42"/></text:p>
      <text:p text:style-name="P34"><text:s text:c="18"/>("20090202" nil)))</text:p>
      <text:p text:style-name="P34"><text:s text:c="2"/>(check-expect (avl-flatten-both (make-tree)) '(("GOOG"</text:p>
      <text:p text:style-name="P34"><text:s text:c="31"/>(("20120101" . "2.0")</text:p>
      <text:p text:style-name="P34"><text:soft-page-break/><text:s text:c="31"/>("20120202" . "3.0")</text:p>
      <text:p text:style-name="P34"><text:s text:c="31"/>("20130101" . "1.0")))))</text:p>
      <text:p text:style-name="P34"><text:s text:c="2"/>(check-expect (avl-flatten-both (make-complex-tree))</text:p>
      <text:p text:style-name="P34"><text:s text:c="16"/>'(("AA"(("20120101" . "2.0") ("20120202" . "3.0")</text:p>
      <text:p text:style-name="P34"><text:s text:c="45"/>("20130101" . "1.0")))</text:p>
      <text:p text:style-name="P34"><text:s text:c="18"/>("AAPL" (("20120101" . "2.0") ("20120202" . "3.0")</text:p>
      <text:p text:style-name="P34"><text:s text:c="48"/>("20130101" . "1.0")))</text:p>
      <text:p text:style-name="P34"><text:s text:c="18"/>("GOOG" (("20120101" . "2.0") ("20120202" . "3.0")</text:p>
      <text:p text:style-name="P34"><text:s text:c="48"/>("20130101" . "1.0")))))</text:p>
      <text:p text:style-name="P34"><text:s text:c="2"/></text:p>
      <text:p text:style-name="P34"><text:s text:c="2"/>; Test suite for build-total-date-tree</text:p>
      <text:p text:style-name="P34"><text:s text:c="2"/>(check-expect (build-total-date-tree (avl-flatten-both (make-tree)))</text:p>
      <text:p text:style-name="P34"><text:s text:c="16"/>'(2 "20120202" 3 (1 "20120101" 2 nil nil) </text:p>
      <text:p text:style-name="P34"><text:s text:c="20"/>(1 "20130101" 1 nil nil)))</text:p>
      <text:p text:style-name="P34"><text:s text:c="2"/>(check-expect (build-total-date-tree (avl-flatten-both</text:p>
      <text:p text:style-name="P34"><text:s text:c="40"/>(make-complex-tree)))</text:p>
      <text:p text:style-name="P34"><text:s text:c="16"/>'(2 "20120202" 9 (1 "20120101" 6 nil nil) </text:p>
      <text:p text:style-name="P34"><text:s text:c="20"/>(1 "20130101" 3 nil nil)))</text:p>
      <text:p text:style-name="P34"><text:s text:c="2"/></text:p>
      <text:p text:style-name="P34"><text:s text:c="2"/>; Test suite for get_xs</text:p>
      <text:p text:style-name="P34"><text:s text:c="2"/>(check-expect (get_xs (build-total-date-tree </text:p>
      <text:p text:style-name="P34"><text:s text:c="16"/>(avl-flatten-both (make-tree))) 1)</text:p>
      <text:p text:style-name="P34"><text:s text:c="16"/>'(1 2 3 4 5))</text:p>
      <text:p text:style-name="P34"><text:s text:c="2"/>(check-expect (get_xs (build-total-date-tree </text:p>
      <text:p text:style-name="P34"><text:s text:c="13"/>(avl-flatten-both (make-complex-tree))) 1)</text:p>
      <text:p text:style-name="P34"><text:s text:c="16"/>'(1 2 3 4 5))</text:p>
      <text:p text:style-name="P34"><text:s text:c="2"/>(check-expect (get_xs (avl-flatten (build-total-date-tree </text:p>
      <text:p text:style-name="P34"><text:s text:c="22"/>(avl-flatten-both (make-tree)))) 1)</text:p>
      <text:p text:style-name="P34"><text:s text:c="16"/>'(1 2 3))</text:p>
      <text:p text:style-name="P34"><text:s text:c="2"/>(check-expect (get_xs (avl-flatten (build-total-date-tree </text:p>
      <text:p text:style-name="P34"><text:s text:c="17"/>(avl-flatten-both (make-complex-tree)))) 1)</text:p>
      <text:p text:style-name="P34"><text:s text:c="16"/>'(1 2 3))</text:p>
      <text:p text:style-name="P34"><text:s text:c="2"/></text:p>
      <text:p text:style-name="P34"><text:s text:c="2"/>; Test suite for get_ys</text:p>
      <text:p text:style-name="P34"><text:s text:c="2"/>(check-expect (get_ys (avl-flatten </text:p>
      <text:p text:style-name="P34"><text:s text:c="8"/>(build-total-date-tree (avl-flatten-both (make-tree)))))</text:p>
      <text:p text:style-name="P34"><text:soft-page-break/><text:s text:c="16"/>'(2 3 1))</text:p>
      <text:p text:style-name="P34"><text:s text:c="2"/>(check-expect (get_ys (avl-flatten </text:p>
      <text:p text:style-name="P34"><text:s text:c="8"/>(build-total-date-tree (avl-flatten-both (make-complex-tree)))))</text:p>
      <text:p text:style-name="P34"><text:s text:c="16"/>'(6 9 3))</text:p>
      <text:p text:style-name="P34"><text:s text:c="2"/>)</text:p>
      <text:p text:style-name="P34"/>
      <text:p text:style-name="P34">(link Tcalc_slope_intercept</text:p>
      <text:p text:style-name="P34"><text:s text:c="6"/>(Mavl-string-keys Mlinear_regression_functions</text:p>
      <text:p text:style-name="P34"><text:s text:c="24"/>Thelper Mcalc_slope_intercept</text:p>
      <text:p text:style-name="P34"><text:s text:c="24"/>Tstcalc_slope_intercept))</text:p>
      <text:p text:style-name="P34"/>
      <text:p text:style-name="P34">(invoke Tcalc_slope_intercept)</text:p>
      <text:p text:style-name="P47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8"/>
      <text:p text:style-name="P38"/>
      <text:p text:style-name="P38"/>
      <text:p text:style-name="P38"/>
      <text:p text:style-name="P39">Example Input and Outp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text-underline-style="solid" style:text-underline-width="auto" style:text-underline-color="font-color"/>
    </style:style>
    <style:style style:name="MT2" style:family="text">
      <style:text-properties style:text-underline-style="none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tock Analysis:Team Van Rossum</text:span><text:span text:style-name="MT2"><text:tab/><text:tab/></text:span><text:page-number text:select-page="current">57</text:page-number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4T10:17:12.50</meta:creation-date>
    <dc:date>2012-12-03T14:34:33</dc:date>
    <meta:editing-duration>PT16H3S</meta:editing-duration>
    <meta:editing-cycles>5</meta:editing-cycles>
    <meta:generator>LibreOffice/3.5$Linux_x86 LibreOffice_project/350m1$Build-2</meta:generator>
    <dc:creator>Shane </dc:creator>
    <meta:document-statistic meta:table-count="0" meta:image-count="0" meta:object-count="0" meta:page-count="57" meta:paragraph-count="1475" meta:word-count="5903" meta:character-count="52711" meta:non-whitespace-character-count="38320"/>
  </office:meta>
</office:document-meta>
</file>